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461cm"/>
    </style:style>
    <style:style style:name="co9" style:family="table-column">
      <style:table-column-properties fo:break-before="auto" style:column-width="3.593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239cm"/>
    </style:style>
    <style:style style:name="co12" style:family="table-column">
      <style:table-column-properties fo:break-before="auto" style:column-width="4.456cm"/>
    </style:style>
    <style:style style:name="co13" style:family="table-column">
      <style:table-column-properties fo:break-before="auto" style:column-width="5.59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0.88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1.166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15" table:visibility="collapse" table:default-cell-style-name="Default"/>
        <table:table-column table:style-name="co4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18916292">
            <text:p>18916292</text:p>
          </table:table-cell>
          <table:table-cell office:value-type="float" office:value="179619216">
            <text:p>179619216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73030397805">
            <text:p>6730303978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 VÜ - 1</text:p>
          </table:table-cell>
          <table:table-cell office:value-type="string">
            <text:p>VÜ - 1</text:p>
          </table:table-cell>
          <table:table-cell office:value-type="string">
            <text:p><text:s/>üh Lühitoimelist insulini</text:p>
          </table:table-cell>
          <table:table-cell office:value-type="string">
            <text:p>VÜ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809695">
            <text:p>22809695</text:p>
          </table:table-cell>
          <table:table-cell office:value-type="float" office:value="163512425">
            <text:p>163512425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19066532904">
            <text:p>190665329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KMI langenud 1.2 ühiku võrra , vööümbermõõt - 2 cm</text:p>
          </table:table-cell>
          <table:table-cell office:value-type="string">
            <text:p>vööümbermõõt - 2 cm</text:p>
          </table:table-cell>
          <table:table-cell/>
          <table:table-cell office:value-type="string">
            <text:p>vööümbermõõ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16434">
            <text:p>2316434</text:p>
          </table:table-cell>
          <table:table-cell office:value-type="float" office:value="85180421">
            <text:p>85180421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75235170688">
            <text:p>752351706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natukene langenud ( -0,5 kg ) , vööümbermõõt - 2 cm</text:p>
          </table:table-cell>
          <table:table-cell office:value-type="string">
            <text:p>vööümbermõõt - 2 cm</text:p>
          </table:table-cell>
          <table:table-cell/>
          <table:table-cell office:value-type="string">
            <text:p>vööümbermõõ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296602">
            <text:p>23296602</text:p>
          </table:table-cell>
          <table:table-cell office:value-type="float" office:value="178175241">
            <text:p>178175241</text:p>
          </table:table-cell>
          <table:table-cell office:value-type="string">
            <text:p>2013-05-18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48086230919">
            <text:p>480862309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KMI langenud 1,2 ühiku võrra , vööümbermõõt -3 cm</text:p>
          </table:table-cell>
          <table:table-cell office:value-type="string">
            <text:p>vööümbermõõt -3 cm</text:p>
          </table:table-cell>
          <table:table-cell/>
          <table:table-cell office:value-type="string">
            <text:p>vööümbermõõt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832720">
            <text:p>3832720</text:p>
          </table:table-cell>
          <table:table-cell office:value-type="float" office:value="151526480">
            <text:p>151526480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890481907">
            <text:p>798904819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Tänaseks - 4kg ja VÜM - 3 cm</text:p>
          </table:table-cell>
          <table:table-cell office:value-type="string">
            <text:p>VÜM - 3 cm</text:p>
          </table:table-cell>
          <table:table-cell/>
          <table:table-cell office:value-type="string">
            <text:p>VÜ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471377">
            <text:p>5471377</text:p>
          </table:table-cell>
          <table:table-cell office:value-type="float" office:value="82027106">
            <text:p>82027106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office:value-type="string">
            <text:p>2012-01-23</text:p>
          </table:table-cell>
          <table:table-cell office:value-type="float" office:value="19243528050">
            <text:p>1924352805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KMI langenud 0,3 ühiku võrra , vööümbermõõt - 5 cm</text:p>
          </table:table-cell>
          <table:table-cell office:value-type="string">
            <text:p>vööümbermõõt - 5 cm</text:p>
          </table:table-cell>
          <table:table-cell office:value-type="string">
            <text:p><text:s/>Toidupäevik ei ole täidetud</text:p>
          </table:table-cell>
          <table:table-cell office:value-type="string">
            <text:p>vööümbermõõt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8058382">
            <text:p>18058382</text:p>
          </table:table-cell>
          <table:table-cell office:value-type="float" office:value="196876688">
            <text:p>196876688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11204">
            <text:p>6730305112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! Ilmselt metaboolne sündroom ( VÜ 05.2011</text:p>
          </table:table-cell>
          <table:table-cell office:value-type="string">
            <text:p>VÜ 05.2011</text:p>
          </table:table-cell>
          <table:table-cell office:value-type="string">
            <text:p><text:s/>- 106 cm )</text:p>
          </table:table-cell>
          <table:table-cell office:value-type="string">
            <text:p>VÜ</text:p>
          </table:table-cell>
          <table:table-cell office:value-type="float" office:value="5.2011">
            <text:p>5,20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608928">
            <text:p>21608928</text:p>
          </table:table-cell>
          <table:table-cell office:value-type="float" office:value="211210142">
            <text:p>211210142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082490063">
            <text:p>810824900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ti ja positiivse dünaamikaga ( vööümbermõõt -6cm</text:p>
          </table:table-cell>
          <table:table-cell office:value-type="string">
            <text:p>vööümbermõõt -6cm</text:p>
          </table:table-cell>
          <table:table-cell office:value-type="string">
            <text:p><text:s/>)</text:p>
          </table:table-cell>
          <table:table-cell office:value-type="string">
            <text:p>vööümbermõõt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175966">
            <text:p>5175966</text:p>
          </table:table-cell>
          <table:table-cell office:value-type="float" office:value="131642686">
            <text:p>131642686</text:p>
          </table:table-cell>
          <table:table-cell office:value-type="string">
            <text:p>2012-07-24</text:p>
          </table:table-cell>
          <table:table-cell office:value-type="string">
            <text:p>A</text:p>
          </table:table-cell>
          <table:table-cell office:value-type="string">
            <text:p>2012-07-23</text:p>
          </table:table-cell>
          <table:table-cell office:value-type="float" office:value="55827168018">
            <text:p>558271680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cm , õlavarre ümbermõõt 18,5 ja vööümbermõõt 54cm</text:p>
          </table:table-cell>
          <table:table-cell office:value-type="string">
            <text:p>vööümbermõõt 54cm</text:p>
          </table:table-cell>
          <table:table-cell/>
          <table:table-cell office:value-type="string">
            <text:p>vööümbermõõt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5981">
            <text:p>5605981</text:p>
          </table:table-cell>
          <table:table-cell office:value-type="float" office:value="83360234">
            <text:p>83360234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46360998622">
            <text:p>4636099862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55 cm</text:p>
          </table:table-cell>
          <table:table-cell office:value-type="string">
            <text:p><text:s/>( prots ) , peaümbermõõt 48 cm </text:p>
          </table:table-cell>
          <table:table-cell office:value-type="string">
            <text:p>vööümbermõõt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25176">
            <text:p>10125176</text:p>
          </table:table-cell>
          <table:table-cell office:value-type="float" office:value="160179476">
            <text:p>160179476</text:p>
          </table:table-cell>
          <table:table-cell office:value-type="string">
            <text:p>2013-01-28</text:p>
          </table:table-cell>
          <table:table-cell office:value-type="string">
            <text:p>S</text:p>
          </table:table-cell>
          <table:table-cell office:value-type="string">
            <text:p>2012-05-11</text:p>
          </table:table-cell>
          <table:table-cell office:value-type="float" office:value="75602867268">
            <text:p>7560286726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/65 , fr 60 , toonid tugevad , vü 60cm</text:p>
          </table:table-cell>
          <table:table-cell office:value-type="string">
            <text:p>vü 60cm</text:p>
          </table:table-cell>
          <table:table-cell office:value-type="string">
            <text:p><text:s/>, vasaku põia sisepinnal 4x3cm </text:p>
          </table:table-cell>
          <table:table-cell office:value-type="string">
            <text:p>vü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82333">
            <text:p>5682333</text:p>
          </table:table-cell>
          <table:table-cell office:value-type="float" office:value="137744348">
            <text:p>137744348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75359519507">
            <text:p>7535951950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61 cm</text:p>
          </table:table-cell>
          <table:table-cell/>
          <table:table-cell office:value-type="string">
            <text:p>Vööümbermõõt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4058">
            <text:p>5784058</text:p>
          </table:table-cell>
          <table:table-cell office:value-type="float" office:value="139341153">
            <text:p>139341153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7-31</text:p>
          </table:table-cell>
          <table:table-cell office:value-type="float" office:value="63706784287">
            <text:p>6370678428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66 cm</text:p>
          </table:table-cell>
          <table:table-cell office:value-type="string">
            <text:p><text:s/>( 75-90 . prots )</text:p>
          </table:table-cell>
          <table:table-cell office:value-type="string">
            <text:p>vööümbermõõt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5657">
            <text:p>2435657</text:p>
          </table:table-cell>
          <table:table-cell office:value-type="float" office:value="139591418">
            <text:p>139591418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182470036">
            <text:p>321824700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e , kaal 57,6 kg , pikkus 171 , vööümbermõõt 68cm</text:p>
          </table:table-cell>
          <table:table-cell office:value-type="string">
            <text:p>vööümbermõõt 68cm</text:p>
          </table:table-cell>
          <table:table-cell office:value-type="float" office:value="0">
            <text:p>0</text:p>
          </table:table-cell>
          <table:table-cell office:value-type="string">
            <text:p>vööümbermõõt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67682">
            <text:p>18967682</text:p>
          </table:table-cell>
          <table:table-cell office:value-type="float" office:value="170620727">
            <text:p>170620727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7521">
            <text:p>6730303975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: kaal 54 kg , pikkus 151 cm , vööümbermõõt 69 cm</text:p>
          </table:table-cell>
          <table:table-cell office:value-type="string">
            <text:p>vööümbermõõt 69 cm</text:p>
          </table:table-cell>
          <table:table-cell office:value-type="string">
            <text:p><text:s/>, KMI 23,7 .</text:p>
          </table:table-cell>
          <table:table-cell office:value-type="string">
            <text:p>vööümbermõõt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8038">
            <text:p>5508038</text:p>
          </table:table-cell>
          <table:table-cell office:value-type="float" office:value="82530395">
            <text:p>82530395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60109972659">
            <text:p>6010997265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69 cm</text:p>
          </table:table-cell>
          <table:table-cell office:value-type="string">
            <text:p><text:s/>( 50-75 prots )</text:p>
          </table:table-cell>
          <table:table-cell office:value-type="string">
            <text:p>vööümbermõõt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57441">
            <text:p>5557441</text:p>
          </table:table-cell>
          <table:table-cell office:value-type="float" office:value="79321211">
            <text:p>79321211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2-19</text:p>
          </table:table-cell>
          <table:table-cell office:value-type="float" office:value="78244885946">
            <text:p>7824488594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69</text:p>
          </table:table-cell>
          <table:table-cell office:value-type="string">
            <text:p><text:s/>( üle 90 . prots )</text:p>
          </table:table-cell>
          <table:table-cell office:value-type="string">
            <text:p>vööümbermõõt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7982">
            <text:p>5487982</text:p>
          </table:table-cell>
          <table:table-cell office:value-type="float" office:value="82106525">
            <text:p>82106525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26</text:p>
          </table:table-cell>
          <table:table-cell office:value-type="float" office:value="11018940407">
            <text:p>1101894040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70 cm</text:p>
          </table:table-cell>
          <table:table-cell office:value-type="string">
            <text:p><text:s/>( 75-90 prots ) ; ELP 183 cm +/</text:p>
          </table:table-cell>
          <table:table-cell office:value-type="string">
            <text:p>vööümbermõõt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24778">
            <text:p>5724778</text:p>
          </table:table-cell>
          <table:table-cell office:value-type="float" office:value="144335970">
            <text:p>144335970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70010244685">
            <text:p>7001024468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70 cm</text:p>
          </table:table-cell>
          <table:table-cell/>
          <table:table-cell office:value-type="string">
            <text:p>Vööümbermõõt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57338">
            <text:p>22257338</text:p>
          </table:table-cell>
          <table:table-cell office:value-type="float" office:value="180100875">
            <text:p>180100875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2-09-06</text:p>
          </table:table-cell>
          <table:table-cell office:value-type="float" office:value="673030382905">
            <text:p>6730303829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02/67 mmHgKMI 19,4FAT 10,9%Vü 70cm</text:p>
          </table:table-cell>
          <table:table-cell office:value-type="string">
            <text:p>Vü 70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53638">
            <text:p>5353638</text:p>
          </table:table-cell>
          <table:table-cell office:value-type="float" office:value="94285899">
            <text:p>94285899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36052790102">
            <text:p>360527901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70 cm</text:p>
          </table:table-cell>
          <table:table-cell/>
          <table:table-cell office:value-type="string">
            <text:p>Vööümbermõõt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27708">
            <text:p>5627708</text:p>
          </table:table-cell>
          <table:table-cell office:value-type="float" office:value="142009689">
            <text:p>142009689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51961491651">
            <text:p>5196149165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71</text:p>
          </table:table-cell>
          <table:table-cell/>
          <table:table-cell office:value-type="string">
            <text:p>VÜ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59215">
            <text:p>5859215</text:p>
          </table:table-cell>
          <table:table-cell office:value-type="float" office:value="143681393">
            <text:p>143681393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99384368871">
            <text:p>9938436887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g/m2 ( cole järgi rasvumine ) , vööümbermõõt 71 cm</text:p>
          </table:table-cell>
          <table:table-cell office:value-type="string">
            <text:p>vööümbermõõt 71 cm</text:p>
          </table:table-cell>
          <table:table-cell office:value-type="string">
            <text:p><text:s/>( &gt; 90prots )</text:p>
          </table:table-cell>
          <table:table-cell office:value-type="string">
            <text:p>vööümbermõõt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34954">
            <text:p>5734954</text:p>
          </table:table-cell>
          <table:table-cell office:value-type="float" office:value="134406188">
            <text:p>134406188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2-06-21</text:p>
          </table:table-cell>
          <table:table-cell office:value-type="float" office:value="53170962940">
            <text:p>5317096294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71 cm</text:p>
          </table:table-cell>
          <table:table-cell office:value-type="string">
            <text:p><text:s/>( &lt;90 prots )</text:p>
          </table:table-cell>
          <table:table-cell office:value-type="string">
            <text:p>vööümbermõõt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9131">
            <text:p>2199131</text:p>
          </table:table-cell>
          <table:table-cell office:value-type="float" office:value="85583171">
            <text:p>85583171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068379205">
            <text:p>260683792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MI 25,16 , vööümbermõõt 72</text:p>
          </table:table-cell>
          <table:table-cell office:value-type="string">
            <text:p>vööümbermõõt 72</text:p>
          </table:table-cell>
          <table:table-cell office:value-type="string">
            <text:p><text:s/>.</text:p>
          </table:table-cell>
          <table:table-cell office:value-type="string">
            <text:p>vööümbermõõt</text:p>
          </table:table-cell>
          <table:table-cell office:value-type="float" office:value="72">
            <text:p>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76577">
            <text:p>23176577</text:p>
          </table:table-cell>
          <table:table-cell office:value-type="float" office:value="202508431">
            <text:p>202508431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673030526808">
            <text:p>6730305268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6pVereproov KMI 19,2Fat 7,3%Vü 73cm</text:p>
          </table:table-cell>
          <table:table-cell office:value-type="string">
            <text:p>Vü 73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30371">
            <text:p>24330371</text:p>
          </table:table-cell>
          <table:table-cell office:value-type="float" office:value="204158368">
            <text:p>204158368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72395593503">
            <text:p>723955935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69,7 kg , KMI 20,4 , RP 9,8 % , VÜ 73 cm</text:p>
          </table:table-cell>
          <table:table-cell office:value-type="string">
            <text:p>VÜ 73 cm</text:p>
          </table:table-cell>
          <table:table-cell/>
          <table:table-cell office:value-type="string">
            <text:p>VÜ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07172">
            <text:p>13307172</text:p>
          </table:table-cell>
          <table:table-cell office:value-type="float" office:value="194893133">
            <text:p>194893133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07</text:p>
          </table:table-cell>
          <table:table-cell office:value-type="float" office:value="86303519211">
            <text:p>863035192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39/80 mmHgKMI 19,5Fat 10,6%Vü 74 cm</text:p>
          </table:table-cell>
          <table:table-cell office:value-type="string">
            <text:p>Vü 74 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88775">
            <text:p>21888775</text:p>
          </table:table-cell>
          <table:table-cell office:value-type="float" office:value="196735759">
            <text:p>196735759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673030321609">
            <text:p>6730303216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3 kg , KMI 21,9 , RP 13,2 % , VÜ 74 cm</text:p>
          </table:table-cell>
          <table:table-cell office:value-type="string">
            <text:p>VÜ 74 cm</text:p>
          </table:table-cell>
          <table:table-cell/>
          <table:table-cell office:value-type="string">
            <text:p>VÜ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96973">
            <text:p>21896973</text:p>
          </table:table-cell>
          <table:table-cell office:value-type="float" office:value="198154637">
            <text:p>198154637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673030474780">
            <text:p>6730304747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6 kg , KMI 20,8 , RP 11,4 % , VÜ 75 cm</text:p>
          </table:table-cell>
          <table:table-cell office:value-type="string">
            <text:p>VÜ 75 cm</text:p>
          </table:table-cell>
          <table:table-cell/>
          <table:table-cell office:value-type="string">
            <text:p>VÜ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28187">
            <text:p>17528187</text:p>
          </table:table-cell>
          <table:table-cell office:value-type="float" office:value="186353772">
            <text:p>186353772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3030565303">
            <text:p>6730305653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aal 60,2 , pikkus 160cm , vööüm 75cm</text:p>
          </table:table-cell>
          <table:table-cell office:value-type="string">
            <text:p>vööüm 75cm</text:p>
          </table:table-cell>
          <table:table-cell office:value-type="string">
            <text:p><text:s/>, KMI 23,5 , RR 150/65 mmHg</text:p>
          </table:table-cell>
          <table:table-cell office:value-type="string">
            <text:p>vööüm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33345">
            <text:p>5733345</text:p>
          </table:table-cell>
          <table:table-cell office:value-type="float" office:value="148215969">
            <text:p>148215969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1-15</text:p>
          </table:table-cell>
          <table:table-cell office:value-type="float" office:value="89233972077">
            <text:p>8923397207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75 cm</text:p>
          </table:table-cell>
          <table:table-cell/>
          <table:table-cell office:value-type="string">
            <text:p>vü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78012">
            <text:p>5578012</text:p>
          </table:table-cell>
          <table:table-cell office:value-type="float" office:value="79291683">
            <text:p>79291683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2-19</text:p>
          </table:table-cell>
          <table:table-cell office:value-type="float" office:value="16445391128">
            <text:p>1644539112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76cm</text:p>
          </table:table-cell>
          <table:table-cell office:value-type="string">
            <text:p><text:s/>( &gt; 90 prots ) , eeldatav lõpli</text:p>
          </table:table-cell>
          <table:table-cell office:value-type="string">
            <text:p>vööümbermõõt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98347">
            <text:p>5798347</text:p>
          </table:table-cell>
          <table:table-cell office:value-type="float" office:value="143677481">
            <text:p>143677481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26</text:p>
          </table:table-cell>
          <table:table-cell office:value-type="float" office:value="85094965641">
            <text:p>8509496564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76 cm</text:p>
          </table:table-cell>
          <table:table-cell office:value-type="string">
            <text:p><text:s/>( 75-90 . prots ) Eeldatav lõpl</text:p>
          </table:table-cell>
          <table:table-cell office:value-type="string">
            <text:p>vööümbermõõt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92076">
            <text:p>12392076</text:p>
          </table:table-cell>
          <table:table-cell office:value-type="float" office:value="205041924">
            <text:p>205041924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30456740">
            <text:p>6730304567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,2 kg , KMI 21,9 , RP 11,6 % , VÜ 76 cm</text:p>
          </table:table-cell>
          <table:table-cell office:value-type="string">
            <text:p>VÜ 76 cm</text:p>
          </table:table-cell>
          <table:table-cell/>
          <table:table-cell office:value-type="string">
            <text:p>VÜ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4017">
            <text:p>5804017</text:p>
          </table:table-cell>
          <table:table-cell office:value-type="float" office:value="143680173">
            <text:p>143680173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35923533738">
            <text:p>3592353373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77 cm</text:p>
          </table:table-cell>
          <table:table-cell office:value-type="string">
            <text:p><text:s/>( 90 prots )</text:p>
          </table:table-cell>
          <table:table-cell office:value-type="string">
            <text:p>vööümbermõõt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50893">
            <text:p>14250893</text:p>
          </table:table-cell>
          <table:table-cell office:value-type="float" office:value="172762508">
            <text:p>172762508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90567940484">
            <text:p>905679404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p Vereproov KMI 19,9Fat 9,7%Vü 77cm</text:p>
          </table:table-cell>
          <table:table-cell office:value-type="string">
            <text:p>Vü 77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92385">
            <text:p>24192385</text:p>
          </table:table-cell>
          <table:table-cell office:value-type="float" office:value="172762508">
            <text:p>172762508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90567940484">
            <text:p>905679404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p Vereproov KMI 19,9Fat 9,7%Vü 77cm</text:p>
          </table:table-cell>
          <table:table-cell office:value-type="string">
            <text:p>Vü 77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94311">
            <text:p>5894311</text:p>
          </table:table-cell>
          <table:table-cell office:value-type="float" office:value="142958222">
            <text:p>142958222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62868472335">
            <text:p>6286847233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77cm</text:p>
          </table:table-cell>
          <table:table-cell/>
          <table:table-cell office:value-type="string">
            <text:p>VÜ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98802">
            <text:p>14198802</text:p>
          </table:table-cell>
          <table:table-cell office:value-type="float" office:value="183202235">
            <text:p>18320223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73030356825">
            <text:p>6730303568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4 kg , KMI 21,4 , RP 12,7 % , VÜ 78 cm</text:p>
          </table:table-cell>
          <table:table-cell office:value-type="string">
            <text:p>VÜ 78 cm</text:p>
          </table:table-cell>
          <table:table-cell/>
          <table:table-cell office:value-type="string">
            <text:p>VÜ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49367">
            <text:p>20049367</text:p>
          </table:table-cell>
          <table:table-cell office:value-type="float" office:value="216193825">
            <text:p>216193825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88029731329">
            <text:p>880297313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Obj : kaal72,3kg , kasv 174cm , vööümbermõõt 78cm</text:p>
          </table:table-cell>
          <table:table-cell office:value-type="string">
            <text:p>vööümbermõõt 78cm</text:p>
          </table:table-cell>
          <table:table-cell/>
          <table:table-cell office:value-type="string">
            <text:p>vööümbermõõt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53648">
            <text:p>11153648</text:p>
          </table:table-cell>
          <table:table-cell office:value-type="float" office:value="217049123">
            <text:p>21704912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1-26</text:p>
          </table:table-cell>
          <table:table-cell office:value-type="float" office:value="673030490413">
            <text:p>6730304904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l : 61,0 kgKMI - 18,8fat % - 8,0Vü - 78 cm</text:p>
          </table:table-cell>
          <table:table-cell office:value-type="string">
            <text:p>Vü - 78 cm</text:p>
          </table:table-cell>
          <table:table-cell office:value-type="string">
            <text:p>RR 125/75 mmHg ; pulss 70x min</text:p>
          </table:table-cell>
          <table:table-cell office:value-type="string">
            <text:p>Vü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24353">
            <text:p>21824353</text:p>
          </table:table-cell>
          <table:table-cell office:value-type="float" office:value="217049123">
            <text:p>21704912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1-26</text:p>
          </table:table-cell>
          <table:table-cell office:value-type="float" office:value="673030490413">
            <text:p>6730304904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l : 61,0 kgKMI - 18,8fat % - 8,0Vü - 78 cm</text:p>
          </table:table-cell>
          <table:table-cell office:value-type="string">
            <text:p>Vü - 78 cm</text:p>
          </table:table-cell>
          <table:table-cell office:value-type="string">
            <text:p>RR 125/75 mmHg ; pulss 70x min</text:p>
          </table:table-cell>
          <table:table-cell office:value-type="string">
            <text:p>Vü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4264">
            <text:p>5484264</text:p>
          </table:table-cell>
          <table:table-cell office:value-type="float" office:value="84504427">
            <text:p>84504427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69887791462">
            <text:p>6988779146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78 cm</text:p>
          </table:table-cell>
          <table:table-cell/>
          <table:table-cell office:value-type="string">
            <text:p>VÜM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33982">
            <text:p>11433982</text:p>
          </table:table-cell>
          <table:table-cell office:value-type="float" office:value="172402602">
            <text:p>172402602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673030349268">
            <text:p>6730303492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4,8 , RP 11,6 % ( athletic ) , VÜ 78,5 cm</text:p>
          </table:table-cell>
          <table:table-cell office:value-type="string">
            <text:p>VÜ 78,5 cm</text:p>
          </table:table-cell>
          <table:table-cell/>
          <table:table-cell office:value-type="string">
            <text:p>VÜ</text:p>
          </table:table-cell>
          <table:table-cell office:value-type="float" office:value="78.5">
            <text:p>78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38160">
            <text:p>22038160</text:p>
          </table:table-cell>
          <table:table-cell office:value-type="float" office:value="172402602">
            <text:p>172402602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673030349268">
            <text:p>6730303492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4,8 , RP 11,6 % ( athletic ) , VÜ 78,5 cm</text:p>
          </table:table-cell>
          <table:table-cell office:value-type="string">
            <text:p>VÜ 78,5 cm</text:p>
          </table:table-cell>
          <table:table-cell/>
          <table:table-cell office:value-type="string">
            <text:p>VÜ</text:p>
          </table:table-cell>
          <table:table-cell office:value-type="float" office:value="78.5">
            <text:p>78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47304">
            <text:p>21447304</text:p>
          </table:table-cell>
          <table:table-cell office:value-type="float" office:value="195698280">
            <text:p>195698280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673030550714">
            <text:p>6730305507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0 kg , KMI 20,5 , RP 10,0 % , VÜ 79 cm</text:p>
          </table:table-cell>
          <table:table-cell office:value-type="string">
            <text:p>VÜ 79 cm</text:p>
          </table:table-cell>
          <table:table-cell/>
          <table:table-cell office:value-type="string">
            <text:p>VÜ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4120">
            <text:p>1904120</text:p>
          </table:table-cell>
          <table:table-cell office:value-type="float" office:value="124523781">
            <text:p>124523781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6-05</text:p>
          </table:table-cell>
          <table:table-cell office:value-type="float" office:value="30357124753">
            <text:p>303571247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Ei suitseta Vööümbermõõt 79</text:p>
          </table:table-cell>
          <table:table-cell office:value-type="string">
            <text:p>Vööümbermõõt 79</text:p>
          </table:table-cell>
          <table:table-cell office:value-type="string">
            <text:p><text:s/>, KMI 27,1 .</text:p>
          </table:table-cell>
          <table:table-cell office:value-type="string">
            <text:p>Vööümbermõõt</text:p>
          </table:table-cell>
          <table:table-cell office:value-type="float" office:value="79">
            <text:p>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56655">
            <text:p>5856655</text:p>
          </table:table-cell>
          <table:table-cell office:value-type="float" office:value="131791342">
            <text:p>131791342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2-07-18</text:p>
          </table:table-cell>
          <table:table-cell office:value-type="float" office:value="85828287402">
            <text:p>858282874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79</text:p>
          </table:table-cell>
          <table:table-cell/>
          <table:table-cell office:value-type="string">
            <text:p>VÜ</text:p>
          </table:table-cell>
          <table:table-cell office:value-type="float" office:value="79">
            <text:p>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91556">
            <text:p>12691556</text:p>
          </table:table-cell>
          <table:table-cell office:value-type="float" office:value="162537294">
            <text:p>162537294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673030450951">
            <text:p>6730304509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7 kg , KMI 19,4 , RP 10,3 % , VÜ 79 cm</text:p>
          </table:table-cell>
          <table:table-cell office:value-type="string">
            <text:p>VÜ 79 cm</text:p>
          </table:table-cell>
          <table:table-cell/>
          <table:table-cell office:value-type="string">
            <text:p>VÜ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40276">
            <text:p>23640276</text:p>
          </table:table-cell>
          <table:table-cell office:value-type="float" office:value="206183117">
            <text:p>20618311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673030338923">
            <text:p>6730303389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26/74 mmHgKMI 21,9Fat 14,0%Vü 79cm</text:p>
          </table:table-cell>
          <table:table-cell office:value-type="string">
            <text:p>Vü 79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36346">
            <text:p>13036346</text:p>
          </table:table-cell>
          <table:table-cell office:value-type="float" office:value="176481632">
            <text:p>176481632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73030478160">
            <text:p>6730304781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3 kg , KMI 20,6 , RP 11,6 % , VÜ 79 cm</text:p>
          </table:table-cell>
          <table:table-cell office:value-type="string">
            <text:p>VÜ 79 cm</text:p>
          </table:table-cell>
          <table:table-cell/>
          <table:table-cell office:value-type="string">
            <text:p>VÜ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47391">
            <text:p>14147391</text:p>
          </table:table-cell>
          <table:table-cell office:value-type="float" office:value="195787146">
            <text:p>195787146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3034729931">
            <text:p>6730347299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1 kg , KMI 23,2 , RP 15,7 % , VÜ 80 cm</text:p>
          </table:table-cell>
          <table:table-cell office:value-type="string">
            <text:p>VÜ 80 cm</text:p>
          </table:table-cell>
          <table:table-cell/>
          <table:table-cell office:value-type="string">
            <text:p>VÜ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98234">
            <text:p>20298234</text:p>
          </table:table-cell>
          <table:table-cell office:value-type="float" office:value="172414561">
            <text:p>172414561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2-03-01</text:p>
          </table:table-cell>
          <table:table-cell office:value-type="float" office:value="31908341772">
            <text:p>319083417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28 VÜ-80</text:p>
          </table:table-cell>
          <table:table-cell office:value-type="string">
            <text:p>VÜ-80</text:p>
          </table:table-cell>
          <table:table-cell office:value-type="string">
            <text:p><text:s/>V/R-140/90 Kolesterool -5,19 Ve</text:p>
          </table:table-cell>
          <table:table-cell office:value-type="string">
            <text:p>VÜ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6764">
            <text:p>5826764</text:p>
          </table:table-cell>
          <table:table-cell office:value-type="float" office:value="137966099">
            <text:p>137966099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72243613669">
            <text:p>7224361366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80 cm</text:p>
          </table:table-cell>
          <table:table-cell/>
          <table:table-cell office:value-type="string">
            <text:p>Vööümbermõõt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10128">
            <text:p>24510128</text:p>
          </table:table-cell>
          <table:table-cell office:value-type="float" office:value="183868496">
            <text:p>183868496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673030492659">
            <text:p>6730304926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3 kg , KMI 26,1 , RP 18,2 % , VÜ 80 cm</text:p>
          </table:table-cell>
          <table:table-cell office:value-type="string">
            <text:p>VÜ 80 cm</text:p>
          </table:table-cell>
          <table:table-cell/>
          <table:table-cell office:value-type="string">
            <text:p>VÜ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30455">
            <text:p>22630455</text:p>
          </table:table-cell>
          <table:table-cell office:value-type="float" office:value="167439421">
            <text:p>167439421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30423822">
            <text:p>6730304238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; rasva 14,3 % , rasva 9,2kg , vü 80,5cm</text:p>
          </table:table-cell>
          <table:table-cell office:value-type="string">
            <text:p>vü 80,5cm</text:p>
          </table:table-cell>
          <table:table-cell/>
          <table:table-cell office:value-type="string">
            <text:p>vü</text:p>
          </table:table-cell>
          <table:table-cell office:value-type="float" office:value="80.5">
            <text:p>80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9033">
            <text:p>1949033</text:p>
          </table:table-cell>
          <table:table-cell office:value-type="float" office:value="123357494">
            <text:p>123357494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804618164">
            <text:p>418046181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MI 30,4 , vööümbermõõt 81</text:p>
          </table:table-cell>
          <table:table-cell office:value-type="string">
            <text:p>vööümbermõõt 81</text:p>
          </table:table-cell>
          <table:table-cell office:value-type="string">
            <text:p><text:s/>.</text:p>
          </table:table-cell>
          <table:table-cell office:value-type="string">
            <text:p>vööümbermõõt</text:p>
          </table:table-cell>
          <table:table-cell office:value-type="float" office:value="81">
            <text:p>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59010">
            <text:p>21759010</text:p>
          </table:table-cell>
          <table:table-cell office:value-type="float" office:value="164882811">
            <text:p>164882811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673030443880">
            <text:p>6730304438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5 kg , KMI 23,0 , RP 14,2 % , VÜ 81 cm</text:p>
          </table:table-cell>
          <table:table-cell office:value-type="string">
            <text:p>VÜ 81 cm</text:p>
          </table:table-cell>
          <table:table-cell/>
          <table:table-cell office:value-type="string">
            <text:p>VÜ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80148">
            <text:p>24380148</text:p>
          </table:table-cell>
          <table:table-cell office:value-type="float" office:value="210844015">
            <text:p>210844015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673030429658">
            <text:p>6730304296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 ; rasva 9,7 % , rasva 6,6kg , vü 81cm</text:p>
          </table:table-cell>
          <table:table-cell office:value-type="string">
            <text:p>vü 81cm</text:p>
          </table:table-cell>
          <table:table-cell office:value-type="string">
            <text:p><text:s/>Nõustatud kaalu ja dieedi osas</text:p>
          </table:table-cell>
          <table:table-cell office:value-type="string">
            <text:p>vü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68207">
            <text:p>24668207</text:p>
          </table:table-cell>
          <table:table-cell office:value-type="float" office:value="160467873">
            <text:p>160467873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62542670587">
            <text:p>625426705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-4p Vereproov KMI 22,6FAT 12,9%Vü 81cm</text:p>
          </table:table-cell>
          <table:table-cell office:value-type="string">
            <text:p>Vü 81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91266">
            <text:p>22591266</text:p>
          </table:table-cell>
          <table:table-cell office:value-type="float" office:value="192055852">
            <text:p>192055852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673030521756">
            <text:p>6730305217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7 kg , KMI 20,5 , RP 12,8 % , VÜ 81 cm</text:p>
          </table:table-cell>
          <table:table-cell office:value-type="string">
            <text:p>VÜ 81 cm</text:p>
          </table:table-cell>
          <table:table-cell/>
          <table:table-cell office:value-type="string">
            <text:p>VÜ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36154">
            <text:p>21536154</text:p>
          </table:table-cell>
          <table:table-cell office:value-type="float" office:value="193713479">
            <text:p>193713479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2013-08-12</text:p>
          </table:table-cell>
          <table:table-cell office:value-type="float" office:value="673030379484">
            <text:p>6730303794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,7 kg , KMI 21,6 , RP 12,4 % , VÜ 81 cm</text:p>
          </table:table-cell>
          <table:table-cell office:value-type="string">
            <text:p>VÜ 81 cm</text:p>
          </table:table-cell>
          <table:table-cell/>
          <table:table-cell office:value-type="string">
            <text:p>VÜ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91362">
            <text:p>20091362</text:p>
          </table:table-cell>
          <table:table-cell office:value-type="float" office:value="174168056">
            <text:p>174168056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216145004">
            <text:p>542161450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L=4,21 mmol/L , VS=5,2 mmol/L , VÜ=81,5cm</text:p>
          </table:table-cell>
          <table:table-cell office:value-type="string">
            <text:p>VÜ=81,5cm</text:p>
          </table:table-cell>
          <table:table-cell office:value-type="string">
            <text:p><text:s/>; teostatud ka EKG 16 aprill 20</text:p>
          </table:table-cell>
          <table:table-cell office:value-type="string">
            <text:p>VÜ</text:p>
          </table:table-cell>
          <table:table-cell office:value-type="float" office:value="81.5">
            <text:p>81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47756">
            <text:p>23047756</text:p>
          </table:table-cell>
          <table:table-cell office:value-type="float" office:value="210646491">
            <text:p>210646491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34470092692">
            <text:p>344700926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4 kg , KMI 22,4 , RP 15,4 % , VÜ 82 cm</text:p>
          </table:table-cell>
          <table:table-cell office:value-type="string">
            <text:p>VÜ 82 cm</text:p>
          </table:table-cell>
          <table:table-cell/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00457">
            <text:p>13100457</text:p>
          </table:table-cell>
          <table:table-cell office:value-type="float" office:value="183625327">
            <text:p>183625327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98739949131">
            <text:p>987399491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9 kg , KMI 23,3 , RP 14,7 % , VÜ 82 cm</text:p>
          </table:table-cell>
          <table:table-cell office:value-type="string">
            <text:p>VÜ 82 cm</text:p>
          </table:table-cell>
          <table:table-cell/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1614">
            <text:p>5871614</text:p>
          </table:table-cell>
          <table:table-cell office:value-type="float" office:value="140748632">
            <text:p>140748632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78254289045">
            <text:p>7825428904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82 cm</text:p>
          </table:table-cell>
          <table:table-cell/>
          <table:table-cell office:value-type="string">
            <text:p>VÜM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03883">
            <text:p>12703883</text:p>
          </table:table-cell>
          <table:table-cell office:value-type="float" office:value="177145361">
            <text:p>177145361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673030461067">
            <text:p>6730304610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6,9 kg , KMI 22,5 , RP 12,3 % , VÜ 82 cm</text:p>
          </table:table-cell>
          <table:table-cell office:value-type="string">
            <text:p>VÜ 82 cm</text:p>
          </table:table-cell>
          <table:table-cell/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15186">
            <text:p>22515186</text:p>
          </table:table-cell>
          <table:table-cell office:value-type="float" office:value="210648078">
            <text:p>210648078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436454">
            <text:p>6730304364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2 kg , RP 16,2 % , KMI 23,8 , VÜ 82 cm</text:p>
          </table:table-cell>
          <table:table-cell office:value-type="string">
            <text:p>VÜ 82 cm</text:p>
          </table:table-cell>
          <table:table-cell/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88552">
            <text:p>11788552</text:p>
          </table:table-cell>
          <table:table-cell office:value-type="float" office:value="205946321">
            <text:p>205946321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673041122132">
            <text:p>6730411221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0 kg , KMI 22,2 , RP 15,1 % , VÜ 82 cm</text:p>
          </table:table-cell>
          <table:table-cell office:value-type="string">
            <text:p>VÜ 82 cm</text:p>
          </table:table-cell>
          <table:table-cell/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53294">
            <text:p>21953294</text:p>
          </table:table-cell>
          <table:table-cell office:value-type="float" office:value="171033268">
            <text:p>171033268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64832756135">
            <text:p>648327561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etud vereproov KMI 24,5Fat 20,5%Vü 82cm</text:p>
          </table:table-cell>
          <table:table-cell office:value-type="string">
            <text:p>Vü 82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97087">
            <text:p>24497087</text:p>
          </table:table-cell>
          <table:table-cell office:value-type="float" office:value="173847217">
            <text:p>173847217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60156341410">
            <text:p>601563414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1 kg , KMI 23,1 , RP 13,7 % , VÜ 82 cm</text:p>
          </table:table-cell>
          <table:table-cell office:value-type="string">
            <text:p>VÜ 82 cm</text:p>
          </table:table-cell>
          <table:table-cell/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89813">
            <text:p>22389813</text:p>
          </table:table-cell>
          <table:table-cell office:value-type="float" office:value="214664417">
            <text:p>214664417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673030483147">
            <text:p>6730304831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p KMI 22,1Fat 13,7%Vü 82cm</text:p>
          </table:table-cell>
          <table:table-cell office:value-type="string">
            <text:p>Vü 82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67696">
            <text:p>5567696</text:p>
          </table:table-cell>
          <table:table-cell office:value-type="float" office:value="89371956">
            <text:p>89371956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99551530443">
            <text:p>9955153044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82 cm</text:p>
          </table:table-cell>
          <table:table-cell/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33136">
            <text:p>23633136</text:p>
          </table:table-cell>
          <table:table-cell office:value-type="float" office:value="173364228">
            <text:p>173364228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98739949131">
            <text:p>987399491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9 kg , KMI 23,3 , RP 14,7 % , VÜ 82 cm</text:p>
          </table:table-cell>
          <table:table-cell office:value-type="string">
            <text:p>VÜ 82 cm</text:p>
          </table:table-cell>
          <table:table-cell/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45172">
            <text:p>24145172</text:p>
          </table:table-cell>
          <table:table-cell office:value-type="float" office:value="182151781">
            <text:p>182151781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46608272">
            <text:p>6730466082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d RR 134/68 mmHgKMI 24,4Fat 9,3%Vü 82 cm</text:p>
          </table:table-cell>
          <table:table-cell office:value-type="string">
            <text:p>Vü 82 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85391">
            <text:p>14285391</text:p>
          </table:table-cell>
          <table:table-cell office:value-type="float" office:value="181024303">
            <text:p>181024303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30</text:p>
          </table:table-cell>
          <table:table-cell office:value-type="float" office:value="673030336775">
            <text:p>6730303367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7 kg , KMI 25,3 , RP 15,8 % , VÜ 82 cm</text:p>
          </table:table-cell>
          <table:table-cell office:value-type="string">
            <text:p>VÜ 82 cm</text:p>
          </table:table-cell>
          <table:table-cell/>
          <table:table-cell office:value-type="string">
            <text:p>VÜ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82999">
            <text:p>11182999</text:p>
          </table:table-cell>
          <table:table-cell office:value-type="float" office:value="175083418">
            <text:p>175083418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673030380506">
            <text:p>6730303805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aebusi ei ole KMI 22,6Fat 14,1%Vü 83cm</text:p>
          </table:table-cell>
          <table:table-cell office:value-type="string">
            <text:p>Vü 83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49051">
            <text:p>14449051</text:p>
          </table:table-cell>
          <table:table-cell office:value-type="float" office:value="208744341">
            <text:p>208744341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54427720786">
            <text:p>544277207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edKMI 22,5FAT 13%RR 113/69 mmHGVÜ 83 cm</text:p>
          </table:table-cell>
          <table:table-cell office:value-type="string">
            <text:p>VÜ 83 cm</text:p>
          </table:table-cell>
          <table:table-cell/>
          <table:table-cell office:value-type="string">
            <text:p>VÜ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35131">
            <text:p>10735131</text:p>
          </table:table-cell>
          <table:table-cell office:value-type="float" office:value="162536699">
            <text:p>162536699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673030450884">
            <text:p>6730304508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 RP % 14,7 % , Rmass 11,4 kg , VÜ 83 cm</text:p>
          </table:table-cell>
          <table:table-cell office:value-type="string">
            <text:p>VÜ 83 cm</text:p>
          </table:table-cell>
          <table:table-cell/>
          <table:table-cell office:value-type="string">
            <text:p>VÜ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3390">
            <text:p>2053390</text:p>
          </table:table-cell>
          <table:table-cell office:value-type="float" office:value="85298961">
            <text:p>85298961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472535572">
            <text:p>604725355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etud vereanalüüsid , KMi 26,4 , vööümbermõõt 83</text:p>
          </table:table-cell>
          <table:table-cell office:value-type="string">
            <text:p>vööümbermõõt 83</text:p>
          </table:table-cell>
          <table:table-cell office:value-type="string">
            <text:p><text:s/>.</text:p>
          </table:table-cell>
          <table:table-cell office:value-type="string">
            <text:p>vööümbermõõt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95253">
            <text:p>20495253</text:p>
          </table:table-cell>
          <table:table-cell office:value-type="float" office:value="174168478">
            <text:p>174168478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56346">
            <text:p>6730305563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kg , pikkus 163 cm , KMI=~23 ; VÜ = 83cm</text:p>
          </table:table-cell>
          <table:table-cell office:value-type="string">
            <text:p>VÜ = 83cm</text:p>
          </table:table-cell>
          <table:table-cell/>
          <table:table-cell office:value-type="string">
            <text:p>VÜ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32734">
            <text:p>20232734</text:p>
          </table:table-cell>
          <table:table-cell office:value-type="float" office:value="174167308">
            <text:p>174167308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977362983">
            <text:p>429773629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cm , kaal 73,5kg , KMI = 27,5 ; VÜ 83cm</text:p>
          </table:table-cell>
          <table:table-cell office:value-type="string">
            <text:p>VÜ 83cm</text:p>
          </table:table-cell>
          <table:table-cell/>
          <table:table-cell office:value-type="string">
            <text:p>VÜ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29231">
            <text:p>11329231</text:p>
          </table:table-cell>
          <table:table-cell office:value-type="float" office:value="197189435">
            <text:p>197189435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673047336924">
            <text:p>6730473369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72 kg , KMI 24,3 , RP 16,1 % , VÜ 83 cm</text:p>
          </table:table-cell>
          <table:table-cell office:value-type="string">
            <text:p>VÜ 83 cm</text:p>
          </table:table-cell>
          <table:table-cell/>
          <table:table-cell office:value-type="string">
            <text:p>VÜ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58289">
            <text:p>5558289</text:p>
          </table:table-cell>
          <table:table-cell office:value-type="float" office:value="88117505">
            <text:p>88117505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3-30</text:p>
          </table:table-cell>
          <table:table-cell office:value-type="float" office:value="32211159416">
            <text:p>3221115941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83 cm</text:p>
          </table:table-cell>
          <table:table-cell/>
          <table:table-cell office:value-type="string">
            <text:p>Vööümbermõõt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59557">
            <text:p>24059557</text:p>
          </table:table-cell>
          <table:table-cell office:value-type="float" office:value="199443548">
            <text:p>199443548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673030391242">
            <text:p>6730303912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2 kg , KMI 25,2 , RP 20,8 % , VÜ 83 cm</text:p>
          </table:table-cell>
          <table:table-cell office:value-type="string">
            <text:p>VÜ 83 cm</text:p>
          </table:table-cell>
          <table:table-cell/>
          <table:table-cell office:value-type="string">
            <text:p>VÜ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10077">
            <text:p>23410077</text:p>
          </table:table-cell>
          <table:table-cell office:value-type="float" office:value="212020818">
            <text:p>212020818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27612558083">
            <text:p>276125580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4 kg , RP 17,0 % , KMI 25,4 , VÜ 83 cm</text:p>
          </table:table-cell>
          <table:table-cell office:value-type="string">
            <text:p>VÜ 83 cm</text:p>
          </table:table-cell>
          <table:table-cell/>
          <table:table-cell office:value-type="string">
            <text:p>VÜ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55039">
            <text:p>10955039</text:p>
          </table:table-cell>
          <table:table-cell office:value-type="float" office:value="191497255">
            <text:p>191497255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2013-06-28</text:p>
          </table:table-cell>
          <table:table-cell office:value-type="float" office:value="58092328380">
            <text:p>580923283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,9 kg , KMI 23,3 , RP 16,5 % , VÜ 83 cm</text:p>
          </table:table-cell>
          <table:table-cell office:value-type="string">
            <text:p>VÜ 83 cm</text:p>
          </table:table-cell>
          <table:table-cell/>
          <table:table-cell office:value-type="string">
            <text:p>VÜ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69256">
            <text:p>24369256</text:p>
          </table:table-cell>
          <table:table-cell office:value-type="float" office:value="181465178">
            <text:p>181465178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53809293508">
            <text:p>538092935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2 kg , KMI 22,1 , RP 15,6 % , VÜ 83 cm</text:p>
          </table:table-cell>
          <table:table-cell office:value-type="string">
            <text:p>VÜ 83 cm</text:p>
          </table:table-cell>
          <table:table-cell/>
          <table:table-cell office:value-type="string">
            <text:p>VÜ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56340">
            <text:p>10756340</text:p>
          </table:table-cell>
          <table:table-cell office:value-type="float" office:value="215110645">
            <text:p>215110645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673030417911">
            <text:p>6730304179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9 kg , RP 17,5 % , KMI 23,9 , VÜ 84 cm</text:p>
          </table:table-cell>
          <table:table-cell office:value-type="string">
            <text:p>VÜ 84 cm</text:p>
          </table:table-cell>
          <table:table-cell/>
          <table:table-cell office:value-type="string">
            <text:p>VÜ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92623">
            <text:p>3492623</text:p>
          </table:table-cell>
          <table:table-cell office:value-type="float" office:value="135679209">
            <text:p>135679209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37124122419">
            <text:p>371241224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27 VÜ-84</text:p>
          </table:table-cell>
          <table:table-cell office:value-type="string">
            <text:p>VÜ-84</text:p>
          </table:table-cell>
          <table:table-cell office:value-type="string">
            <text:p><text:s/>V/R -130/70 Kolesterool -&gt; 7,75</text:p>
          </table:table-cell>
          <table:table-cell office:value-type="string">
            <text:p>VÜ</text:p>
          </table:table-cell>
          <table:table-cell office:value-type="float" office:value="84">
            <text:p>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23898">
            <text:p>24423898</text:p>
          </table:table-cell>
          <table:table-cell office:value-type="float" office:value="194181157">
            <text:p>194181157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38045651308">
            <text:p>380456513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äilitusx2 RR 126/89 mmHgKMI 21,9Vü 84 cm</text:p>
          </table:table-cell>
          <table:table-cell office:value-type="string">
            <text:p>Vü 84 cm</text:p>
          </table:table-cell>
          <table:table-cell/>
          <table:table-cell office:value-type="string">
            <text:p>Vü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31282">
            <text:p>22131282</text:p>
          </table:table-cell>
          <table:table-cell office:value-type="float" office:value="210353821">
            <text:p>210353821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673030357467">
            <text:p>6730303574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,7 kg , RP 15,7 % , KMI 24,3 , VÜ 84 cm</text:p>
          </table:table-cell>
          <table:table-cell office:value-type="string">
            <text:p>VÜ 84 cm</text:p>
          </table:table-cell>
          <table:table-cell/>
          <table:table-cell office:value-type="string">
            <text:p>VÜ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36515">
            <text:p>22436515</text:p>
          </table:table-cell>
          <table:table-cell office:value-type="float" office:value="198166472">
            <text:p>198166472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91646083720">
            <text:p>916460837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6,7 kg , KMI 22,9 , RP16,7 % , VÜ 84 cm</text:p>
          </table:table-cell>
          <table:table-cell office:value-type="string">
            <text:p>VÜ 84 cm</text:p>
          </table:table-cell>
          <table:table-cell/>
          <table:table-cell office:value-type="string">
            <text:p>VÜ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31082">
            <text:p>5631082</text:p>
          </table:table-cell>
          <table:table-cell office:value-type="float" office:value="152415641">
            <text:p>152415641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07-25</text:p>
          </table:table-cell>
          <table:table-cell office:value-type="float" office:value="99725557994">
            <text:p>9972555799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84 cm</text:p>
          </table:table-cell>
          <table:table-cell office:value-type="string">
            <text:p><text:s/>( 75-90 . prots )</text:p>
          </table:table-cell>
          <table:table-cell office:value-type="string">
            <text:p>vööümbermõõt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42448">
            <text:p>5342448</text:p>
          </table:table-cell>
          <table:table-cell office:value-type="float" office:value="123211026">
            <text:p>123211026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68367216192">
            <text:p>6836721619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84 cm</text:p>
          </table:table-cell>
          <table:table-cell office:value-type="string">
            <text:p><text:s/>( 75-90 . prots )</text:p>
          </table:table-cell>
          <table:table-cell office:value-type="string">
            <text:p>vööümbermõõt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59150">
            <text:p>20559150</text:p>
          </table:table-cell>
          <table:table-cell office:value-type="float" office:value="190429066">
            <text:p>190429066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099534584">
            <text:p>100995345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84cm</text:p>
          </table:table-cell>
          <table:table-cell/>
          <table:table-cell office:value-type="string">
            <text:p>Vööümbermõõt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03601">
            <text:p>3403601</text:p>
          </table:table-cell>
          <table:table-cell office:value-type="float" office:value="149752797">
            <text:p>149752797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82502413937">
            <text:p>825024139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28 VÜ-84</text:p>
          </table:table-cell>
          <table:table-cell office:value-type="string">
            <text:p>VÜ-84</text:p>
          </table:table-cell>
          <table:table-cell office:value-type="string">
            <text:p><text:s/>V/R -130/80 Kolesterool -7,18 V</text:p>
          </table:table-cell>
          <table:table-cell office:value-type="string">
            <text:p>VÜ</text:p>
          </table:table-cell>
          <table:table-cell office:value-type="float" office:value="84">
            <text:p>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3052">
            <text:p>5753052</text:p>
          </table:table-cell>
          <table:table-cell office:value-type="float" office:value="142911788">
            <text:p>142911788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12736371802">
            <text:p>127363718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84 cm</text:p>
          </table:table-cell>
          <table:table-cell/>
          <table:table-cell office:value-type="string">
            <text:p>VÜM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43852">
            <text:p>11143852</text:p>
          </table:table-cell>
          <table:table-cell office:value-type="float" office:value="191498755">
            <text:p>191498755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70090519609">
            <text:p>700905196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,2 kg , KMI 23,5 , RP 16,2 % , VÜ 85 cm</text:p>
          </table:table-cell>
          <table:table-cell office:value-type="string">
            <text:p>VÜ 85 cm</text:p>
          </table:table-cell>
          <table:table-cell/>
          <table:table-cell office:value-type="string">
            <text:p>VÜ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11777">
            <text:p>23511777</text:p>
          </table:table-cell>
          <table:table-cell office:value-type="float" office:value="188210828">
            <text:p>188210828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0497501">
            <text:p>6730304975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RR 168/103 mmHgKMI 20,7Fat 14,1%Vü 85cm</text:p>
          </table:table-cell>
          <table:table-cell office:value-type="string">
            <text:p>Vü 85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51432">
            <text:p>3651432</text:p>
          </table:table-cell>
          <table:table-cell office:value-type="float" office:value="135680694">
            <text:p>135680694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8-29</text:p>
          </table:table-cell>
          <table:table-cell office:value-type="float" office:value="37913831038">
            <text:p>379138310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28 VÜ-85</text:p>
          </table:table-cell>
          <table:table-cell office:value-type="string">
            <text:p>VÜ-85</text:p>
          </table:table-cell>
          <table:table-cell office:value-type="string">
            <text:p><text:s/>V/R -110/70 Kolesterool -4,63 V</text:p>
          </table:table-cell>
          <table:table-cell office:value-type="string">
            <text:p>VÜ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55541">
            <text:p>14155541</text:p>
          </table:table-cell>
          <table:table-cell office:value-type="float" office:value="208994912">
            <text:p>208994912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32847024963">
            <text:p>328470249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2 kg , KMI 23,2 , RP 17,2 % , VÜ 85 cm</text:p>
          </table:table-cell>
          <table:table-cell office:value-type="string">
            <text:p>VÜ 85 cm</text:p>
          </table:table-cell>
          <table:table-cell/>
          <table:table-cell office:value-type="string">
            <text:p>VÜ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30405">
            <text:p>22230405</text:p>
          </table:table-cell>
          <table:table-cell office:value-type="float" office:value="212761944">
            <text:p>212761944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76110049880">
            <text:p>761100498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8 kg , RP 20,7 % , KMI 23,8 , VÜ 85 cm</text:p>
          </table:table-cell>
          <table:table-cell office:value-type="string">
            <text:p>VÜ 85 cm</text:p>
          </table:table-cell>
          <table:table-cell/>
          <table:table-cell office:value-type="string">
            <text:p>VÜ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72846">
            <text:p>5672846</text:p>
          </table:table-cell>
          <table:table-cell office:value-type="float" office:value="143290337">
            <text:p>143290337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581976295">
            <text:p>7858197629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 pikkus 154cm , KMI = ~ 30,8 , VÜ = 85cm</text:p>
          </table:table-cell>
          <table:table-cell office:value-type="string">
            <text:p>VÜ = 85cm</text:p>
          </table:table-cell>
          <table:table-cell office:value-type="string">
            <text:p><text:s/>; RR 106/90 mmHg , pulss 90x</text:p>
          </table:table-cell>
          <table:table-cell office:value-type="string">
            <text:p>VÜ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17922">
            <text:p>5817922</text:p>
          </table:table-cell>
          <table:table-cell office:value-type="float" office:value="151782951">
            <text:p>151782951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25291315478">
            <text:p>2529131547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85 cm</text:p>
          </table:table-cell>
          <table:table-cell/>
          <table:table-cell office:value-type="string">
            <text:p>Vööümbermõõt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01452">
            <text:p>14401452</text:p>
          </table:table-cell>
          <table:table-cell office:value-type="float" office:value="166325872">
            <text:p>166325872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87361889171">
            <text:p>873618891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 rasva 16,9 % , rasva 12,8kg , vü 85cm</text:p>
          </table:table-cell>
          <table:table-cell office:value-type="string">
            <text:p>vü 85cm</text:p>
          </table:table-cell>
          <table:table-cell office:value-type="string">
            <text:p><text:s/>Uroflow : flow max 22,9 ml/s , </text:p>
          </table:table-cell>
          <table:table-cell office:value-type="string">
            <text:p>vü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31840">
            <text:p>18131840</text:p>
          </table:table-cell>
          <table:table-cell office:value-type="float" office:value="175526065">
            <text:p>175526065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554384607">
            <text:p>205543846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Perif turseid pole . Vööümbermõõt 85 cm</text:p>
          </table:table-cell>
          <table:table-cell office:value-type="string">
            <text:p>Vööümbermõõt 85 cm</text:p>
          </table:table-cell>
          <table:table-cell/>
          <table:table-cell office:value-type="string">
            <text:p>Vööümbermõõt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62313">
            <text:p>21562313</text:p>
          </table:table-cell>
          <table:table-cell office:value-type="float" office:value="180169714">
            <text:p>180169714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673030351216">
            <text:p>6730303512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3 kg , KMI 22,9 , RP 16,0 % , VÜ 85 cm</text:p>
          </table:table-cell>
          <table:table-cell office:value-type="string">
            <text:p>VÜ 85 cm</text:p>
          </table:table-cell>
          <table:table-cell/>
          <table:table-cell office:value-type="string">
            <text:p>VÜ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86725">
            <text:p>20886725</text:p>
          </table:table-cell>
          <table:table-cell office:value-type="float" office:value="178095437">
            <text:p>178095437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523949695">
            <text:p>755239496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85cm</text:p>
          </table:table-cell>
          <table:table-cell/>
          <table:table-cell office:value-type="string">
            <text:p>vööümbermõõt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16987">
            <text:p>21816987</text:p>
          </table:table-cell>
          <table:table-cell office:value-type="float" office:value="191498755">
            <text:p>191498755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70090519609">
            <text:p>700905196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,2 kg , KMI 23,5 , RP 16,2 % , VÜ 85 cm</text:p>
          </table:table-cell>
          <table:table-cell office:value-type="string">
            <text:p>VÜ 85 cm</text:p>
          </table:table-cell>
          <table:table-cell/>
          <table:table-cell office:value-type="string">
            <text:p>VÜ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33800">
            <text:p>11333800</text:p>
          </table:table-cell>
          <table:table-cell office:value-type="float" office:value="198389358">
            <text:p>198389358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673030424496">
            <text:p>6730304244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8 kg , KMI 22,7 , RP 16,4 % , VÜ 86 cm</text:p>
          </table:table-cell>
          <table:table-cell office:value-type="string">
            <text:p>VÜ 86 cm</text:p>
          </table:table-cell>
          <table:table-cell/>
          <table:table-cell office:value-type="string">
            <text:p>VÜ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62477">
            <text:p>24362477</text:p>
          </table:table-cell>
          <table:table-cell office:value-type="float" office:value="207996737">
            <text:p>207996737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81267016099">
            <text:p>812670160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,1 kg , KMI 22,0 , RP 11,9 % , VÜ 86 cm</text:p>
          </table:table-cell>
          <table:table-cell office:value-type="string">
            <text:p>VÜ 86 cm</text:p>
          </table:table-cell>
          <table:table-cell/>
          <table:table-cell office:value-type="string">
            <text:p>VÜ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46711">
            <text:p>13646711</text:p>
          </table:table-cell>
          <table:table-cell office:value-type="float" office:value="168232027">
            <text:p>168232027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48330798449">
            <text:p>483307984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5 kg , KMI 23,3 , RP 21,1 % , VÜ 86 cm</text:p>
          </table:table-cell>
          <table:table-cell office:value-type="string">
            <text:p>VÜ 86 cm</text:p>
          </table:table-cell>
          <table:table-cell/>
          <table:table-cell office:value-type="string">
            <text:p>VÜ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15128">
            <text:p>18715128</text:p>
          </table:table-cell>
          <table:table-cell office:value-type="float" office:value="194126789">
            <text:p>194126789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60650">
            <text:p>6730304606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fr 70x min , k 94kg , p 195cm , vü 86cm</text:p>
          </table:table-cell>
          <table:table-cell office:value-type="string">
            <text:p>vü 86cm</text:p>
          </table:table-cell>
          <table:table-cell office:value-type="string">
            <text:p><text:s/>, BMI 24</text:p>
          </table:table-cell>
          <table:table-cell office:value-type="string">
            <text:p>vü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35015">
            <text:p>3335015</text:p>
          </table:table-cell>
          <table:table-cell office:value-type="float" office:value="81454992">
            <text:p>81454992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2-01-17</text:p>
          </table:table-cell>
          <table:table-cell office:value-type="float" office:value="94730846252">
            <text:p>947308462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32 VÜ-86</text:p>
          </table:table-cell>
          <table:table-cell office:value-type="string">
            <text:p>VÜ-86</text:p>
          </table:table-cell>
          <table:table-cell office:value-type="string">
            <text:p><text:s/>V/R -110/70 Kolesterool -7,60 V</text:p>
          </table:table-cell>
          <table:table-cell office:value-type="string">
            <text:p>VÜ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36760">
            <text:p>5836760</text:p>
          </table:table-cell>
          <table:table-cell office:value-type="float" office:value="143684027">
            <text:p>143684027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09</text:p>
          </table:table-cell>
          <table:table-cell office:value-type="float" office:value="47978147390">
            <text:p>4797814739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86 cm</text:p>
          </table:table-cell>
          <table:table-cell/>
          <table:table-cell office:value-type="string">
            <text:p>VÜ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39809">
            <text:p>13939809</text:p>
          </table:table-cell>
          <table:table-cell office:value-type="float" office:value="171325298">
            <text:p>171325298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24332026289">
            <text:p>243320262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,9 kg , KMI 24,1 , RP 15,4 % , VÜ 86 cm</text:p>
          </table:table-cell>
          <table:table-cell office:value-type="string">
            <text:p>VÜ 86 cm</text:p>
          </table:table-cell>
          <table:table-cell/>
          <table:table-cell office:value-type="string">
            <text:p>VÜ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32346">
            <text:p>14732346</text:p>
          </table:table-cell>
          <table:table-cell office:value-type="float" office:value="174273267">
            <text:p>174273267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73030358205">
            <text:p>6730303582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,3 kg , KMI 24,1 , RP 19,4 % , VÜ 86 cm</text:p>
          </table:table-cell>
          <table:table-cell office:value-type="string">
            <text:p>VÜ 86 cm</text:p>
          </table:table-cell>
          <table:table-cell/>
          <table:table-cell office:value-type="string">
            <text:p>VÜ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85543">
            <text:p>24685543</text:p>
          </table:table-cell>
          <table:table-cell office:value-type="float" office:value="198067415">
            <text:p>198067415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673030477923">
            <text:p>6730304779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3 kg , KMI 24,3 , RP 16,0 % , VÜ 86 cm</text:p>
          </table:table-cell>
          <table:table-cell office:value-type="string">
            <text:p>VÜ 86 cm</text:p>
          </table:table-cell>
          <table:table-cell/>
          <table:table-cell office:value-type="string">
            <text:p>VÜ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94201">
            <text:p>5894201</text:p>
          </table:table-cell>
          <table:table-cell office:value-type="float" office:value="135238455">
            <text:p>135238455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8-31</text:p>
          </table:table-cell>
          <table:table-cell office:value-type="float" office:value="47985071711">
            <text:p>4798507171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86 cm</text:p>
          </table:table-cell>
          <table:table-cell/>
          <table:table-cell office:value-type="string">
            <text:p>VÜM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43681">
            <text:p>12243681</text:p>
          </table:table-cell>
          <table:table-cell office:value-type="float" office:value="199963030">
            <text:p>199963030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30353883">
            <text:p>6730303538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 rasva 20,4 % , rasva 16,3kg , vü 86cm</text:p>
          </table:table-cell>
          <table:table-cell office:value-type="string">
            <text:p>vü 86cm</text:p>
          </table:table-cell>
          <table:table-cell/>
          <table:table-cell office:value-type="string">
            <text:p>vü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52305">
            <text:p>21652305</text:p>
          </table:table-cell>
          <table:table-cell office:value-type="float" office:value="174188770">
            <text:p>174188770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94260837886">
            <text:p>942608378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- 86cm</text:p>
          </table:table-cell>
          <table:table-cell/>
          <table:table-cell office:value-type="string">
            <text:p>vü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35532">
            <text:p>23735532</text:p>
          </table:table-cell>
          <table:table-cell office:value-type="float" office:value="174816987">
            <text:p>174816987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73030472981">
            <text:p>6730304729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8 kg , KMI 24,4 , RP 20,6 % , VÜ 87 cm</text:p>
          </table:table-cell>
          <table:table-cell office:value-type="string">
            <text:p>VÜ 87 cm</text:p>
          </table:table-cell>
          <table:table-cell/>
          <table:table-cell office:value-type="string">
            <text:p>VÜ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55127">
            <text:p>14955127</text:p>
          </table:table-cell>
          <table:table-cell office:value-type="float" office:value="162537621">
            <text:p>162537621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73030451014">
            <text:p>6730304510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 , RP 19,1 % , Rmass 15,1 kg , VÜ 87 cm</text:p>
          </table:table-cell>
          <table:table-cell office:value-type="string">
            <text:p>VÜ 87 cm</text:p>
          </table:table-cell>
          <table:table-cell/>
          <table:table-cell office:value-type="string">
            <text:p>VÜ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66534">
            <text:p>5666534</text:p>
          </table:table-cell>
          <table:table-cell office:value-type="float" office:value="138934459">
            <text:p>138934459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18279115397">
            <text:p>1827911539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I : 26.7 kg/m2 ( &gt; 97 prots ) , vööümbermõõt 87 cm</text:p>
          </table:table-cell>
          <table:table-cell office:value-type="string">
            <text:p>vööümbermõõt 87 cm</text:p>
          </table:table-cell>
          <table:table-cell office:value-type="string">
            <text:p><text:s/>( &gt; 90 prots ) ;</text:p>
          </table:table-cell>
          <table:table-cell office:value-type="string">
            <text:p>vööümbermõõt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80459">
            <text:p>5380459</text:p>
          </table:table-cell>
          <table:table-cell office:value-type="float" office:value="126288273">
            <text:p>126288273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12-06-21</text:p>
          </table:table-cell>
          <table:table-cell office:value-type="float" office:value="74195960380">
            <text:p>7419596038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87 cm</text:p>
          </table:table-cell>
          <table:table-cell/>
          <table:table-cell office:value-type="string">
            <text:p>VÜM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32108">
            <text:p>11332108</text:p>
          </table:table-cell>
          <table:table-cell office:value-type="float" office:value="165385167">
            <text:p>165385167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0346405">
            <text:p>6730303464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27/73 mmHgKMI 23,9Fat 17,9%Vü 87cm</text:p>
          </table:table-cell>
          <table:table-cell office:value-type="string">
            <text:p>Vü 87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97171">
            <text:p>17097171</text:p>
          </table:table-cell>
          <table:table-cell office:value-type="float" office:value="214263304">
            <text:p>214263304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553939482">
            <text:p>395539394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- 87</text:p>
          </table:table-cell>
          <table:table-cell/>
          <table:table-cell office:value-type="string">
            <text:p>Vööümbermõõt</text:p>
          </table:table-cell>
          <table:table-cell office:value-type="float" office:value="87">
            <text:p>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2873">
            <text:p>3192873</text:p>
          </table:table-cell>
          <table:table-cell office:value-type="float" office:value="83324383">
            <text:p>83324383</text:p>
          </table:table-cell>
          <table:table-cell office:value-type="string">
            <text:p>2012-02-13</text:p>
          </table:table-cell>
          <table:table-cell office:value-type="string">
            <text:p>A</text:p>
          </table:table-cell>
          <table:table-cell office:value-type="string">
            <text:p>2012-02-08</text:p>
          </table:table-cell>
          <table:table-cell office:value-type="float" office:value="35550010179">
            <text:p>355500101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28 VÜ-87</text:p>
          </table:table-cell>
          <table:table-cell office:value-type="string">
            <text:p>VÜ-87</text:p>
          </table:table-cell>
          <table:table-cell office:value-type="string">
            <text:p><text:s/>V/R -110/80 Kolesterool-4,99 Ve</text:p>
          </table:table-cell>
          <table:table-cell office:value-type="string">
            <text:p>VÜ</text:p>
          </table:table-cell>
          <table:table-cell office:value-type="float" office:value="87">
            <text:p>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74086">
            <text:p>23074086</text:p>
          </table:table-cell>
          <table:table-cell office:value-type="float" office:value="165795141">
            <text:p>165795141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673030502018">
            <text:p>673030502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6 kg , KMI 23,5 , RP 15,5 % , VÜ 87 cm</text:p>
          </table:table-cell>
          <table:table-cell office:value-type="string">
            <text:p>VÜ 87 cm</text:p>
          </table:table-cell>
          <table:table-cell/>
          <table:table-cell office:value-type="string">
            <text:p>VÜ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54053">
            <text:p>13654053</text:p>
          </table:table-cell>
          <table:table-cell office:value-type="float" office:value="174816987">
            <text:p>174816987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73030472981">
            <text:p>6730304729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8 kg , KMI 24,4 , RP 20,6 % , VÜ 87 cm</text:p>
          </table:table-cell>
          <table:table-cell office:value-type="string">
            <text:p>VÜ 87 cm</text:p>
          </table:table-cell>
          <table:table-cell/>
          <table:table-cell office:value-type="string">
            <text:p>VÜ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3844">
            <text:p>23453844</text:p>
          </table:table-cell>
          <table:table-cell office:value-type="float" office:value="166313043">
            <text:p>166313043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673030479814">
            <text:p>6730304798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3 kg , KMI 25,0 , RP 17,5 % , Vü 87 cm</text:p>
          </table:table-cell>
          <table:table-cell office:value-type="string">
            <text:p>Vü 87 cm</text:p>
          </table:table-cell>
          <table:table-cell/>
          <table:table-cell office:value-type="string">
            <text:p>Vü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38731">
            <text:p>13738731</text:p>
          </table:table-cell>
          <table:table-cell office:value-type="float" office:value="213607575">
            <text:p>213607575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30625166889">
            <text:p>306251668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: 76,2 kgKMI - 24,9fat % - 17,5Vü - 87 cm</text:p>
          </table:table-cell>
          <table:table-cell office:value-type="string">
            <text:p>Vü - 87 cm</text:p>
          </table:table-cell>
          <table:table-cell office:value-type="string">
            <text:p>RR 161/81 mmHg ; pulss 98x min (</text:p>
          </table:table-cell>
          <table:table-cell office:value-type="string">
            <text:p>Vü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07342">
            <text:p>23607342</text:p>
          </table:table-cell>
          <table:table-cell office:value-type="float" office:value="173565441">
            <text:p>173565441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73030521803">
            <text:p>6730305218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3 kg , KMI 22,2 , RP 13,2 % , VÜ 88 cm</text:p>
          </table:table-cell>
          <table:table-cell office:value-type="string">
            <text:p>VÜ 88 cm</text:p>
          </table:table-cell>
          <table:table-cell/>
          <table:table-cell office:value-type="string">
            <text:p>VÜ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5884">
            <text:p>1895884</text:p>
          </table:table-cell>
          <table:table-cell office:value-type="float" office:value="122592980">
            <text:p>122592980</text:p>
          </table:table-cell>
          <table:table-cell office:value-type="string">
            <text:p>2012-05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341282882">
            <text:p>313412828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 text:c="2"/>: Prof kaal-77,2 pikkus-168 , VÜ - 88</text:p>
          </table:table-cell>
          <table:table-cell office:value-type="string">
            <text:p>VÜ - 88</text:p>
          </table:table-cell>
          <table:table-cell office:value-type="string">
            <text:p><text:s/>( n ) KMI-28 ülekaaluline</text:p>
          </table:table-cell>
          <table:table-cell office:value-type="string">
            <text:p>VÜ</text:p>
          </table:table-cell>
          <table:table-cell office:value-type="float" office:value="88">
            <text:p>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79551">
            <text:p>22479551</text:p>
          </table:table-cell>
          <table:table-cell office:value-type="float" office:value="210705024">
            <text:p>210705024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365914">
            <text:p>6730303659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4 kg , RP 17,6 % , KMI 23,4 , VÜ 88 cm</text:p>
          </table:table-cell>
          <table:table-cell office:value-type="string">
            <text:p>VÜ 88 cm</text:p>
          </table:table-cell>
          <table:table-cell/>
          <table:table-cell office:value-type="string">
            <text:p>VÜ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84291">
            <text:p>14784291</text:p>
          </table:table-cell>
          <table:table-cell office:value-type="float" office:value="199978343">
            <text:p>199978343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673030352301">
            <text:p>6730303523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R 140 / 66 mmHgKMI 23,9FAT 18,0%Vü 88 cm</text:p>
          </table:table-cell>
          <table:table-cell office:value-type="string">
            <text:p>Vü 88 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05824">
            <text:p>18405824</text:p>
          </table:table-cell>
          <table:table-cell office:value-type="float" office:value="207012581">
            <text:p>207012581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5847">
            <text:p>6730303358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88 cm</text:p>
          </table:table-cell>
          <table:table-cell/>
          <table:table-cell office:value-type="string">
            <text:p>Vööümbermõõt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62698">
            <text:p>5762698</text:p>
          </table:table-cell>
          <table:table-cell office:value-type="float" office:value="138267209">
            <text:p>138267209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0-09-06</text:p>
          </table:table-cell>
          <table:table-cell office:value-type="float" office:value="38617422102">
            <text:p>386174221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88 cm</text:p>
          </table:table-cell>
          <table:table-cell/>
          <table:table-cell office:value-type="string">
            <text:p>VÜ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01424">
            <text:p>12101424</text:p>
          </table:table-cell>
          <table:table-cell office:value-type="float" office:value="192773636">
            <text:p>192773636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18836099547">
            <text:p>188360995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88 cm</text:p>
          </table:table-cell>
          <table:table-cell/>
          <table:table-cell office:value-type="string">
            <text:p>Vü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3469">
            <text:p>5873469</text:p>
          </table:table-cell>
          <table:table-cell office:value-type="float" office:value="142825015">
            <text:p>142825015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19409399441">
            <text:p>1940939944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88 cm</text:p>
          </table:table-cell>
          <table:table-cell/>
          <table:table-cell office:value-type="string">
            <text:p>VÜM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06931">
            <text:p>24206931</text:p>
          </table:table-cell>
          <table:table-cell office:value-type="float" office:value="208248229">
            <text:p>208248229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673030514699">
            <text:p>6730305146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1 kg , KMI 24,6 , RP 19,1 % , VÜ 88 cm</text:p>
          </table:table-cell>
          <table:table-cell office:value-type="string">
            <text:p>VÜ 88 cm</text:p>
          </table:table-cell>
          <table:table-cell/>
          <table:table-cell office:value-type="string">
            <text:p>VÜ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10652">
            <text:p>5810652</text:p>
          </table:table-cell>
          <table:table-cell office:value-type="float" office:value="143647090">
            <text:p>143647090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44033761643">
            <text:p>4403376164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88 cm</text:p>
          </table:table-cell>
          <table:table-cell/>
          <table:table-cell office:value-type="string">
            <text:p>VÜM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28306">
            <text:p>3628306</text:p>
          </table:table-cell>
          <table:table-cell office:value-type="float" office:value="143194034">
            <text:p>143194034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99672943986">
            <text:p>996729439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29 VÜ-88</text:p>
          </table:table-cell>
          <table:table-cell office:value-type="string">
            <text:p>VÜ-88</text:p>
          </table:table-cell>
          <table:table-cell office:value-type="string">
            <text:p><text:s/>V/R -130/80 Kolesterool - &lt;3,35</text:p>
          </table:table-cell>
          <table:table-cell office:value-type="string">
            <text:p>VÜ</text:p>
          </table:table-cell>
          <table:table-cell office:value-type="float" office:value="88">
            <text:p>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29719">
            <text:p>13329719</text:p>
          </table:table-cell>
          <table:table-cell office:value-type="float" office:value="212834405">
            <text:p>212834405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673030411693">
            <text:p>6730304116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3 kg , RP 19,8 % , KMI 26,6 , VÜ 88 cm</text:p>
          </table:table-cell>
          <table:table-cell office:value-type="string">
            <text:p>VÜ 88 cm</text:p>
          </table:table-cell>
          <table:table-cell/>
          <table:table-cell office:value-type="string">
            <text:p>VÜ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32043">
            <text:p>5632043</text:p>
          </table:table-cell>
          <table:table-cell office:value-type="float" office:value="147163604">
            <text:p>147163604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29373410610">
            <text:p>2937341061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88</text:p>
          </table:table-cell>
          <table:table-cell/>
          <table:table-cell office:value-type="string">
            <text:p>VÜ</text:p>
          </table:table-cell>
          <table:table-cell office:value-type="float" office:value="88">
            <text:p>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49875">
            <text:p>5849875</text:p>
          </table:table-cell>
          <table:table-cell office:value-type="float" office:value="135185285">
            <text:p>135185285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8-31</text:p>
          </table:table-cell>
          <table:table-cell office:value-type="float" office:value="55686395569">
            <text:p>5568639556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88 cm</text:p>
          </table:table-cell>
          <table:table-cell/>
          <table:table-cell office:value-type="string">
            <text:p>VÜM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7823">
            <text:p>19667823</text:p>
          </table:table-cell>
          <table:table-cell office:value-type="float" office:value="169607156">
            <text:p>169607156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641345587">
            <text:p>436413455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bj : kaal 71kg , pikkus 169cm , VÜM 89</text:p>
          </table:table-cell>
          <table:table-cell office:value-type="string">
            <text:p>VÜM 89</text:p>
          </table:table-cell>
          <table:table-cell office:value-type="string">
            <text:p><text:s/>, KMI 25</text:p>
          </table:table-cell>
          <table:table-cell office:value-type="string">
            <text:p>VÜM</text:p>
          </table:table-cell>
          <table:table-cell office:value-type="float" office:value="89">
            <text:p>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44029">
            <text:p>22644029</text:p>
          </table:table-cell>
          <table:table-cell office:value-type="float" office:value="172855818">
            <text:p>172855818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2-19</text:p>
          </table:table-cell>
          <table:table-cell office:value-type="float" office:value="673030493050">
            <text:p>6730304930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RR 123/87 mmHgKMI 22,7Fat 16,8%Vü 89cm</text:p>
          </table:table-cell>
          <table:table-cell office:value-type="string">
            <text:p>Vü 89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9673">
            <text:p>5509673</text:p>
          </table:table-cell>
          <table:table-cell office:value-type="float" office:value="92126763">
            <text:p>92126763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353736546">
            <text:p>7535373654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89 cm</text:p>
          </table:table-cell>
          <table:table-cell office:value-type="string">
            <text:p><text:s/>, puusaümbermõõt 106 cm</text:p>
          </table:table-cell>
          <table:table-cell office:value-type="string">
            <text:p>vööümbermõõt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72225">
            <text:p>5672225</text:p>
          </table:table-cell>
          <table:table-cell office:value-type="float" office:value="134825597">
            <text:p>134825597</text:p>
          </table:table-cell>
          <table:table-cell office:value-type="string">
            <text:p>2012-07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546662851">
            <text:p>2654666285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80kg , pikkus 159sm , KMI 31 , VÜ 89sm</text:p>
          </table:table-cell>
          <table:table-cell office:value-type="string">
            <text:p>VÜ 89sm</text:p>
          </table:table-cell>
          <table:table-cell/>
          <table:table-cell office:value-type="string">
            <text:p>VÜ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7233">
            <text:p>11087233</text:p>
          </table:table-cell>
          <table:table-cell office:value-type="float" office:value="214301968">
            <text:p>214301968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99451694187">
            <text:p>994516941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pKMI 25,8FAT 19,0%VÜ 89cm</text:p>
          </table:table-cell>
          <table:table-cell office:value-type="string">
            <text:p>VÜ 89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15498">
            <text:p>11715498</text:p>
          </table:table-cell>
          <table:table-cell office:value-type="float" office:value="165369694">
            <text:p>165369694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673030519746">
            <text:p>6730305197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1 kg , KMI 25,7 , RP 19,6 % , VÜ 89 cm</text:p>
          </table:table-cell>
          <table:table-cell office:value-type="string">
            <text:p>VÜ 89 cm</text:p>
          </table:table-cell>
          <table:table-cell/>
          <table:table-cell office:value-type="string">
            <text:p>VÜ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3691">
            <text:p>5713691</text:p>
          </table:table-cell>
          <table:table-cell office:value-type="float" office:value="138966391">
            <text:p>138966391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389784018">
            <text:p>3938978401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89sm</text:p>
          </table:table-cell>
          <table:table-cell office:value-type="float" office:value="0">
            <text:p>0</text:p>
          </table:table-cell>
          <table:table-cell office:value-type="string">
            <text:p>VÜ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3543">
            <text:p>5503543</text:p>
          </table:table-cell>
          <table:table-cell office:value-type="float" office:value="87637583">
            <text:p>87637583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2-03-26</text:p>
          </table:table-cell>
          <table:table-cell office:value-type="float" office:value="47224979338">
            <text:p>4722497933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89 cm</text:p>
          </table:table-cell>
          <table:table-cell/>
          <table:table-cell office:value-type="string">
            <text:p>Vööümbermõõt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88340">
            <text:p>13288340</text:p>
          </table:table-cell>
          <table:table-cell office:value-type="float" office:value="183961860">
            <text:p>183961860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673030495061">
            <text:p>6730304950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18/68 mmHgKMI 24,9Fat 12,6%Vü 89cm</text:p>
          </table:table-cell>
          <table:table-cell office:value-type="string">
            <text:p>Vü 89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95758">
            <text:p>5795758</text:p>
          </table:table-cell>
          <table:table-cell office:value-type="float" office:value="146805597">
            <text:p>146805597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822994893">
            <text:p>2382299489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- 89sm</text:p>
          </table:table-cell>
          <table:table-cell office:value-type="string">
            <text:p><text:s/>/ Puusaluu ümbermõõt-89 sm---1 </text:p>
          </table:table-cell>
          <table:table-cell office:value-type="string">
            <text:p>Vööümbermõõt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45117">
            <text:p>12045117</text:p>
          </table:table-cell>
          <table:table-cell office:value-type="float" office:value="214304214">
            <text:p>214304214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673030580641">
            <text:p>6730305806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10/77 mmHgKMI 29,9Fat 22,8%Vü 90cm</text:p>
          </table:table-cell>
          <table:table-cell office:value-type="string">
            <text:p>Vü 90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37202">
            <text:p>5637202</text:p>
          </table:table-cell>
          <table:table-cell office:value-type="float" office:value="141604347">
            <text:p>141604347</text:p>
          </table:table-cell>
          <table:table-cell office:value-type="string">
            <text:p>2012-10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9442532051">
            <text:p>5944253205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90 sm</text:p>
          </table:table-cell>
          <table:table-cell office:value-type="string">
            <text:p><text:s/>/ Puusaluu ümbermõõt - 89sm---1</text:p>
          </table:table-cell>
          <table:table-cell office:value-type="string">
            <text:p>Vööümbermõõt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54799">
            <text:p>3054799</text:p>
          </table:table-cell>
          <table:table-cell office:value-type="float" office:value="120510516">
            <text:p>120510516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5-07</text:p>
          </table:table-cell>
          <table:table-cell office:value-type="float" office:value="77638112883">
            <text:p>776381128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32 VÜ-90</text:p>
          </table:table-cell>
          <table:table-cell office:value-type="string">
            <text:p>VÜ-90</text:p>
          </table:table-cell>
          <table:table-cell office:value-type="string">
            <text:p><text:s/>V/R -100/70 Kolesterool -7,26 V</text:p>
          </table:table-cell>
          <table:table-cell office:value-type="string">
            <text:p>VÜ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08690">
            <text:p>14308690</text:p>
          </table:table-cell>
          <table:table-cell office:value-type="float" office:value="173562168">
            <text:p>173562168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673030478943">
            <text:p>6730304789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3 kg , KMI 27,3 , RP 17,2 % , VÜ 90 cm</text:p>
          </table:table-cell>
          <table:table-cell office:value-type="string">
            <text:p>VÜ 90 cm</text:p>
          </table:table-cell>
          <table:table-cell/>
          <table:table-cell office:value-type="string">
            <text:p>VÜ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14938">
            <text:p>3514938</text:p>
          </table:table-cell>
          <table:table-cell office:value-type="float" office:value="142180975">
            <text:p>142180975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17550754480">
            <text:p>175507544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12 Südamekab ( prof ) KMI-30,5 VÜ-90</text:p>
          </table:table-cell>
          <table:table-cell office:value-type="string">
            <text:p>VÜ-90</text:p>
          </table:table-cell>
          <table:table-cell office:value-type="string">
            <text:p><text:s/>V/R -110/70 Kolesterool -7,70 V</text:p>
          </table:table-cell>
          <table:table-cell office:value-type="string">
            <text:p>VÜ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9301">
            <text:p>5529301</text:p>
          </table:table-cell>
          <table:table-cell office:value-type="float" office:value="85082036">
            <text:p>85082036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98932512612">
            <text:p>9893251261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90 cm</text:p>
          </table:table-cell>
          <table:table-cell/>
          <table:table-cell office:value-type="string">
            <text:p>VÜM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5015">
            <text:p>5825015</text:p>
          </table:table-cell>
          <table:table-cell office:value-type="float" office:value="134542417">
            <text:p>134542417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10775688078">
            <text:p>1077568807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90 cm</text:p>
          </table:table-cell>
          <table:table-cell/>
          <table:table-cell office:value-type="string">
            <text:p>VÜM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15756">
            <text:p>5615756</text:p>
          </table:table-cell>
          <table:table-cell office:value-type="float" office:value="151712786">
            <text:p>151712786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79812451933">
            <text:p>7981245193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90 cm</text:p>
          </table:table-cell>
          <table:table-cell/>
          <table:table-cell office:value-type="string">
            <text:p>Vööümbermõõt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85466">
            <text:p>22985466</text:p>
          </table:table-cell>
          <table:table-cell office:value-type="float" office:value="166363187">
            <text:p>166363187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673039361746">
            <text:p>6730393617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7 kg , KMI 24,2 , RP 25,5 % , Vü 90 cm</text:p>
          </table:table-cell>
          <table:table-cell office:value-type="string">
            <text:p>Vü 90 cm</text:p>
          </table:table-cell>
          <table:table-cell/>
          <table:table-cell office:value-type="string">
            <text:p>Vü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46793">
            <text:p>21846793</text:p>
          </table:table-cell>
          <table:table-cell office:value-type="float" office:value="168727844">
            <text:p>168727844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673030353974">
            <text:p>6730303539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3 kg , KMI 23,5 , RP 16,8 % , VÜ 90 cm</text:p>
          </table:table-cell>
          <table:table-cell office:value-type="string">
            <text:p>VÜ 90 cm</text:p>
          </table:table-cell>
          <table:table-cell/>
          <table:table-cell office:value-type="string">
            <text:p>VÜ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6294">
            <text:p>1896294</text:p>
          </table:table-cell>
          <table:table-cell office:value-type="float" office:value="124376718">
            <text:p>124376718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875148405">
            <text:p>858751484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pikkus 170 , KMI 25.6 , suures talje 90</text:p>
          </table:table-cell>
          <table:table-cell office:value-type="string">
            <text:p>talje 90</text:p>
          </table:table-cell>
          <table:table-cell office:value-type="string">
            <text:p><text:s/>, kopsudes hingamine on kare</text:p>
          </table:table-cell>
          <table:table-cell office:value-type="string">
            <text:p>talje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86853">
            <text:p>23986853</text:p>
          </table:table-cell>
          <table:table-cell office:value-type="float" office:value="216308464">
            <text:p>216308464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673030563770">
            <text:p>6730305637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5 kg , KMI 26,1 , RP 19,9 % , VÜ 90 cm</text:p>
          </table:table-cell>
          <table:table-cell office:value-type="string">
            <text:p>VÜ 90 cm</text:p>
          </table:table-cell>
          <table:table-cell/>
          <table:table-cell office:value-type="string">
            <text:p>VÜ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98423">
            <text:p>11398423</text:p>
          </table:table-cell>
          <table:table-cell office:value-type="float" office:value="182616701">
            <text:p>182616701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673030433827">
            <text:p>6730304338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p Vereproov KMI 27,8Fat 18,8%Vü 91cm</text:p>
          </table:table-cell>
          <table:table-cell office:value-type="string">
            <text:p>Vü 91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06630">
            <text:p>13406630</text:p>
          </table:table-cell>
          <table:table-cell office:value-type="float" office:value="206760159">
            <text:p>206760159</text:p>
          </table:table-cell>
          <table:table-cell office:value-type="string">
            <text:p>2013-11-03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71738737574">
            <text:p>717387375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p Vereproov KMI 25,4Fat 23,6%Vü 91cm</text:p>
          </table:table-cell>
          <table:table-cell office:value-type="string">
            <text:p>Vü 91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00539">
            <text:p>22900539</text:p>
          </table:table-cell>
          <table:table-cell office:value-type="float" office:value="172563543">
            <text:p>172563543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73030478107">
            <text:p>6730304781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,5 kg , KMI 24,3 , RP 20,6 % , VÜ 91 cm</text:p>
          </table:table-cell>
          <table:table-cell office:value-type="string">
            <text:p>VÜ 91 cm</text:p>
          </table:table-cell>
          <table:table-cell/>
          <table:table-cell office:value-type="string">
            <text:p>VÜ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67603">
            <text:p>18067603</text:p>
          </table:table-cell>
          <table:table-cell office:value-type="float" office:value="177750168">
            <text:p>177750168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389261622">
            <text:p>413892616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91 cm</text:p>
          </table:table-cell>
          <table:table-cell/>
          <table:table-cell office:value-type="string">
            <text:p>Vööümbermõõt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19808">
            <text:p>14319808</text:p>
          </table:table-cell>
          <table:table-cell office:value-type="float" office:value="201111918">
            <text:p>201111918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673030340619">
            <text:p>6730303406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9 kg , KMI 26,0 , RP 17,6 % , VÜ 91 cm</text:p>
          </table:table-cell>
          <table:table-cell office:value-type="string">
            <text:p>VÜ 91 cm</text:p>
          </table:table-cell>
          <table:table-cell/>
          <table:table-cell office:value-type="string">
            <text:p>VÜ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96604">
            <text:p>24696604</text:p>
          </table:table-cell>
          <table:table-cell office:value-type="float" office:value="189072897">
            <text:p>189072897</text:p>
          </table:table-cell>
          <table:table-cell office:value-type="string">
            <text:p>2013-07-21</text:p>
          </table:table-cell>
          <table:table-cell office:value-type="string">
            <text:p>A</text:p>
          </table:table-cell>
          <table:table-cell office:value-type="string">
            <text:p>2013-06-26</text:p>
          </table:table-cell>
          <table:table-cell office:value-type="float" office:value="89923967485">
            <text:p>899239674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Fundus 31cm , vööümbermõõt 91cm</text:p>
          </table:table-cell>
          <table:table-cell office:value-type="string">
            <text:p>vööümbermõõt 91cm</text:p>
          </table:table-cell>
          <table:table-cell/>
          <table:table-cell office:value-type="string">
            <text:p>vööümbermõõt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72553">
            <text:p>12572553</text:p>
          </table:table-cell>
          <table:table-cell office:value-type="float" office:value="177628401">
            <text:p>177628401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58857929236">
            <text:p>588579292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-91cm</text:p>
          </table:table-cell>
          <table:table-cell/>
          <table:table-cell office:value-type="string">
            <text:p>vü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78806">
            <text:p>11178806</text:p>
          </table:table-cell>
          <table:table-cell office:value-type="float" office:value="206617421">
            <text:p>206617421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86257425704">
            <text:p>862574257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orm Teostatud kehaehitusanalüüs vü-91cm</text:p>
          </table:table-cell>
          <table:table-cell office:value-type="string">
            <text:p>vü-91cm</text:p>
          </table:table-cell>
          <table:table-cell office:value-type="string">
            <text:p>kaal-76.6kgBMI-25.0FAT%-21.0 %</text:p>
          </table:table-cell>
          <table:table-cell office:value-type="string">
            <text:p>vü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04560">
            <text:p>22204560</text:p>
          </table:table-cell>
          <table:table-cell office:value-type="float" office:value="182512176">
            <text:p>182512176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73030429137">
            <text:p>6730304291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to Teostatud kehaehitusanalüüs vü-92cm</text:p>
          </table:table-cell>
          <table:table-cell office:value-type="string">
            <text:p>vü-92cm</text:p>
          </table:table-cell>
          <table:table-cell office:value-type="string">
            <text:p>kaal-77kgBMI-23.0FAT%-19.0 %</text:p>
          </table:table-cell>
          <table:table-cell office:value-type="string">
            <text:p>vü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09894">
            <text:p>12909894</text:p>
          </table:table-cell>
          <table:table-cell office:value-type="float" office:value="164222400">
            <text:p>164222400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91003563707">
            <text:p>910035637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6,1 kg , KMI 26,9 , RP 21,9 % , VÜ 92 cm</text:p>
          </table:table-cell>
          <table:table-cell office:value-type="string">
            <text:p>VÜ 92 cm</text:p>
          </table:table-cell>
          <table:table-cell/>
          <table:table-cell office:value-type="string">
            <text:p>VÜ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60989">
            <text:p>5760989</text:p>
          </table:table-cell>
          <table:table-cell office:value-type="float" office:value="134065074">
            <text:p>134065074</text:p>
          </table:table-cell>
          <table:table-cell office:value-type="string">
            <text:p>2012-08-24</text:p>
          </table:table-cell>
          <table:table-cell office:value-type="string">
            <text:p>A</text:p>
          </table:table-cell>
          <table:table-cell office:value-type="string">
            <text:p>2012-08-24</text:p>
          </table:table-cell>
          <table:table-cell office:value-type="float" office:value="70233651390">
            <text:p>7023365139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92 cm</text:p>
          </table:table-cell>
          <table:table-cell/>
          <table:table-cell office:value-type="string">
            <text:p>VÜM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31424">
            <text:p>14431424</text:p>
          </table:table-cell>
          <table:table-cell office:value-type="float" office:value="192229821">
            <text:p>192229821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3030404279">
            <text:p>6730304042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to Teostatud kehaehitusanalüüs vü-92cm</text:p>
          </table:table-cell>
          <table:table-cell office:value-type="string">
            <text:p>vü-92cm</text:p>
          </table:table-cell>
          <table:table-cell office:value-type="string">
            <text:p>kaal-81.2kgBMI-26.8FAT%-18.9 %</text:p>
          </table:table-cell>
          <table:table-cell office:value-type="string">
            <text:p>vü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18066">
            <text:p>14318066</text:p>
          </table:table-cell>
          <table:table-cell office:value-type="float" office:value="163415720">
            <text:p>163415720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25906434169">
            <text:p>259064341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1 kg , KMI 28,4 , RP 22,8 % , VÜ 92 cm</text:p>
          </table:table-cell>
          <table:table-cell office:value-type="string">
            <text:p>VÜ 92 cm</text:p>
          </table:table-cell>
          <table:table-cell/>
          <table:table-cell office:value-type="string">
            <text:p>VÜ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94348">
            <text:p>3094348</text:p>
          </table:table-cell>
          <table:table-cell office:value-type="float" office:value="124783764">
            <text:p>124783764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6-07</text:p>
          </table:table-cell>
          <table:table-cell office:value-type="float" office:value="92522087410">
            <text:p>925220874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32 VÜ-92</text:p>
          </table:table-cell>
          <table:table-cell office:value-type="string">
            <text:p>VÜ-92</text:p>
          </table:table-cell>
          <table:table-cell office:value-type="string">
            <text:p><text:s/>V/R -135/80 Kolesterool -5,12 V</text:p>
          </table:table-cell>
          <table:table-cell office:value-type="string">
            <text:p>VÜ</text:p>
          </table:table-cell>
          <table:table-cell office:value-type="float" office:value="92">
            <text:p>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79143">
            <text:p>23179143</text:p>
          </table:table-cell>
          <table:table-cell office:value-type="float" office:value="177517287">
            <text:p>177517287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66478785757">
            <text:p>664787857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to Teostatud kehaehitusanalüüs vü-92cm</text:p>
          </table:table-cell>
          <table:table-cell office:value-type="string">
            <text:p>vü-92cm</text:p>
          </table:table-cell>
          <table:table-cell office:value-type="string">
            <text:p>kaal-67.4kgBMI-23.0FAT%-19.5 %</text:p>
          </table:table-cell>
          <table:table-cell office:value-type="string">
            <text:p>vü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35811">
            <text:p>11235811</text:p>
          </table:table-cell>
          <table:table-cell office:value-type="float" office:value="195780773">
            <text:p>195780773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3030496437">
            <text:p>6730304964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4 kg , KMI 26,7 , RP 25,6 % , VÜ 92 cm</text:p>
          </table:table-cell>
          <table:table-cell office:value-type="string">
            <text:p>VÜ 92 cm</text:p>
          </table:table-cell>
          <table:table-cell/>
          <table:table-cell office:value-type="string">
            <text:p>VÜ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15409">
            <text:p>23215409</text:p>
          </table:table-cell>
          <table:table-cell office:value-type="float" office:value="200384989">
            <text:p>200384989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673030323318">
            <text:p>6730303233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umatoloogi juures RR 137/94 mmHgVööümbermõõt : 92 cm</text:p>
          </table:table-cell>
          <table:table-cell office:value-type="string">
            <text:p>Vööümbermõõt : 92 cm</text:p>
          </table:table-cell>
          <table:table-cell office:value-type="string">
            <text:p>Tehtud kehaehituse aparaatanalüü</text:p>
          </table:table-cell>
          <table:table-cell office:value-type="string">
            <text:p>Vööümbermõõt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08829">
            <text:p>24208829</text:p>
          </table:table-cell>
          <table:table-cell office:value-type="float" office:value="165509105">
            <text:p>165509105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0441252">
            <text:p>6730304412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1 kg , KMI 27,6 , RP 22,7 % , VÜ 92 cm</text:p>
          </table:table-cell>
          <table:table-cell office:value-type="string">
            <text:p>VÜ 92 cm</text:p>
          </table:table-cell>
          <table:table-cell/>
          <table:table-cell office:value-type="string">
            <text:p>VÜ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71172">
            <text:p>14371172</text:p>
          </table:table-cell>
          <table:table-cell office:value-type="float" office:value="168419664">
            <text:p>168419664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673030397965">
            <text:p>6730303979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79 kg , KMI 26,7 , RP 22,2 % , VÜ 92 cm</text:p>
          </table:table-cell>
          <table:table-cell office:value-type="string">
            <text:p>VÜ 92 cm</text:p>
          </table:table-cell>
          <table:table-cell/>
          <table:table-cell office:value-type="string">
            <text:p>VÜ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07455">
            <text:p>24607455</text:p>
          </table:table-cell>
          <table:table-cell office:value-type="float" office:value="176715904">
            <text:p>176715904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673039018204">
            <text:p>6730390182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6,1 kg , KMI 24,8 , RP 23,0 % , VÜ 92 cm</text:p>
          </table:table-cell>
          <table:table-cell office:value-type="string">
            <text:p>VÜ 92 cm</text:p>
          </table:table-cell>
          <table:table-cell/>
          <table:table-cell office:value-type="string">
            <text:p>VÜ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23691">
            <text:p>12723691</text:p>
          </table:table-cell>
          <table:table-cell office:value-type="float" office:value="214644191">
            <text:p>214644191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42689222354">
            <text:p>426892223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; rasva 21,2 % , rasva 16,8kg , vü 92 cm</text:p>
          </table:table-cell>
          <table:table-cell office:value-type="string">
            <text:p>vü 92 cm</text:p>
          </table:table-cell>
          <table:table-cell office:value-type="string">
            <text:p><text:s/>Nõustatud kaalu ja dieedi osas</text:p>
          </table:table-cell>
          <table:table-cell office:value-type="string">
            <text:p>vü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0013">
            <text:p>5420013</text:p>
          </table:table-cell>
          <table:table-cell office:value-type="float" office:value="121483011">
            <text:p>121483011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4-12</text:p>
          </table:table-cell>
          <table:table-cell office:value-type="float" office:value="20478230584">
            <text:p>2047823058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92 cm</text:p>
          </table:table-cell>
          <table:table-cell office:value-type="string">
            <text:p><text:s/>( üle 90 prots ) V S 3.9mmol/l </text:p>
          </table:table-cell>
          <table:table-cell office:value-type="string">
            <text:p>vööümbermõõt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8428">
            <text:p>5698428</text:p>
          </table:table-cell>
          <table:table-cell office:value-type="float" office:value="150271016">
            <text:p>150271016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2012-12-03</text:p>
          </table:table-cell>
          <table:table-cell office:value-type="float" office:value="54761443638">
            <text:p>5476144363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92 cm</text:p>
          </table:table-cell>
          <table:table-cell office:value-type="string">
            <text:p><text:s/>( üle 90 . prots ) Eeldatav lõp</text:p>
          </table:table-cell>
          <table:table-cell office:value-type="string">
            <text:p>vööümbermõõt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52927">
            <text:p>24452927</text:p>
          </table:table-cell>
          <table:table-cell office:value-type="float" office:value="168258817">
            <text:p>168258817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68054040022">
            <text:p>680540400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ülv Vereproov-PSA+horm KMI 27,4Vü 92,5 cm</text:p>
          </table:table-cell>
          <table:table-cell office:value-type="string">
            <text:p>Vü 92,5 cm</text:p>
          </table:table-cell>
          <table:table-cell/>
          <table:table-cell office:value-type="string">
            <text:p>Vü</text:p>
          </table:table-cell>
          <table:table-cell office:value-type="float" office:value="92.5">
            <text:p>92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67917">
            <text:p>2867917</text:p>
          </table:table-cell>
          <table:table-cell office:value-type="float" office:value="122053653">
            <text:p>122053653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95132884540">
            <text:p>951328845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26 VÜ-93</text:p>
          </table:table-cell>
          <table:table-cell office:value-type="string">
            <text:p>VÜ-93</text:p>
          </table:table-cell>
          <table:table-cell office:value-type="string">
            <text:p><text:s/>V/R-115/70 Kolesterool-&gt; 7,75 V</text:p>
          </table:table-cell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85002">
            <text:p>14585002</text:p>
          </table:table-cell>
          <table:table-cell office:value-type="float" office:value="165370020">
            <text:p>165370020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73033931110">
            <text:p>6730339311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43/73 mmHgKMI 26,0Fat 19,1%Vü 93 cm</text:p>
          </table:table-cell>
          <table:table-cell office:value-type="string">
            <text:p>Vü 93 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61124">
            <text:p>23861124</text:p>
          </table:table-cell>
          <table:table-cell office:value-type="float" office:value="192438247">
            <text:p>192438247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62351062848">
            <text:p>623510628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41/87 mmHgKMI 25,9Fat 19,4%Vü 93cm</text:p>
          </table:table-cell>
          <table:table-cell office:value-type="string">
            <text:p>Vü 93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18858">
            <text:p>11318858</text:p>
          </table:table-cell>
          <table:table-cell office:value-type="float" office:value="175876213">
            <text:p>175876213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37261874208">
            <text:p>372618742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4 kg , KMI 27,8 , RP 19,8 % , VÜ 93 cm</text:p>
          </table:table-cell>
          <table:table-cell office:value-type="string">
            <text:p>VÜ 93 cm</text:p>
          </table:table-cell>
          <table:table-cell/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9651">
            <text:p>5789651</text:p>
          </table:table-cell>
          <table:table-cell office:value-type="float" office:value="141923902">
            <text:p>141923902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893383162">
            <text:p>4689338316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93 sm</text:p>
          </table:table-cell>
          <table:table-cell office:value-type="string">
            <text:p><text:s/>/ Puusaluu ümbermõõt-82 sm---1.</text:p>
          </table:table-cell>
          <table:table-cell office:value-type="string">
            <text:p>Vööümbermõõt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84885">
            <text:p>20484885</text:p>
          </table:table-cell>
          <table:table-cell office:value-type="float" office:value="213996996">
            <text:p>213996996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2968045163">
            <text:p>629680451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ülekaaluline naine , vööümbermõõt 93cm</text:p>
          </table:table-cell>
          <table:table-cell office:value-type="string">
            <text:p>vööümbermõõt 93cm</text:p>
          </table:table-cell>
          <table:table-cell office:value-type="string">
            <text:p><text:s/>, nahk , limaskestad puhtad</text:p>
          </table:table-cell>
          <table:table-cell office:value-type="string">
            <text:p>vööümbermõõt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91673">
            <text:p>14991673</text:p>
          </table:table-cell>
          <table:table-cell office:value-type="float" office:value="199463589">
            <text:p>199463589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11646663148">
            <text:p>116466631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48/88 mmHgKMI 27,4Fat 21,9%Vü 93cm</text:p>
          </table:table-cell>
          <table:table-cell office:value-type="string">
            <text:p>Vü 93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07987">
            <text:p>12307987</text:p>
          </table:table-cell>
          <table:table-cell office:value-type="float" office:value="182239793">
            <text:p>182239793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18101233406">
            <text:p>181012334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to Teostatud kehaehitusanalüüs vü-93cm</text:p>
          </table:table-cell>
          <table:table-cell office:value-type="string">
            <text:p>vü-93cm</text:p>
          </table:table-cell>
          <table:table-cell office:value-type="string">
            <text:p>kaal-80.6kgBMI-24.9FAT%-26.2 %</text:p>
          </table:table-cell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31306">
            <text:p>22831306</text:p>
          </table:table-cell>
          <table:table-cell office:value-type="float" office:value="185294443">
            <text:p>185294443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673030436424">
            <text:p>6730304364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3 kg , KMI 25,5 , RP 21,2 % , VÜ 93 cm</text:p>
          </table:table-cell>
          <table:table-cell office:value-type="string">
            <text:p>VÜ 93 cm</text:p>
          </table:table-cell>
          <table:table-cell/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27417">
            <text:p>10927417</text:p>
          </table:table-cell>
          <table:table-cell office:value-type="float" office:value="174188770">
            <text:p>174188770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94260837886">
            <text:p>942608378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25 , keha rasvaprotsent 18,7 , VÜ - 93 cm</text:p>
          </table:table-cell>
          <table:table-cell office:value-type="string">
            <text:p>VÜ - 93 cm</text:p>
          </table:table-cell>
          <table:table-cell office:value-type="string">
            <text:p><text:s/>)</text:p>
          </table:table-cell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92859">
            <text:p>23792859</text:p>
          </table:table-cell>
          <table:table-cell office:value-type="float" office:value="199971757">
            <text:p>199971757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11114869335">
            <text:p>111148693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vereproov-test KMI 27,0Fat 20,3%Vü 93cm</text:p>
          </table:table-cell>
          <table:table-cell office:value-type="string">
            <text:p>Vü 93cm</text:p>
          </table:table-cell>
          <table:table-cell office:value-type="string">
            <text:p>Nõustatud analüüsi tulemuse osas</text:p>
          </table:table-cell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76871">
            <text:p>15076871</text:p>
          </table:table-cell>
          <table:table-cell office:value-type="float" office:value="207477685">
            <text:p>207477685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673032449979">
            <text:p>6730324499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-93cm</text:p>
          </table:table-cell>
          <table:table-cell/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41574">
            <text:p>22441574</text:p>
          </table:table-cell>
          <table:table-cell office:value-type="float" office:value="204068945">
            <text:p>204068945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08-15</text:p>
          </table:table-cell>
          <table:table-cell office:value-type="float" office:value="673030416163">
            <text:p>6730304161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: 93 cm</text:p>
          </table:table-cell>
          <table:table-cell/>
          <table:table-cell office:value-type="string">
            <text:p>Vööümbermõõt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51064">
            <text:p>13651064</text:p>
          </table:table-cell>
          <table:table-cell office:value-type="float" office:value="167447827">
            <text:p>167447827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73030423592">
            <text:p>6730304235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9 kg , KMI 24,8 , RP 20,8 % , VÜ 93 cm</text:p>
          </table:table-cell>
          <table:table-cell office:value-type="string">
            <text:p>VÜ 93 cm</text:p>
          </table:table-cell>
          <table:table-cell/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05608">
            <text:p>12505608</text:p>
          </table:table-cell>
          <table:table-cell office:value-type="float" office:value="196745373">
            <text:p>196745373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22663360011">
            <text:p>226633600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p Vereproov KMI 25,0Fat 19,6%Vü 93cm</text:p>
          </table:table-cell>
          <table:table-cell office:value-type="string">
            <text:p>Vü 93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90865">
            <text:p>11290865</text:p>
          </table:table-cell>
          <table:table-cell office:value-type="float" office:value="192392146">
            <text:p>192392146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673044991860">
            <text:p>6730449918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4 kg , KMI 26,7 , RP 22,4 % , VÜ 94 cm</text:p>
          </table:table-cell>
          <table:table-cell office:value-type="string">
            <text:p>VÜ 94 cm</text:p>
          </table:table-cell>
          <table:table-cell/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79760">
            <text:p>13779760</text:p>
          </table:table-cell>
          <table:table-cell office:value-type="float" office:value="163718681">
            <text:p>163718681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55385793538">
            <text:p>553857935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ekreet veresegune Nõustatud vü-94cm</text:p>
          </table:table-cell>
          <table:table-cell office:value-type="string">
            <text:p>vü-94cm</text:p>
          </table:table-cell>
          <table:table-cell office:value-type="string">
            <text:p>pikkus-165cmkaal-67.6kgBMI-24.8F</text:p>
          </table:table-cell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36955">
            <text:p>10936955</text:p>
          </table:table-cell>
          <table:table-cell office:value-type="float" office:value="204596931">
            <text:p>204596931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0480420">
            <text:p>6730304804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5 kg , KMI 25,5 , RP 21,4 % , VÜ 94 cm</text:p>
          </table:table-cell>
          <table:table-cell office:value-type="string">
            <text:p>VÜ 94 cm</text:p>
          </table:table-cell>
          <table:table-cell/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59360">
            <text:p>11559360</text:p>
          </table:table-cell>
          <table:table-cell office:value-type="float" office:value="171042526">
            <text:p>171042526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81826521270">
            <text:p>818265212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; rasva 20,7 % , rasva 18,6kg , vü 94cm</text:p>
          </table:table-cell>
          <table:table-cell office:value-type="string">
            <text:p>vü 94cm</text:p>
          </table:table-cell>
          <table:table-cell/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37864">
            <text:p>20737864</text:p>
          </table:table-cell>
          <table:table-cell office:value-type="float" office:value="179889361">
            <text:p>179889361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2261">
            <text:p>6730304022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94cm</text:p>
          </table:table-cell>
          <table:table-cell/>
          <table:table-cell office:value-type="string">
            <text:p>vööümbermõõt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87581">
            <text:p>14387581</text:p>
          </table:table-cell>
          <table:table-cell office:value-type="float" office:value="173673607">
            <text:p>173673607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673030492458">
            <text:p>6730304924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9 kg , KMI 27,1 , RP 22,5 % , VÜ 94 cm</text:p>
          </table:table-cell>
          <table:table-cell office:value-type="string">
            <text:p>VÜ 94 cm</text:p>
          </table:table-cell>
          <table:table-cell/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57151">
            <text:p>22657151</text:p>
          </table:table-cell>
          <table:table-cell office:value-type="float" office:value="200822702">
            <text:p>200822702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3030571630">
            <text:p>6730305716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ti RR 144/94 mmHgPulss 75 x/min Vööümbermõõt : 94 cm</text:p>
          </table:table-cell>
          <table:table-cell office:value-type="string">
            <text:p>Vööümbermõõt : 94 cm</text:p>
          </table:table-cell>
          <table:table-cell office:value-type="string">
            <text:p>Tehtud kehaehituse aparaatanalüü</text:p>
          </table:table-cell>
          <table:table-cell office:value-type="string">
            <text:p>Vööümbermõõt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95796">
            <text:p>18195796</text:p>
          </table:table-cell>
          <table:table-cell office:value-type="float" office:value="155975499">
            <text:p>155975499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7581690">
            <text:p>6730475816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iimati 1 a tagasi P-180 K-88 kg VÜ-94</text:p>
          </table:table-cell>
          <table:table-cell office:value-type="string">
            <text:p>VÜ-94</text:p>
          </table:table-cell>
          <table:table-cell office:value-type="string">
            <text:p><text:s/>( piiri pealne ) , KMI-27,5 , S</text:p>
          </table:table-cell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03944">
            <text:p>11403944</text:p>
          </table:table-cell>
          <table:table-cell office:value-type="float" office:value="214505782">
            <text:p>214505782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673030577531">
            <text:p>6730305775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0 kg , RP 25,6 % , KMI 26,9 , VÜ 94 cm</text:p>
          </table:table-cell>
          <table:table-cell office:value-type="string">
            <text:p>VÜ 94 cm</text:p>
          </table:table-cell>
          <table:table-cell/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53698">
            <text:p>3053698</text:p>
          </table:table-cell>
          <table:table-cell office:value-type="float" office:value="120110851">
            <text:p>120110851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14312721374">
            <text:p>143127213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29 VÜ-94</text:p>
          </table:table-cell>
          <table:table-cell office:value-type="string">
            <text:p>VÜ-94</text:p>
          </table:table-cell>
          <table:table-cell office:value-type="string">
            <text:p><text:s/>V/R -140/90 Kolesterool-6,38 Ve</text:p>
          </table:table-cell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87905">
            <text:p>14187905</text:p>
          </table:table-cell>
          <table:table-cell office:value-type="float" office:value="190511291">
            <text:p>190511291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7-18</text:p>
          </table:table-cell>
          <table:table-cell office:value-type="float" office:value="49314357582">
            <text:p>493143575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31/89 mmHgKMI 22,6Fat 18,7%Vü 94cm</text:p>
          </table:table-cell>
          <table:table-cell office:value-type="string">
            <text:p>Vü 94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2757">
            <text:p>21422757</text:p>
          </table:table-cell>
          <table:table-cell office:value-type="float" office:value="173776659">
            <text:p>173776659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673030533092">
            <text:p>6730305330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94cm</text:p>
          </table:table-cell>
          <table:table-cell/>
          <table:table-cell office:value-type="string">
            <text:p>vööümbermõõt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58154">
            <text:p>22758154</text:p>
          </table:table-cell>
          <table:table-cell office:value-type="float" office:value="216987235">
            <text:p>216987235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673030539833">
            <text:p>6730305398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; rasva 19,9 % , rasva18,1 kg , vü 94cm</text:p>
          </table:table-cell>
          <table:table-cell office:value-type="string">
            <text:p>vü 94cm</text:p>
          </table:table-cell>
          <table:table-cell/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8361">
            <text:p>5708361</text:p>
          </table:table-cell>
          <table:table-cell office:value-type="float" office:value="146796758">
            <text:p>146796758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354961682">
            <text:p>1535496168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- 94sm</text:p>
          </table:table-cell>
          <table:table-cell office:value-type="string">
            <text:p><text:s/>/ Puusaluu ümbermõõt-106 sm---0</text:p>
          </table:table-cell>
          <table:table-cell office:value-type="string">
            <text:p>Vööümbermõõt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02662">
            <text:p>12302662</text:p>
          </table:table-cell>
          <table:table-cell office:value-type="float" office:value="181149212">
            <text:p>181149212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73030320080">
            <text:p>6730303200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8 kg , KMI 24,7 , RP 20,3 % , VÜ 94 cm</text:p>
          </table:table-cell>
          <table:table-cell office:value-type="string">
            <text:p>VÜ 94 cm</text:p>
          </table:table-cell>
          <table:table-cell/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9081">
            <text:p>1769081</text:p>
          </table:table-cell>
          <table:table-cell office:value-type="float" office:value="92109549">
            <text:p>92109549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839646344">
            <text:p>90839646344</text:p>
          </table:table-cell>
          <table:table-cell office:value-type="string">
            <text:p>original</text:p>
          </table:table-cell>
          <table:table-cell office:value-type="string">
            <text:p>a_regime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e koormus , kaalu langetamine ( vööümbermõõt 94cm</text:p>
          </table:table-cell>
          <table:table-cell office:value-type="string">
            <text:p>vööümbermõõt 94cm</text:p>
          </table:table-cell>
          <table:table-cell office:value-type="string">
            <text:p><text:s/>)</text:p>
          </table:table-cell>
          <table:table-cell office:value-type="string">
            <text:p>vööümbermõõt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01317">
            <text:p>22701317</text:p>
          </table:table-cell>
          <table:table-cell office:value-type="float" office:value="181149212">
            <text:p>181149212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73030320080">
            <text:p>6730303200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8 kg , KMI 24,7 , RP 20,3 % , VÜ 94 cm</text:p>
          </table:table-cell>
          <table:table-cell office:value-type="string">
            <text:p>VÜ 94 cm</text:p>
          </table:table-cell>
          <table:table-cell/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53514">
            <text:p>12753514</text:p>
          </table:table-cell>
          <table:table-cell office:value-type="float" office:value="198194621">
            <text:p>198194621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673030472533">
            <text:p>6730304725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6 kg , KMI 26,4 , RP 26,4 % , VÜ 94 cm</text:p>
          </table:table-cell>
          <table:table-cell office:value-type="string">
            <text:p>VÜ 94 cm</text:p>
          </table:table-cell>
          <table:table-cell/>
          <table:table-cell office:value-type="string">
            <text:p>VÜ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4829">
            <text:p>5804829</text:p>
          </table:table-cell>
          <table:table-cell office:value-type="float" office:value="137776048">
            <text:p>137776048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39690584203">
            <text:p>3969058420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95 cm</text:p>
          </table:table-cell>
          <table:table-cell/>
          <table:table-cell office:value-type="string">
            <text:p>Vööümbermõõt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00531">
            <text:p>3400531</text:p>
          </table:table-cell>
          <table:table-cell office:value-type="float" office:value="137750519">
            <text:p>137750519</text:p>
          </table:table-cell>
          <table:table-cell office:value-type="string">
            <text:p>2012-09-17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19492413875">
            <text:p>194924138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üdameprof kab VR 115/80 KMI 27 VÜ 95</text:p>
          </table:table-cell>
          <table:table-cell office:value-type="string">
            <text:p>VÜ 95</text:p>
          </table:table-cell>
          <table:table-cell office:value-type="string">
            <text:p><text:s/>Kolesterool 6,0 Veresuhkur 6,1 </text:p>
          </table:table-cell>
          <table:table-cell office:value-type="string">
            <text:p>VÜ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60802">
            <text:p>5760802</text:p>
          </table:table-cell>
          <table:table-cell office:value-type="float" office:value="143899290">
            <text:p>143899290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71144645588">
            <text:p>7114464558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95 cm</text:p>
          </table:table-cell>
          <table:table-cell/>
          <table:table-cell office:value-type="string">
            <text:p>Vü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06267">
            <text:p>23706267</text:p>
          </table:table-cell>
          <table:table-cell office:value-type="float" office:value="209891028">
            <text:p>209891028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673030492142">
            <text:p>6730304921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5 kg , KMI 23,4 , RP 16,2 % , VÜ 95 cm</text:p>
          </table:table-cell>
          <table:table-cell office:value-type="string">
            <text:p>VÜ 95 cm</text:p>
          </table:table-cell>
          <table:table-cell/>
          <table:table-cell office:value-type="string">
            <text:p>VÜ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5424">
            <text:p>1855424</text:p>
          </table:table-cell>
          <table:table-cell office:value-type="float" office:value="124082250">
            <text:p>124082250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529131480">
            <text:p>225291314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95 cm</text:p>
          </table:table-cell>
          <table:table-cell/>
          <table:table-cell office:value-type="string">
            <text:p>Vööümbermõõt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48562">
            <text:p>11548562</text:p>
          </table:table-cell>
          <table:table-cell office:value-type="float" office:value="160470511">
            <text:p>160470511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673030357943">
            <text:p>6730303579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5 kg , KMI 24,9 , RP 21,4 % , VÜ 95 cm</text:p>
          </table:table-cell>
          <table:table-cell office:value-type="string">
            <text:p>VÜ 95 cm</text:p>
          </table:table-cell>
          <table:table-cell/>
          <table:table-cell office:value-type="string">
            <text:p>VÜ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07144">
            <text:p>14207144</text:p>
          </table:table-cell>
          <table:table-cell office:value-type="float" office:value="193753991">
            <text:p>193753991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2013-08-12</text:p>
          </table:table-cell>
          <table:table-cell office:value-type="float" office:value="673030412904">
            <text:p>6730304129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,2 kg , KMI 26,6 , RP 22,0 % , VÜ 95 cm</text:p>
          </table:table-cell>
          <table:table-cell office:value-type="string">
            <text:p>VÜ 95 cm</text:p>
          </table:table-cell>
          <table:table-cell/>
          <table:table-cell office:value-type="string">
            <text:p>VÜ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35726">
            <text:p>22835726</text:p>
          </table:table-cell>
          <table:table-cell office:value-type="float" office:value="184150118">
            <text:p>184150118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24168696791">
            <text:p>241686967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8 kg , KMI 27,7 , RP 24,0 % , VÜ 95 cm</text:p>
          </table:table-cell>
          <table:table-cell office:value-type="string">
            <text:p>VÜ 95 cm</text:p>
          </table:table-cell>
          <table:table-cell/>
          <table:table-cell office:value-type="string">
            <text:p>VÜ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66494">
            <text:p>13566494</text:p>
          </table:table-cell>
          <table:table-cell office:value-type="float" office:value="212271829">
            <text:p>212271829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99174610199">
            <text:p>991746101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5 kg , KMI 25,9 , RP 22,1 % , VÜ 95 cm</text:p>
          </table:table-cell>
          <table:table-cell office:value-type="string">
            <text:p>VÜ 95 cm</text:p>
          </table:table-cell>
          <table:table-cell/>
          <table:table-cell office:value-type="string">
            <text:p>VÜ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75761">
            <text:p>5675761</text:p>
          </table:table-cell>
          <table:table-cell office:value-type="float" office:value="150976154">
            <text:p>150976154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883222441">
            <text:p>8088322244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95 sm</text:p>
          </table:table-cell>
          <table:table-cell office:value-type="string">
            <text:p><text:s/>/ Puusaluu ümbermõõt - 85sm---1</text:p>
          </table:table-cell>
          <table:table-cell office:value-type="string">
            <text:p>Vööümbermõõt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05964">
            <text:p>2905964</text:p>
          </table:table-cell>
          <table:table-cell office:value-type="float" office:value="125776726">
            <text:p>125776726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23643770646">
            <text:p>236437706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30 VÜ-95</text:p>
          </table:table-cell>
          <table:table-cell office:value-type="string">
            <text:p>VÜ-95</text:p>
          </table:table-cell>
          <table:table-cell office:value-type="string">
            <text:p><text:s/>V/R-180/110 Kolesterool -4,96 V</text:p>
          </table:table-cell>
          <table:table-cell office:value-type="string">
            <text:p>VÜ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72008">
            <text:p>10972008</text:p>
          </table:table-cell>
          <table:table-cell office:value-type="float" office:value="181294269">
            <text:p>181294269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673030353611">
            <text:p>6730303536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8 kg , KMI 32,1 , RP 20,0 % , VÜ 95 cm</text:p>
          </table:table-cell>
          <table:table-cell office:value-type="string">
            <text:p>VÜ 95 cm</text:p>
          </table:table-cell>
          <table:table-cell/>
          <table:table-cell office:value-type="string">
            <text:p>VÜ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01966">
            <text:p>5301966</text:p>
          </table:table-cell>
          <table:table-cell office:value-type="float" office:value="124884591">
            <text:p>124884591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39725985256">
            <text:p>3972598525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95 cm</text:p>
          </table:table-cell>
          <table:table-cell/>
          <table:table-cell office:value-type="string">
            <text:p>Vüm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19238">
            <text:p>23319238</text:p>
          </table:table-cell>
          <table:table-cell office:value-type="float" office:value="212749864">
            <text:p>212749864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673030409354">
            <text:p>6730304093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6 kg , RP 22,4 % , KMI 26,2 , VÜ 96 cm</text:p>
          </table:table-cell>
          <table:table-cell office:value-type="string">
            <text:p>VÜ 96 cm</text:p>
          </table:table-cell>
          <table:table-cell/>
          <table:table-cell office:value-type="string">
            <text:p>VÜ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0715">
            <text:p>21420715</text:p>
          </table:table-cell>
          <table:table-cell office:value-type="float" office:value="173296685">
            <text:p>173296685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673030466743">
            <text:p>6730304667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,4 kg , KMI 24,5 , RP 18,9 % , VÜ 96 cm</text:p>
          </table:table-cell>
          <table:table-cell office:value-type="string">
            <text:p>VÜ 96 cm</text:p>
          </table:table-cell>
          <table:table-cell/>
          <table:table-cell office:value-type="string">
            <text:p>VÜ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5215">
            <text:p>5785215</text:p>
          </table:table-cell>
          <table:table-cell office:value-type="float" office:value="141974934">
            <text:p>141974934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14680036538">
            <text:p>1468003653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96 cm</text:p>
          </table:table-cell>
          <table:table-cell/>
          <table:table-cell office:value-type="string">
            <text:p>VÜ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99209">
            <text:p>13399209</text:p>
          </table:table-cell>
          <table:table-cell office:value-type="float" office:value="197447594">
            <text:p>197447594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57176819477">
            <text:p>571768194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pKMI 30,7FAT 25,9%Vü 96cm</text:p>
          </table:table-cell>
          <table:table-cell office:value-type="string">
            <text:p>Vü 96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45867">
            <text:p>7745867</text:p>
          </table:table-cell>
          <table:table-cell office:value-type="float" office:value="86476794">
            <text:p>86476794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69557323214">
            <text:p>6955732321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g , pikkus 168 cm , KMI 31.6 , vööüm 96 cm</text:p>
          </table:table-cell>
          <table:table-cell office:value-type="string">
            <text:p>vööüm 96 cm</text:p>
          </table:table-cell>
          <table:table-cell/>
          <table:table-cell office:value-type="string">
            <text:p>vööüm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50844">
            <text:p>3450844</text:p>
          </table:table-cell>
          <table:table-cell office:value-type="float" office:value="144553393">
            <text:p>144553393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446053686">
            <text:p>834460536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kabinetis 93,2kg ( -1,3kg ) ja VÜ 96cm</text:p>
          </table:table-cell>
          <table:table-cell office:value-type="string">
            <text:p>VÜ 96cm</text:p>
          </table:table-cell>
          <table:table-cell office:value-type="string">
            <text:p><text:s/>( -2cm )</text:p>
          </table:table-cell>
          <table:table-cell office:value-type="string">
            <text:p>VÜ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80167">
            <text:p>14080167</text:p>
          </table:table-cell>
          <table:table-cell office:value-type="float" office:value="183357798">
            <text:p>183357798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73030447434">
            <text:p>6730304474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vereproov-PSA KMI 25,5Fat 22,2%Vü 96cm</text:p>
          </table:table-cell>
          <table:table-cell office:value-type="string">
            <text:p>Vü 96cm</text:p>
          </table:table-cell>
          <table:table-cell office:value-type="string">
            <text:p>Max flow 11,6 ml/sVolume 150,2 m</text:p>
          </table:table-cell>
          <table:table-cell office:value-type="string">
            <text:p>Vü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29970">
            <text:p>5629970</text:p>
          </table:table-cell>
          <table:table-cell office:value-type="float" office:value="145691929">
            <text:p>145691929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969295428">
            <text:p>8596929542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96 sm</text:p>
          </table:table-cell>
          <table:table-cell office:value-type="string">
            <text:p><text:s/>/ Puusaluu ümbermõõt-90 sm-- - </text:p>
          </table:table-cell>
          <table:table-cell office:value-type="string">
            <text:p>Vööümbermõõt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96613">
            <text:p>18896613</text:p>
          </table:table-cell>
          <table:table-cell office:value-type="float" office:value="203233773">
            <text:p>203233773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651460">
            <text:p>6730306514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 , pikkus - 160,2 , KMI - 31 , vü - 96</text:p>
          </table:table-cell>
          <table:table-cell office:value-type="string">
            <text:p>vü - 96</text:p>
          </table:table-cell>
          <table:table-cell office:value-type="string">
            <text:p><text:s/>, RR 150/70</text:p>
          </table:table-cell>
          <table:table-cell office:value-type="string">
            <text:p>vü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58841">
            <text:p>14158841</text:p>
          </table:table-cell>
          <table:table-cell office:value-type="float" office:value="198207340">
            <text:p>198207340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79401736794">
            <text:p>794017367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 FAT 27,9 % , RR 139/81 mmHg , VÜ 96</text:p>
          </table:table-cell>
          <table:table-cell office:value-type="string">
            <text:p>VÜ 96</text:p>
          </table:table-cell>
          <table:table-cell/>
          <table:table-cell office:value-type="string">
            <text:p>VÜ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96561">
            <text:p>22296561</text:p>
          </table:table-cell>
          <table:table-cell office:value-type="float" office:value="209278815">
            <text:p>209278815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0502052">
            <text:p>6730305020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p KMI 25,0Fat 20,2%Vü 96cm</text:p>
          </table:table-cell>
          <table:table-cell office:value-type="string">
            <text:p>Vü 96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93269">
            <text:p>22093269</text:p>
          </table:table-cell>
          <table:table-cell office:value-type="float" office:value="206755890">
            <text:p>206755890</text:p>
          </table:table-cell>
          <table:table-cell office:value-type="string">
            <text:p>2013-11-03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41515130810">
            <text:p>415151308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pVereproov KMI 28,3Fat 24,6%Vü 96cm</text:p>
          </table:table-cell>
          <table:table-cell office:value-type="string">
            <text:p>Vü 96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49016">
            <text:p>23749016</text:p>
          </table:table-cell>
          <table:table-cell office:value-type="float" office:value="166166790">
            <text:p>166166790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20220535871">
            <text:p>202205358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3 kg , KMI 24,8 , RP 22,7 % , Vü 96 cm</text:p>
          </table:table-cell>
          <table:table-cell office:value-type="string">
            <text:p>Vü 96 cm</text:p>
          </table:table-cell>
          <table:table-cell/>
          <table:table-cell office:value-type="string">
            <text:p>Vü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91619">
            <text:p>22091619</text:p>
          </table:table-cell>
          <table:table-cell office:value-type="float" office:value="163262075">
            <text:p>163262075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21649182640">
            <text:p>216491826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tud veeniveri - PSA , testo , LHvü-96,5cm</text:p>
          </table:table-cell>
          <table:table-cell office:value-type="string">
            <text:p>vü-96,5cm</text:p>
          </table:table-cell>
          <table:table-cell office:value-type="string">
            <text:p>kaal-83.4kgBMI - 26.9FAT % - 20.</text:p>
          </table:table-cell>
          <table:table-cell office:value-type="string">
            <text:p>vü</text:p>
          </table:table-cell>
          <table:table-cell office:value-type="float" office:value="96.5">
            <text:p>96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04164">
            <text:p>11504164</text:p>
          </table:table-cell>
          <table:table-cell office:value-type="float" office:value="163262075">
            <text:p>163262075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21649182640">
            <text:p>216491826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tud veeniveri - PSA , testo , LHvü-96,5cm</text:p>
          </table:table-cell>
          <table:table-cell office:value-type="string">
            <text:p>vü-96,5cm</text:p>
          </table:table-cell>
          <table:table-cell office:value-type="string">
            <text:p>kaal-83.4kgBMI - 26.9FAT % - 20.</text:p>
          </table:table-cell>
          <table:table-cell office:value-type="string">
            <text:p>vü</text:p>
          </table:table-cell>
          <table:table-cell office:value-type="float" office:value="96.5">
            <text:p>96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46455">
            <text:p>14946455</text:p>
          </table:table-cell>
          <table:table-cell office:value-type="float" office:value="166598855">
            <text:p>166598855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673030325649">
            <text:p>6730303256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7 kg , KMI 29,6 , RP 23,2 % , VÜ 97 cm</text:p>
          </table:table-cell>
          <table:table-cell office:value-type="string">
            <text:p>VÜ 97 cm</text:p>
          </table:table-cell>
          <table:table-cell/>
          <table:table-cell office:value-type="string">
            <text:p>VÜ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30201">
            <text:p>5330201</text:p>
          </table:table-cell>
          <table:table-cell office:value-type="float" office:value="127918141">
            <text:p>127918141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2012-06-28</text:p>
          </table:table-cell>
          <table:table-cell office:value-type="float" office:value="34177855417">
            <text:p>3417785541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97 cm</text:p>
          </table:table-cell>
          <table:table-cell office:value-type="string">
            <text:p><text:s/>( üle 90 . prots )</text:p>
          </table:table-cell>
          <table:table-cell office:value-type="string">
            <text:p>vööümbermõõt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98528">
            <text:p>23898528</text:p>
          </table:table-cell>
          <table:table-cell office:value-type="float" office:value="190870921">
            <text:p>190870921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57222955362">
            <text:p>572229553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ed RR 144/96 mmHgKMI 29Fat 22,1%Vü 97cm</text:p>
          </table:table-cell>
          <table:table-cell office:value-type="string">
            <text:p>Vü 97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72395">
            <text:p>12172395</text:p>
          </table:table-cell>
          <table:table-cell office:value-type="float" office:value="200592306">
            <text:p>200592306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70903863083">
            <text:p>709038630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lt RR 135/85 mmHgPulss 65 x/min Vööümbermõõt : 97 cm</text:p>
          </table:table-cell>
          <table:table-cell office:value-type="string">
            <text:p>Vööümbermõõt : 97 cm</text:p>
          </table:table-cell>
          <table:table-cell office:value-type="string">
            <text:p>Tehtud kehaehituse aparaatanalüü</text:p>
          </table:table-cell>
          <table:table-cell office:value-type="string">
            <text:p>Vööümbermõõt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38204">
            <text:p>14938204</text:p>
          </table:table-cell>
          <table:table-cell office:value-type="float" office:value="209907979">
            <text:p>209907979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70016170118">
            <text:p>700161701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1 kg , RP 24,1 % , KMI 28,1 , VÜ 97 cm</text:p>
          </table:table-cell>
          <table:table-cell office:value-type="string">
            <text:p>VÜ 97 cm</text:p>
          </table:table-cell>
          <table:table-cell/>
          <table:table-cell office:value-type="string">
            <text:p>VÜ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51908">
            <text:p>5651908</text:p>
          </table:table-cell>
          <table:table-cell office:value-type="float" office:value="146788824">
            <text:p>146788824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323581181">
            <text:p>3432358118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- 97sm</text:p>
          </table:table-cell>
          <table:table-cell office:value-type="string">
            <text:p><text:s/>/ Puusaluu ümbermõõt-94 sm---1.</text:p>
          </table:table-cell>
          <table:table-cell office:value-type="string">
            <text:p>Vööümbermõõt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78576">
            <text:p>24178576</text:p>
          </table:table-cell>
          <table:table-cell office:value-type="float" office:value="174944948">
            <text:p>174944948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673030446391">
            <text:p>6730304463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,3 kg , KMI 28,5 , RP 23,1 % , VÜ 97 cm</text:p>
          </table:table-cell>
          <table:table-cell office:value-type="string">
            <text:p>VÜ 97 cm</text:p>
          </table:table-cell>
          <table:table-cell/>
          <table:table-cell office:value-type="string">
            <text:p>VÜ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10505">
            <text:p>23210505</text:p>
          </table:table-cell>
          <table:table-cell office:value-type="float" office:value="202343959">
            <text:p>202343959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39463240056">
            <text:p>394632400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2 kg , KMI 25,7 , RP 18,1 % , VÜ 97 cm</text:p>
          </table:table-cell>
          <table:table-cell office:value-type="string">
            <text:p>VÜ 97 cm</text:p>
          </table:table-cell>
          <table:table-cell/>
          <table:table-cell office:value-type="string">
            <text:p>VÜ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05675">
            <text:p>12505675</text:p>
          </table:table-cell>
          <table:table-cell office:value-type="float" office:value="210899909">
            <text:p>210899909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673030430111">
            <text:p>6730304301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asva 20,4 % , rasva 19,0 kg , vü 97,5 cm</text:p>
          </table:table-cell>
          <table:table-cell office:value-type="string">
            <text:p>vü 97,5 cm</text:p>
          </table:table-cell>
          <table:table-cell office:value-type="string">
            <text:p><text:s/>Nõustatud kaalu ja dieedi osas</text:p>
          </table:table-cell>
          <table:table-cell office:value-type="string">
            <text:p>vü</text:p>
          </table:table-cell>
          <table:table-cell office:value-type="float" office:value="97.5">
            <text:p>97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27692">
            <text:p>19127692</text:p>
          </table:table-cell>
          <table:table-cell office:value-type="float" office:value="199382675">
            <text:p>199382675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819643299">
            <text:p>158196432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aal 77 kg ; pikkus 164cm ; vü 98cm</text:p>
          </table:table-cell>
          <table:table-cell office:value-type="string">
            <text:p>vü 98cm</text:p>
          </table:table-cell>
          <table:table-cell office:value-type="string">
            <text:p><text:s/>; KMI 28,6</text:p>
          </table:table-cell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74981">
            <text:p>24474981</text:p>
          </table:table-cell>
          <table:table-cell office:value-type="float" office:value="202314776">
            <text:p>202314776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2-08-03</text:p>
          </table:table-cell>
          <table:table-cell office:value-type="float" office:value="673034155058">
            <text:p>6730341550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A+horm SäilitusKMI 30,2FAT 31,5%Vü 98cm</text:p>
          </table:table-cell>
          <table:table-cell office:value-type="string">
            <text:p>Vü 98cm</text:p>
          </table:table-cell>
          <table:table-cell office:value-type="string">
            <text:p>Max flow 9,7Volume 95,0 ml Nõust</text:p>
          </table:table-cell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07364">
            <text:p>18107364</text:p>
          </table:table-cell>
          <table:table-cell office:value-type="float" office:value="213386681">
            <text:p>213386681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79873">
            <text:p>6730305798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- 98</text:p>
          </table:table-cell>
          <table:table-cell/>
          <table:table-cell office:value-type="string">
            <text:p>Vööümbermõõt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1539">
            <text:p>5691539</text:p>
          </table:table-cell>
          <table:table-cell office:value-type="float" office:value="138761049">
            <text:p>138761049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52844459624">
            <text:p>5284445962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98 cm</text:p>
          </table:table-cell>
          <table:table-cell/>
          <table:table-cell office:value-type="string">
            <text:p>Vüm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36358">
            <text:p>17736358</text:p>
          </table:table-cell>
          <table:table-cell office:value-type="float" office:value="193541817">
            <text:p>193541817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3810">
            <text:p>6730304238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 kehakaal 85 kg , pikkus 174 , vööümbermõõt 98 cm</text:p>
          </table:table-cell>
          <table:table-cell office:value-type="string">
            <text:p>vööümbermõõt 98 cm</text:p>
          </table:table-cell>
          <table:table-cell office:value-type="string">
            <text:p><text:s/>, KMI 28,1 .</text:p>
          </table:table-cell>
          <table:table-cell office:value-type="string">
            <text:p>vööümbermõõt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06842">
            <text:p>13506842</text:p>
          </table:table-cell>
          <table:table-cell office:value-type="float" office:value="198042840">
            <text:p>198042840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673030400812">
            <text:p>6730304008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- 98cm</text:p>
          </table:table-cell>
          <table:table-cell office:value-type="string">
            <text:p><text:s/>, kaal-89kg , BMI-27.5 , FAT%-2</text:p>
          </table:table-cell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01061">
            <text:p>22401061</text:p>
          </table:table-cell>
          <table:table-cell office:value-type="float" office:value="176455248">
            <text:p>176455248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61138825983">
            <text:p>611388259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23/80 mmHgKMI 27,1Fat 23,4%Vü 98cm</text:p>
          </table:table-cell>
          <table:table-cell office:value-type="string">
            <text:p>Vü 98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71632">
            <text:p>20671632</text:p>
          </table:table-cell>
          <table:table-cell office:value-type="float" office:value="198435929">
            <text:p>198435929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3401">
            <text:p>6730304234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normosteeniline mees , vööümbermõõt 98cm</text:p>
          </table:table-cell>
          <table:table-cell office:value-type="string">
            <text:p>vööümbermõõt 98cm</text:p>
          </table:table-cell>
          <table:table-cell/>
          <table:table-cell office:value-type="string">
            <text:p>vööümbermõõt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79833">
            <text:p>23579833</text:p>
          </table:table-cell>
          <table:table-cell office:value-type="float" office:value="182249263">
            <text:p>182249263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9812405749">
            <text:p>698124057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to Teostatud kehaehitusanalüüs vü-98cm</text:p>
          </table:table-cell>
          <table:table-cell office:value-type="string">
            <text:p>vü-98cm</text:p>
          </table:table-cell>
          <table:table-cell office:value-type="string">
            <text:p>kaal-82.1BMI-24.0FAT%-21.5 %</text:p>
          </table:table-cell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1525">
            <text:p>1991525</text:p>
          </table:table-cell>
          <table:table-cell office:value-type="float" office:value="101391799">
            <text:p>101391799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513971870">
            <text:p>135139718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, pikkus 172 , KMI 25 , suurus talje 98</text:p>
          </table:table-cell>
          <table:table-cell office:value-type="string">
            <text:p>talje 98</text:p>
          </table:table-cell>
          <table:table-cell office:value-type="string">
            <text:p><text:s/>, RR 120/80 , fr 82 , , t</text:p>
          </table:table-cell>
          <table:table-cell office:value-type="string">
            <text:p>talje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61115">
            <text:p>13061115</text:p>
          </table:table-cell>
          <table:table-cell office:value-type="float" office:value="176531393">
            <text:p>176531393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673030558411">
            <text:p>6730305584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dRR 156/99 mmHgKMI 26,8Fat 24,1%Vü 98 cm</text:p>
          </table:table-cell>
          <table:table-cell office:value-type="string">
            <text:p>Vü 98 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52199">
            <text:p>13452199</text:p>
          </table:table-cell>
          <table:table-cell office:value-type="float" office:value="182249263">
            <text:p>182249263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9812405749">
            <text:p>698124057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to Teostatud kehaehitusanalüüs vü-98cm</text:p>
          </table:table-cell>
          <table:table-cell office:value-type="string">
            <text:p>vü-98cm</text:p>
          </table:table-cell>
          <table:table-cell office:value-type="string">
            <text:p>kaal-82.1BMI-24.0FAT%-21.5 %</text:p>
          </table:table-cell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45715">
            <text:p>11845715</text:p>
          </table:table-cell>
          <table:table-cell office:value-type="float" office:value="160471383">
            <text:p>160471383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673030358075">
            <text:p>6730303580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5,5 kg , KMI 25,1 , RP22,1 % , VÜ 98 cm</text:p>
          </table:table-cell>
          <table:table-cell office:value-type="string">
            <text:p>VÜ 98 cm</text:p>
          </table:table-cell>
          <table:table-cell/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35480">
            <text:p>13135480</text:p>
          </table:table-cell>
          <table:table-cell office:value-type="float" office:value="197637290">
            <text:p>197637290</text:p>
          </table:table-cell>
          <table:table-cell office:value-type="string">
            <text:p>2013-09-15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673030441723">
            <text:p>6730304417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p Vereproov KMI 28,0Fat 24,7%Vü 98cm</text:p>
          </table:table-cell>
          <table:table-cell office:value-type="string">
            <text:p>Vü 98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18304">
            <text:p>21718304</text:p>
          </table:table-cell>
          <table:table-cell office:value-type="float" office:value="172161332">
            <text:p>172161332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673030395590">
            <text:p>6730303955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proov-PSA+test KMI 25,0Fat 24,4%Vü 98cm</text:p>
          </table:table-cell>
          <table:table-cell office:value-type="string">
            <text:p>Vü 98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9422">
            <text:p>5719422</text:p>
          </table:table-cell>
          <table:table-cell office:value-type="float" office:value="134462182">
            <text:p>134462182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56012980739">
            <text:p>5601298073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 96 kg , P 165 cm KMI 35 VÜ 98cm</text:p>
          </table:table-cell>
          <table:table-cell office:value-type="string">
            <text:p>VÜ 98cm</text:p>
          </table:table-cell>
          <table:table-cell office:value-type="string">
            <text:p><text:s/>RR 130/85mmHg Kolesterool 5.74 </text:p>
          </table:table-cell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88213">
            <text:p>4288213</text:p>
          </table:table-cell>
          <table:table-cell office:value-type="float" office:value="124127434">
            <text:p>124127434</text:p>
          </table:table-cell>
          <table:table-cell office:value-type="string">
            <text:p>2012-03-08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95540991459">
            <text:p>955409914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ügisel - suvel kõnnib rohkem , vööümbermõõt 98 cm</text:p>
          </table:table-cell>
          <table:table-cell office:value-type="string">
            <text:p>vööümbermõõt 98 cm</text:p>
          </table:table-cell>
          <table:table-cell/>
          <table:table-cell office:value-type="string">
            <text:p>vööümbermõõt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77545">
            <text:p>12477545</text:p>
          </table:table-cell>
          <table:table-cell office:value-type="float" office:value="196523197">
            <text:p>196523197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75651529869">
            <text:p>756515298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4 kg , KMI 27,2 , RP 24,7 % , VÜ 98 cm</text:p>
          </table:table-cell>
          <table:table-cell office:value-type="string">
            <text:p>VÜ 98 cm</text:p>
          </table:table-cell>
          <table:table-cell/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1216">
            <text:p>5441216</text:p>
          </table:table-cell>
          <table:table-cell office:value-type="float" office:value="129585230">
            <text:p>129585230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208533993">
            <text:p>6720853399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kg , pikkus 166sm , KMI 29,4 , VÜ 98sm</text:p>
          </table:table-cell>
          <table:table-cell office:value-type="string">
            <text:p>VÜ 98sm</text:p>
          </table:table-cell>
          <table:table-cell/>
          <table:table-cell office:value-type="string">
            <text:p>VÜ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08576">
            <text:p>3108576</text:p>
          </table:table-cell>
          <table:table-cell office:value-type="float" office:value="127426131">
            <text:p>127426131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260046276">
            <text:p>662600462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Muu info : RR 168 / 100 mmHg VÜ 99 cm</text:p>
          </table:table-cell>
          <table:table-cell office:value-type="string">
            <text:p>VÜ 99 cm</text:p>
          </table:table-cell>
          <table:table-cell/>
          <table:table-cell office:value-type="string">
            <text:p>VÜ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51255">
            <text:p>5351255</text:p>
          </table:table-cell>
          <table:table-cell office:value-type="float" office:value="126281433">
            <text:p>126281433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43727730063">
            <text:p>4372773006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99 cm</text:p>
          </table:table-cell>
          <table:table-cell office:value-type="string">
            <text:p><text:s/>( &gt; 90 prots )</text:p>
          </table:table-cell>
          <table:table-cell office:value-type="string">
            <text:p>vööümbermõõt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59260">
            <text:p>21859260</text:p>
          </table:table-cell>
          <table:table-cell office:value-type="float" office:value="209239781">
            <text:p>209239781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10691336379">
            <text:p>106913363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1 kg , KMI 25,3 , RP 23,5 % , VÜ 99 cm</text:p>
          </table:table-cell>
          <table:table-cell office:value-type="string">
            <text:p>VÜ 99 cm</text:p>
          </table:table-cell>
          <table:table-cell/>
          <table:table-cell office:value-type="string">
            <text:p>VÜ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80106">
            <text:p>23780106</text:p>
          </table:table-cell>
          <table:table-cell office:value-type="float" office:value="205029265">
            <text:p>205029265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673030457147">
            <text:p>6730304571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6,5 kg , KMI 26,7 , RP 26,8 % , VÜ 99 cm</text:p>
          </table:table-cell>
          <table:table-cell office:value-type="string">
            <text:p>VÜ 99 cm</text:p>
          </table:table-cell>
          <table:table-cell/>
          <table:table-cell office:value-type="string">
            <text:p>VÜ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21247">
            <text:p>22521247</text:p>
          </table:table-cell>
          <table:table-cell office:value-type="float" office:value="208999448">
            <text:p>208999448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673030513226">
            <text:p>6730305132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dKMI 27,3FAT 20 % RR 151/81 mmHgVÜ 99 cm</text:p>
          </table:table-cell>
          <table:table-cell office:value-type="string">
            <text:p>VÜ 99 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83631">
            <text:p>3483631</text:p>
          </table:table-cell>
          <table:table-cell office:value-type="float" office:value="135879964">
            <text:p>135879964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2012-05-31</text:p>
          </table:table-cell>
          <table:table-cell office:value-type="float" office:value="55461684332">
            <text:p>554616843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 kg , pikkus 164 cm , KMI 32 , vööümberm 99cm</text:p>
          </table:table-cell>
          <table:table-cell office:value-type="string">
            <text:p>vööümberm 99cm</text:p>
          </table:table-cell>
          <table:table-cell/>
          <table:table-cell office:value-type="string">
            <text:p>vööümberm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14610">
            <text:p>22714610</text:p>
          </table:table-cell>
          <table:table-cell office:value-type="float" office:value="184155982">
            <text:p>184155982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82103142715">
            <text:p>821031427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1 kg , KMI 28,4 , RP 22,1 % , VÜ 99 cm</text:p>
          </table:table-cell>
          <table:table-cell office:value-type="string">
            <text:p>VÜ 99 cm</text:p>
          </table:table-cell>
          <table:table-cell/>
          <table:table-cell office:value-type="string">
            <text:p>VÜ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4863">
            <text:p>19114863</text:p>
          </table:table-cell>
          <table:table-cell office:value-type="float" office:value="179670379">
            <text:p>179670379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3482">
            <text:p>6730304134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99 cm</text:p>
          </table:table-cell>
          <table:table-cell/>
          <table:table-cell office:value-type="string">
            <text:p>Vööümbermõõt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49806">
            <text:p>23149806</text:p>
          </table:table-cell>
          <table:table-cell office:value-type="float" office:value="162536916">
            <text:p>162536916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87251322744">
            <text:p>872513227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proov-PSA+horm KMI 28,0Fat 30,1%Vü 99cm</text:p>
          </table:table-cell>
          <table:table-cell office:value-type="string">
            <text:p>Vü 99cm</text:p>
          </table:table-cell>
          <table:table-cell office:value-type="string">
            <text:p>Nõustatud 3035 - Õe Iseseisev Va</text:p>
          </table:table-cell>
          <table:table-cell office:value-type="string">
            <text:p>Vü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75950">
            <text:p>23575950</text:p>
          </table:table-cell>
          <table:table-cell office:value-type="float" office:value="167495502">
            <text:p>167495502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673030421900">
            <text:p>6730304219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27/89 mmHgKMI 26,9Fat 24,1%Vü 99cm</text:p>
          </table:table-cell>
          <table:table-cell office:value-type="string">
            <text:p>Vü 99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02827">
            <text:p>11402827</text:p>
          </table:table-cell>
          <table:table-cell office:value-type="float" office:value="211190597">
            <text:p>211190597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73030418198">
            <text:p>6730304181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to Teostatud kehaehitusanalüüs vü - 99cm</text:p>
          </table:table-cell>
          <table:table-cell office:value-type="string">
            <text:p>vü - 99cm</text:p>
          </table:table-cell>
          <table:table-cell office:value-type="string">
            <text:p>kaal-86.4kgBMI-27.3FAT%-24.6 %</text:p>
          </table:table-cell>
          <table:table-cell office:value-type="string">
            <text:p>vü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60834">
            <text:p>24760834</text:p>
          </table:table-cell>
          <table:table-cell office:value-type="float" office:value="183393728">
            <text:p>183393728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37652234479">
            <text:p>376522344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 RR 141/86 mmHgKMI 19,4Fat 8,2%Vü 99cm</text:p>
          </table:table-cell>
          <table:table-cell office:value-type="string">
            <text:p>Vü 99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01224">
            <text:p>24501224</text:p>
          </table:table-cell>
          <table:table-cell office:value-type="float" office:value="176876089">
            <text:p>176876089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58732123317">
            <text:p>587321233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bj pikkus 171,5 cm , kaal 96 kg Vööümbermõõt 99 cm</text:p>
          </table:table-cell>
          <table:table-cell office:value-type="string">
            <text:p>Vööümbermõõt 99 cm</text:p>
          </table:table-cell>
          <table:table-cell/>
          <table:table-cell office:value-type="string">
            <text:p>Vööümbermõõt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30882">
            <text:p>21730882</text:p>
          </table:table-cell>
          <table:table-cell office:value-type="float" office:value="212263016">
            <text:p>212263016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85055399957">
            <text:p>850553999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8 kg , KMI 30,0 , RP 24,8 % , VÜ 100 cm</text:p>
          </table:table-cell>
          <table:table-cell office:value-type="string">
            <text:p>VÜ 100 cm</text:p>
          </table:table-cell>
          <table:table-cell/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84105">
            <text:p>22484105</text:p>
          </table:table-cell>
          <table:table-cell office:value-type="float" office:value="172007458">
            <text:p>172007458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673030455964">
            <text:p>6730304559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proov-PSA+horm KMI 28,6FAT 24,0%Vü 100cm</text:p>
          </table:table-cell>
          <table:table-cell office:value-type="string">
            <text:p>Vü 100cm</text:p>
          </table:table-cell>
          <table:table-cell office:value-type="string">
            <text:p>Nõustatud 6360 - KEHA RASVA - JA</text:p>
          </table:table-cell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94910">
            <text:p>3094910</text:p>
          </table:table-cell>
          <table:table-cell office:value-type="float" office:value="93020875">
            <text:p>93020875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12</text:p>
          </table:table-cell>
          <table:table-cell office:value-type="float" office:value="18266347006">
            <text:p>182663470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12 Südamekab ( prof ) KMI - 26 VÜ-100</text:p>
          </table:table-cell>
          <table:table-cell office:value-type="string">
            <text:p>VÜ-100</text:p>
          </table:table-cell>
          <table:table-cell office:value-type="string">
            <text:p><text:s/>V/R -105/75 Kolesterool -5,14 V</text:p>
          </table:table-cell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91683">
            <text:p>3391683</text:p>
          </table:table-cell>
          <table:table-cell office:value-type="float" office:value="144169668">
            <text:p>144169668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84452444351">
            <text:p>844524443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35 VÜ-100</text:p>
          </table:table-cell>
          <table:table-cell office:value-type="string">
            <text:p>VÜ-100</text:p>
          </table:table-cell>
          <table:table-cell office:value-type="string">
            <text:p><text:s/>V/R -130/70 Kolesterool-7,16 Ve</text:p>
          </table:table-cell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32667">
            <text:p>22832667</text:p>
          </table:table-cell>
          <table:table-cell office:value-type="float" office:value="172596749">
            <text:p>172596749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73030358412">
            <text:p>6730303584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5 kg , KMI 30,9 , RP 26,9 % , VÜ 100 cm</text:p>
          </table:table-cell>
          <table:table-cell office:value-type="string">
            <text:p>VÜ 100 cm</text:p>
          </table:table-cell>
          <table:table-cell/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74770">
            <text:p>5574770</text:p>
          </table:table-cell>
          <table:table-cell office:value-type="float" office:value="86626095">
            <text:p>86626095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2011-01-25</text:p>
          </table:table-cell>
          <table:table-cell office:value-type="float" office:value="16536344023">
            <text:p>1653634402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MI - 29.3 ( norm 18.5 - 25 ) , VÜM - 100 sm</text:p>
          </table:table-cell>
          <table:table-cell office:value-type="string">
            <text:p>VÜM - 100 sm</text:p>
          </table:table-cell>
          <table:table-cell office:value-type="string">
            <text:p><text:s/>( Meeste norm kuni = 88 - 102 s</text:p>
          </table:table-cell>
          <table:table-cell office:value-type="string">
            <text:p>VÜM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62377">
            <text:p>21662377</text:p>
          </table:table-cell>
          <table:table-cell office:value-type="float" office:value="167273662">
            <text:p>167273662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673030403714">
            <text:p>6730304037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0 kg , KMI 29,0 , RP 23,7 % , Vü 100 cm</text:p>
          </table:table-cell>
          <table:table-cell office:value-type="string">
            <text:p>Vü 100 cm</text:p>
          </table:table-cell>
          <table:table-cell/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3130">
            <text:p>2383130</text:p>
          </table:table-cell>
          <table:table-cell office:value-type="float" office:value="84098084">
            <text:p>84098084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444160171">
            <text:p>114441601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hakaal 85 kg , pikkkus 164 cm , vööümbermõõt 100 cm</text:p>
          </table:table-cell>
          <table:table-cell office:value-type="string">
            <text:p>vööümbermõõt 100 cm</text:p>
          </table:table-cell>
          <table:table-cell office:value-type="string">
            <text:p><text:s/>, KMI 31 , RR 130/100 , EKG-s r</text:p>
          </table:table-cell>
          <table:table-cell office:value-type="string">
            <text:p>vööümbermõõt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61359">
            <text:p>14861359</text:p>
          </table:table-cell>
          <table:table-cell office:value-type="float" office:value="167261463">
            <text:p>167261463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44564641968">
            <text:p>445646419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38/88 mmHgKMI 28,5Fat 23,6%Vü 100cm</text:p>
          </table:table-cell>
          <table:table-cell office:value-type="string">
            <text:p>Vü 100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7288">
            <text:p>5827288</text:p>
          </table:table-cell>
          <table:table-cell office:value-type="float" office:value="151587464">
            <text:p>151587464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70728084886">
            <text:p>7072808488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100,0</text:p>
          </table:table-cell>
          <table:table-cell/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07652">
            <text:p>18807652</text:p>
          </table:table-cell>
          <table:table-cell office:value-type="float" office:value="202575805">
            <text:p>202575805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4240">
            <text:p>6730305242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-96,400 , P-163,5 , VÜ - 100</text:p>
          </table:table-cell>
          <table:table-cell office:value-type="string">
            <text:p>VÜ - 100</text:p>
          </table:table-cell>
          <table:table-cell office:value-type="string">
            <text:p><text:s/>, KMI-36,5 , Spo2 - 98/66 , RR-</text:p>
          </table:table-cell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18855">
            <text:p>12518855</text:p>
          </table:table-cell>
          <table:table-cell office:value-type="float" office:value="210011047">
            <text:p>210011047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26432710689">
            <text:p>264327106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100 cm</text:p>
          </table:table-cell>
          <table:table-cell/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18147">
            <text:p>12018147</text:p>
          </table:table-cell>
          <table:table-cell office:value-type="float" office:value="172007458">
            <text:p>172007458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673030455964">
            <text:p>6730304559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proov-PSA+horm KMI 28,6FAT 24,0%Vü 100cm</text:p>
          </table:table-cell>
          <table:table-cell office:value-type="string">
            <text:p>Vü 100cm</text:p>
          </table:table-cell>
          <table:table-cell office:value-type="string">
            <text:p>Nõustatud 6360 - KEHA RASVA - JA</text:p>
          </table:table-cell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3022">
            <text:p>5743022</text:p>
          </table:table-cell>
          <table:table-cell office:value-type="float" office:value="146476418">
            <text:p>146476418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60665265259">
            <text:p>6066526525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100,0 cm</text:p>
          </table:table-cell>
          <table:table-cell/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41104">
            <text:p>13441104</text:p>
          </table:table-cell>
          <table:table-cell office:value-type="float" office:value="208512669">
            <text:p>208512669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04</text:p>
          </table:table-cell>
          <table:table-cell office:value-type="float" office:value="673030468347">
            <text:p>6730304683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6,6 kg , KMI 29,2 , RP 25,0 % , VÜ 100 cm</text:p>
          </table:table-cell>
          <table:table-cell office:value-type="string">
            <text:p>VÜ 100 cm</text:p>
          </table:table-cell>
          <table:table-cell/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26330">
            <text:p>12926330</text:p>
          </table:table-cell>
          <table:table-cell office:value-type="float" office:value="163185484">
            <text:p>163185484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96207988487">
            <text:p>962079884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proov-PSA+test KMI 29,1Fat 26,8%Vü 100cm</text:p>
          </table:table-cell>
          <table:table-cell office:value-type="string">
            <text:p>Vü 100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54902">
            <text:p>23254902</text:p>
          </table:table-cell>
          <table:table-cell office:value-type="float" office:value="200517296">
            <text:p>200517296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673030447661">
            <text:p>6730304476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d RR 156/97 mmHgPulss 117 x/min Vööümbermõõt : 100 cm</text:p>
          </table:table-cell>
          <table:table-cell office:value-type="string">
            <text:p>Vööümbermõõt : 100 cm</text:p>
          </table:table-cell>
          <table:table-cell office:value-type="string">
            <text:p>Tehtud kehaehituse aparaatanalüü</text:p>
          </table:table-cell>
          <table:table-cell office:value-type="string">
            <text:p>Vööümbermõõt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66007">
            <text:p>3066007</text:p>
          </table:table-cell>
          <table:table-cell office:value-type="float" office:value="122725194">
            <text:p>122725194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office:value-type="string">
            <text:p>2012-02-27</text:p>
          </table:table-cell>
          <table:table-cell office:value-type="float" office:value="46425219959">
            <text:p>464252199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 Südamekab ( prof ) KMI - 31,5 VÜ-100</text:p>
          </table:table-cell>
          <table:table-cell office:value-type="string">
            <text:p>VÜ-100</text:p>
          </table:table-cell>
          <table:table-cell office:value-type="string">
            <text:p><text:s/>V/R -130/70 Kolesterool - 5,56 </text:p>
          </table:table-cell>
          <table:table-cell office:value-type="string">
            <text:p>VÜ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2317">
            <text:p>5692317</text:p>
          </table:table-cell>
          <table:table-cell office:value-type="float" office:value="136250713">
            <text:p>136250713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office:value-type="string">
            <text:p>2012-09-07</text:p>
          </table:table-cell>
          <table:table-cell office:value-type="float" office:value="85752793975">
            <text:p>8575279397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ndeks ) = 29 ( norm kuni 25 ) , vüm 101cm</text:p>
          </table:table-cell>
          <table:table-cell office:value-type="string">
            <text:p>vüm 101cm</text:p>
          </table:table-cell>
          <table:table-cell/>
          <table:table-cell office:value-type="string">
            <text:p>vüm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73444">
            <text:p>20173444</text:p>
          </table:table-cell>
          <table:table-cell office:value-type="float" office:value="182939740">
            <text:p>182939740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230680761">
            <text:p>322306807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l/l ; kaal-78kg , pikkus - ?? , vööümbermõõt - 101cm</text:p>
          </table:table-cell>
          <table:table-cell office:value-type="string">
            <text:p>vööümbermõõt - 101cm</text:p>
          </table:table-cell>
          <table:table-cell office:value-type="string">
            <text:p><text:s/>; v/s-5,8mmol/l ,</text:p>
          </table:table-cell>
          <table:table-cell office:value-type="string">
            <text:p>vööümbermõõt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75018">
            <text:p>19675018</text:p>
          </table:table-cell>
          <table:table-cell office:value-type="float" office:value="180494386">
            <text:p>180494386</text:p>
          </table:table-cell>
          <table:table-cell office:value-type="string">
            <text:p>2010-05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4946062">
            <text:p>6730349460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 text:c="2"/>: kaal 68 kg , pikkus 156.5 , vööümbermõõt 101 cm</text:p>
          </table:table-cell>
          <table:table-cell office:value-type="string">
            <text:p>vööümbermõõt 101 cm</text:p>
          </table:table-cell>
          <table:table-cell office:value-type="string">
            <text:p><text:s/>, tehtudEKG , pt nõustaud</text:p>
          </table:table-cell>
          <table:table-cell office:value-type="string">
            <text:p>vööümbermõõt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61122">
            <text:p>20761122</text:p>
          </table:table-cell>
          <table:table-cell office:value-type="float" office:value="204486772">
            <text:p>204486772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87586710494">
            <text:p>875867104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: 101cm</text:p>
          </table:table-cell>
          <table:table-cell/>
          <table:table-cell office:value-type="string">
            <text:p>Vööümbermõõt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93233">
            <text:p>21593233</text:p>
          </table:table-cell>
          <table:table-cell office:value-type="float" office:value="183444703">
            <text:p>183444703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98813029752">
            <text:p>988130297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etud vereproov KMI 26,9Fat 22,1%Vü 101cm</text:p>
          </table:table-cell>
          <table:table-cell office:value-type="string">
            <text:p>Vü 101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3399">
            <text:p>5503399</text:p>
          </table:table-cell>
          <table:table-cell office:value-type="float" office:value="92493016">
            <text:p>92493016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4-09</text:p>
          </table:table-cell>
          <table:table-cell office:value-type="float" office:value="74566731815">
            <text:p>7456673181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01 cm</text:p>
          </table:table-cell>
          <table:table-cell office:value-type="string">
            <text:p><text:s/>( üle 90 . prots )</text:p>
          </table:table-cell>
          <table:table-cell office:value-type="string">
            <text:p>vööümbermõõt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35056">
            <text:p>3535056</text:p>
          </table:table-cell>
          <table:table-cell office:value-type="float" office:value="135717817">
            <text:p>135717817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36858116616">
            <text:p>368581166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34 VÜ-102</text:p>
          </table:table-cell>
          <table:table-cell office:value-type="string">
            <text:p>VÜ-102</text:p>
          </table:table-cell>
          <table:table-cell office:value-type="string">
            <text:p><text:s/>V/R-140/90 Kolesterool-6,56 Ver</text:p>
          </table:table-cell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35564">
            <text:p>7935564</text:p>
          </table:table-cell>
          <table:table-cell office:value-type="float" office:value="139385650">
            <text:p>139385650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54259651281">
            <text:p>5425965128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 -102</text:p>
          </table:table-cell>
          <table:table-cell office:value-type="string">
            <text:p><text:s/>, pikkus 176,5 , kaal -94 KMI--</text:p>
          </table:table-cell>
          <table:table-cell office:value-type="string">
            <text:p>vööümb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85858">
            <text:p>19285858</text:p>
          </table:table-cell>
          <table:table-cell office:value-type="float" office:value="156992751">
            <text:p>156992751</text:p>
          </table:table-cell>
          <table:table-cell office:value-type="string">
            <text:p>2010-06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218285791">
            <text:p>732182857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al 102 , pikkus 176 cm , KMI 32 vööümbermõõt 102 cm</text:p>
          </table:table-cell>
          <table:table-cell office:value-type="string">
            <text:p>vööümbermõõt 102 cm</text:p>
          </table:table-cell>
          <table:table-cell/>
          <table:table-cell office:value-type="string">
            <text:p>vööümbermõõt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3979">
            <text:p>5773979</text:p>
          </table:table-cell>
          <table:table-cell office:value-type="float" office:value="149630214">
            <text:p>149630214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98433295529">
            <text:p>9843329552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: 102,0cm</text:p>
          </table:table-cell>
          <table:table-cell/>
          <table:table-cell office:value-type="string">
            <text:p>Vööümbermõõt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19758">
            <text:p>24119758</text:p>
          </table:table-cell>
          <table:table-cell office:value-type="float" office:value="182719600">
            <text:p>182719600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673030437094">
            <text:p>6730304370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.0 kg , KMI 27,7 , RP 23,3 % , VÜ 102 cm</text:p>
          </table:table-cell>
          <table:table-cell office:value-type="string">
            <text:p>VÜ 102 cm</text:p>
          </table:table-cell>
          <table:table-cell/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38855">
            <text:p>13538855</text:p>
          </table:table-cell>
          <table:table-cell office:value-type="float" office:value="174166135">
            <text:p>174166135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673044106140">
            <text:p>6730441061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 RR 142/91 mmHgKMI 28,6FAT 22,8Vü 102cm</text:p>
          </table:table-cell>
          <table:table-cell office:value-type="string">
            <text:p>Vü 102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86510">
            <text:p>21986510</text:p>
          </table:table-cell>
          <table:table-cell office:value-type="float" office:value="211400177">
            <text:p>211400177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673030408087">
            <text:p>6730304080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asva 33,4 % , rasva 32,0 kg , vü 102cm</text:p>
          </table:table-cell>
          <table:table-cell office:value-type="string">
            <text:p>vü 102cm</text:p>
          </table:table-cell>
          <table:table-cell office:value-type="string">
            <text:p><text:s/>STLI küsimustik : A6 , B11 , C1</text:p>
          </table:table-cell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55909">
            <text:p>18955909</text:p>
          </table:table-cell>
          <table:table-cell office:value-type="float" office:value="156631067">
            <text:p>156631067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7323062">
            <text:p>6730473230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Obj KMI 28 , vü 102 cm</text:p>
          </table:table-cell>
          <table:table-cell office:value-type="string">
            <text:p>vü 102 cm</text:p>
          </table:table-cell>
          <table:table-cell/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57344">
            <text:p>21257344</text:p>
          </table:table-cell>
          <table:table-cell office:value-type="float" office:value="180618406">
            <text:p>180618406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1152">
            <text:p>6730303411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ülekaaluline meespatsient , vööümbermõõt 102cm</text:p>
          </table:table-cell>
          <table:table-cell office:value-type="string">
            <text:p>vööümbermõõt 102cm</text:p>
          </table:table-cell>
          <table:table-cell/>
          <table:table-cell office:value-type="string">
            <text:p>vööümbermõõt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41512">
            <text:p>10841512</text:p>
          </table:table-cell>
          <table:table-cell office:value-type="float" office:value="201827908">
            <text:p>201827908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72302275427">
            <text:p>723022754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2 kg , KMI 29,0 , RP 24,8 % , VÜ 102 cm</text:p>
          </table:table-cell>
          <table:table-cell office:value-type="string">
            <text:p>VÜ 102 cm</text:p>
          </table:table-cell>
          <table:table-cell/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4942">
            <text:p>5824942</text:p>
          </table:table-cell>
          <table:table-cell office:value-type="float" office:value="150849617">
            <text:p>150849617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80815575901">
            <text:p>8081557590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102</text:p>
          </table:table-cell>
          <table:table-cell/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63632">
            <text:p>20463632</text:p>
          </table:table-cell>
          <table:table-cell office:value-type="float" office:value="179591708">
            <text:p>179591708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084768429">
            <text:p>330847684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cm , KMI = ~ 35 ( N : 19-25 ) ; VÜ = 102cm</text:p>
          </table:table-cell>
          <table:table-cell office:value-type="string">
            <text:p>VÜ = 102cm</text:p>
          </table:table-cell>
          <table:table-cell/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78615">
            <text:p>24178615</text:p>
          </table:table-cell>
          <table:table-cell office:value-type="float" office:value="174944948">
            <text:p>174944948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2-12-03</text:p>
          </table:table-cell>
          <table:table-cell office:value-type="float" office:value="673030446391">
            <text:p>6730304463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89 kg , KMI 29,1 , RP 25,2 % , VÜ 102 cm</text:p>
          </table:table-cell>
          <table:table-cell office:value-type="string">
            <text:p>VÜ 102 cm</text:p>
          </table:table-cell>
          <table:table-cell/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27681">
            <text:p>10827681</text:p>
          </table:table-cell>
          <table:table-cell office:value-type="float" office:value="163262230">
            <text:p>163262230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74220313305">
            <text:p>742203133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0 kg , KMI 29,9 , RP 28,1 % , VÜ 102 cm</text:p>
          </table:table-cell>
          <table:table-cell office:value-type="string">
            <text:p>VÜ 102 cm</text:p>
          </table:table-cell>
          <table:table-cell/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32549">
            <text:p>5732549</text:p>
          </table:table-cell>
          <table:table-cell office:value-type="float" office:value="143381974">
            <text:p>143381974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35856875297">
            <text:p>3585687529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102</text:p>
          </table:table-cell>
          <table:table-cell/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0097">
            <text:p>1990097</text:p>
          </table:table-cell>
          <table:table-cell office:value-type="float" office:value="127580579">
            <text:p>127580579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381683239">
            <text:p>543816832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6 . kaal 98kg , pikkus 188cm , vööümbermõõt 102cm</text:p>
          </table:table-cell>
          <table:table-cell office:value-type="string">
            <text:p>vööümbermõõt 102cm</text:p>
          </table:table-cell>
          <table:table-cell office:value-type="string">
            <text:p><text:s/>, kopsus vesikul hingamiskahin </text:p>
          </table:table-cell>
          <table:table-cell office:value-type="string">
            <text:p>vööümbermõõt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97026">
            <text:p>15797026</text:p>
          </table:table-cell>
          <table:table-cell office:value-type="float" office:value="173578308">
            <text:p>173578308</text:p>
          </table:table-cell>
          <table:table-cell office:value-type="string">
            <text:p>2013-04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7024170334">
            <text:p>2702417033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õht : VÜ 102 cm</text:p>
          </table:table-cell>
          <table:table-cell office:value-type="string">
            <text:p>VÜ 102 cm</text:p>
          </table:table-cell>
          <table:table-cell office:value-type="string">
            <text:p><text:s/>, ettevõvuv , palpatoorne hellu</text:p>
          </table:table-cell>
          <table:table-cell office:value-type="string">
            <text:p>VÜ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46241">
            <text:p>13546241</text:p>
          </table:table-cell>
          <table:table-cell office:value-type="float" office:value="171963810">
            <text:p>171963810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10902236664">
            <text:p>109022366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6,2 kg , KMI 30,0 , RP 30,1 % , VÜ 102,5 cm</text:p>
          </table:table-cell>
          <table:table-cell office:value-type="string">
            <text:p>VÜ 102,5 cm</text:p>
          </table:table-cell>
          <table:table-cell/>
          <table:table-cell office:value-type="string">
            <text:p>VÜ</text:p>
          </table:table-cell>
          <table:table-cell office:value-type="float" office:value="102.5">
            <text:p>102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3050">
            <text:p>19663050</text:p>
          </table:table-cell>
          <table:table-cell office:value-type="float" office:value="192358614">
            <text:p>192358614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680525593">
            <text:p>766805255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mHg Kaal-105kg , pikkus-157cm , VÜ-103</text:p>
          </table:table-cell>
          <table:table-cell office:value-type="string">
            <text:p>VÜ-103</text:p>
          </table:table-cell>
          <table:table-cell office:value-type="string">
            <text:p><text:s/>, KMI 42,6 tegemist patsiendil </text:p>
          </table:table-cell>
          <table:table-cell office:value-type="string">
            <text:p>VÜ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96269">
            <text:p>5496269</text:p>
          </table:table-cell>
          <table:table-cell office:value-type="float" office:value="91410658">
            <text:p>91410658</text:p>
          </table:table-cell>
          <table:table-cell office:value-type="string">
            <text:p>2012-04-26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39858525821">
            <text:p>3985852582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03 cm</text:p>
          </table:table-cell>
          <table:table-cell/>
          <table:table-cell office:value-type="string">
            <text:p>Vööümbermõõt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01457">
            <text:p>14901457</text:p>
          </table:table-cell>
          <table:table-cell office:value-type="float" office:value="199486984">
            <text:p>199486984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673030387841">
            <text:p>6730303878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4 kg , KMI 27,3 , RP 21,0 % , VÜ 103 cm</text:p>
          </table:table-cell>
          <table:table-cell office:value-type="string">
            <text:p>VÜ 103 cm</text:p>
          </table:table-cell>
          <table:table-cell/>
          <table:table-cell office:value-type="string">
            <text:p>VÜ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56325">
            <text:p>13356325</text:p>
          </table:table-cell>
          <table:table-cell office:value-type="float" office:value="172854033">
            <text:p>172854033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0492960">
            <text:p>6730304929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RR 126/79 mmHgKMI 32,2Fat 30,9%Vü 103cm</text:p>
          </table:table-cell>
          <table:table-cell office:value-type="string">
            <text:p>Vü 103cm</text:p>
          </table:table-cell>
          <table:table-cell office:value-type="string">
            <text:p>Nõustatud -</text:p>
          </table:table-cell>
          <table:table-cell office:value-type="string">
            <text:p>Vü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6765">
            <text:p>2296765</text:p>
          </table:table-cell>
          <table:table-cell office:value-type="float" office:value="89204992">
            <text:p>89204992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147099951">
            <text:p>721470999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.2012 <text:s text:c="2"/>: ! Õpib 9-ndas klassis VÜ-103</text:p>
          </table:table-cell>
          <table:table-cell office:value-type="string">
            <text:p>VÜ-103</text:p>
          </table:table-cell>
          <table:table-cell office:value-type="string">
            <text:p><text:s/>, P-185 , K-106,3 , KMI-31 , TÜ</text:p>
          </table:table-cell>
          <table:table-cell office:value-type="string">
            <text:p>VÜ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70101">
            <text:p>21870101</text:p>
          </table:table-cell>
          <table:table-cell office:value-type="float" office:value="168910265">
            <text:p>168910265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673041081782">
            <text:p>6730410817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2 kg , KMI 30,1 , RP 29,2 % , VÜ 103 cm</text:p>
          </table:table-cell>
          <table:table-cell office:value-type="string">
            <text:p>VÜ 103 cm</text:p>
          </table:table-cell>
          <table:table-cell/>
          <table:table-cell office:value-type="string">
            <text:p>VÜ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59526">
            <text:p>11359526</text:p>
          </table:table-cell>
          <table:table-cell office:value-type="float" office:value="160465218">
            <text:p>160465218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10150981797">
            <text:p>101509817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MI 30,1 ; FAT 26,6 % ; Vü 103cm</text:p>
          </table:table-cell>
          <table:table-cell office:value-type="string">
            <text:p>Vü 103cm</text:p>
          </table:table-cell>
          <table:table-cell office:value-type="string">
            <text:p><text:s/>--&gt; oluline kehakaalu korrigeer</text:p>
          </table:table-cell>
          <table:table-cell office:value-type="string">
            <text:p>Vü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28512">
            <text:p>22828512</text:p>
          </table:table-cell>
          <table:table-cell office:value-type="float" office:value="165905051">
            <text:p>165905051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94645590298">
            <text:p>946455902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4 kg , KMI 31,6 , RP 29,8 % , VÜ 104 cm</text:p>
          </table:table-cell>
          <table:table-cell office:value-type="string">
            <text:p>VÜ 104 cm</text:p>
          </table:table-cell>
          <table:table-cell/>
          <table:table-cell office:value-type="string">
            <text:p>VÜ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73408">
            <text:p>2973408</text:p>
          </table:table-cell>
          <table:table-cell office:value-type="float" office:value="120109639">
            <text:p>120109639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86147567625">
            <text:p>861475676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12 Südamekab ( n prof ) KMI-32 VÜ-104</text:p>
          </table:table-cell>
          <table:table-cell office:value-type="string">
            <text:p>VÜ-104</text:p>
          </table:table-cell>
          <table:table-cell office:value-type="string">
            <text:p><text:s/>V/R -140/90 Kolesterool-5,99 Ve</text:p>
          </table:table-cell>
          <table:table-cell office:value-type="string">
            <text:p>VÜ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92994">
            <text:p>12292994</text:p>
          </table:table-cell>
          <table:table-cell office:value-type="float" office:value="172469479">
            <text:p>172469479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92465967963">
            <text:p>924659679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aal 97,5 kg , KMI , RP 27,7 % , VÜ 104 cm</text:p>
          </table:table-cell>
          <table:table-cell office:value-type="string">
            <text:p>VÜ 104 cm</text:p>
          </table:table-cell>
          <table:table-cell/>
          <table:table-cell office:value-type="string">
            <text:p>VÜ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71724">
            <text:p>13871724</text:p>
          </table:table-cell>
          <table:table-cell office:value-type="float" office:value="160465011">
            <text:p>160465011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673030357013">
            <text:p>6730303570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Mõõdetud KMI 30,6 , RP 30,8 % , VÜ 104 cm</text:p>
          </table:table-cell>
          <table:table-cell office:value-type="string">
            <text:p>VÜ 104 cm</text:p>
          </table:table-cell>
          <table:table-cell/>
          <table:table-cell office:value-type="string">
            <text:p>VÜ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91751">
            <text:p>5891751</text:p>
          </table:table-cell>
          <table:table-cell office:value-type="float" office:value="146541762">
            <text:p>146541762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23243234419">
            <text:p>2324323441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04 cm</text:p>
          </table:table-cell>
          <table:table-cell/>
          <table:table-cell office:value-type="string">
            <text:p>Vööümbermõõt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03887">
            <text:p>23503887</text:p>
          </table:table-cell>
          <table:table-cell office:value-type="float" office:value="215567015">
            <text:p>215567015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72171324820">
            <text:p>721713248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p Vereproov KMI 28,1Fat 23,7%Vü 104cm</text:p>
          </table:table-cell>
          <table:table-cell office:value-type="string">
            <text:p>Vü 104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50079">
            <text:p>22750079</text:p>
          </table:table-cell>
          <table:table-cell office:value-type="float" office:value="176465073">
            <text:p>176465073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673030369473">
            <text:p>6730303694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TDS säilitused KMI 28,7Fat 27,0%Vü 104 cm</text:p>
          </table:table-cell>
          <table:table-cell office:value-type="string">
            <text:p>Vü 104 cm</text:p>
          </table:table-cell>
          <table:table-cell office:value-type="string">
            <text:p>RR 157/91 mmHgNõustatud</text:p>
          </table:table-cell>
          <table:table-cell office:value-type="string">
            <text:p>Vü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6279">
            <text:p>1996279</text:p>
          </table:table-cell>
          <table:table-cell office:value-type="float" office:value="122640344">
            <text:p>122640344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528239830">
            <text:p>635282398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al 69 , pikkus 152 , KMI 29.8 , talje suurus 104</text:p>
          </table:table-cell>
          <table:table-cell office:value-type="string">
            <text:p>talje suurus 104</text:p>
          </table:table-cell>
          <table:table-cell office:value-type="string">
            <text:p><text:s/>organleid ilma patoloogia määra</text:p>
          </table:table-cell>
          <table:table-cell office:value-type="string">
            <text:p>talje suurus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67206">
            <text:p>3267206</text:p>
          </table:table-cell>
          <table:table-cell office:value-type="float" office:value="81458383">
            <text:p>81458383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48153631635">
            <text:p>481536316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MI-29 VÜ-105</text:p>
          </table:table-cell>
          <table:table-cell office:value-type="string">
            <text:p>VÜ-105</text:p>
          </table:table-cell>
          <table:table-cell office:value-type="string">
            <text:p><text:s/>V/R -150/90 Kolesterool - 6,46 </text:p>
          </table:table-cell>
          <table:table-cell office:value-type="string">
            <text:p>VÜ</text:p>
          </table:table-cell>
          <table:table-cell office:value-type="float" office:value="105">
            <text:p>1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74833">
            <text:p>19674833</text:p>
          </table:table-cell>
          <table:table-cell office:value-type="float" office:value="216868746">
            <text:p>216868746</text:p>
          </table:table-cell>
          <table:table-cell office:value-type="string">
            <text:p>2010-1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4719">
            <text:p>6730305247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03 , vööümber-105</text:p>
          </table:table-cell>
          <table:table-cell office:value-type="string">
            <text:p>vööümber-105</text:p>
          </table:table-cell>
          <table:table-cell/>
          <table:table-cell office:value-type="string">
            <text:p>vööümber</text:p>
          </table:table-cell>
          <table:table-cell office:value-type="float" office:value="105">
            <text:p>1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18264">
            <text:p>21918264</text:p>
          </table:table-cell>
          <table:table-cell office:value-type="float" office:value="190867647">
            <text:p>190867647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673030446427">
            <text:p>6730304464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33/68 mmhgKMI 30,6Fat 24,6%Vü 105cm</text:p>
          </table:table-cell>
          <table:table-cell office:value-type="string">
            <text:p>Vü 105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35494">
            <text:p>20735494</text:p>
          </table:table-cell>
          <table:table-cell office:value-type="float" office:value="207836843">
            <text:p>207836843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62118978240">
            <text:p>621189782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ikkus : 163 cm ; Kaal : 86 kg ; Vööümbermõõt : 105 cm</text:p>
          </table:table-cell>
          <table:table-cell office:value-type="string">
            <text:p>Vööümbermõõt : 105 cm</text:p>
          </table:table-cell>
          <table:table-cell office:value-type="string">
            <text:p><text:s/>; KMI : 33</text:p>
          </table:table-cell>
          <table:table-cell office:value-type="string">
            <text:p>Vööümbermõõt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69785">
            <text:p>23769785</text:p>
          </table:table-cell>
          <table:table-cell office:value-type="float" office:value="202228857">
            <text:p>202228857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38517326175">
            <text:p>385173261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tra Teostatud kehaehitusanalüüs-vü-105cm</text:p>
          </table:table-cell>
          <table:table-cell office:value-type="string">
            <text:p>vü-105cm</text:p>
          </table:table-cell>
          <table:table-cell office:value-type="string">
            <text:p>kaal-99kgBMI29.9FAT%26.7%Nõustat</text:p>
          </table:table-cell>
          <table:table-cell office:value-type="string">
            <text:p>vü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33112">
            <text:p>14233112</text:p>
          </table:table-cell>
          <table:table-cell office:value-type="float" office:value="176578401">
            <text:p>176578401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673043719163">
            <text:p>6730437191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9 kg , KMI 28,7 , RP 25,0 % , VÜ 105 cm</text:p>
          </table:table-cell>
          <table:table-cell office:value-type="string">
            <text:p>VÜ 105 cm</text:p>
          </table:table-cell>
          <table:table-cell/>
          <table:table-cell office:value-type="string">
            <text:p>VÜ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80269">
            <text:p>15080269</text:p>
          </table:table-cell>
          <table:table-cell office:value-type="float" office:value="201614569">
            <text:p>201614569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54621190987">
            <text:p>546211909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105cm</text:p>
          </table:table-cell>
          <table:table-cell/>
          <table:table-cell office:value-type="string">
            <text:p>Vü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31784">
            <text:p>22731784</text:p>
          </table:table-cell>
          <table:table-cell office:value-type="float" office:value="170328071">
            <text:p>170328071</text:p>
          </table:table-cell>
          <table:table-cell office:value-type="string">
            <text:p>2012-07-27</text:p>
          </table:table-cell>
          <table:table-cell office:value-type="string">
            <text:p>A</text:p>
          </table:table-cell>
          <table:table-cell office:value-type="string">
            <text:p>2012-07-04</text:p>
          </table:table-cell>
          <table:table-cell office:value-type="float" office:value="10650071459">
            <text:p>106500714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 178 cm , rasvaprotsent 27.7 , vööümbermõõt 105 cm</text:p>
          </table:table-cell>
          <table:table-cell office:value-type="string">
            <text:p>vööümbermõõt 105 cm</text:p>
          </table:table-cell>
          <table:table-cell/>
          <table:table-cell office:value-type="string">
            <text:p>vööümbermõõt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99954">
            <text:p>3499954</text:p>
          </table:table-cell>
          <table:table-cell office:value-type="float" office:value="153653931">
            <text:p>153653931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745198259">
            <text:p>507451982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aal 102 kg , pikkus 182 cm vööümbermõõt 105 cm</text:p>
          </table:table-cell>
          <table:table-cell office:value-type="string">
            <text:p>vööümbermõõt 105 cm</text:p>
          </table:table-cell>
          <table:table-cell office:value-type="string">
            <text:p><text:s/>, puusaümbermõõt 108 cm</text:p>
          </table:table-cell>
          <table:table-cell office:value-type="string">
            <text:p>vööümbermõõt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01622">
            <text:p>11901622</text:p>
          </table:table-cell>
          <table:table-cell office:value-type="float" office:value="157099299">
            <text:p>157099299</text:p>
          </table:table-cell>
          <table:table-cell office:value-type="string">
            <text:p>2012-05-07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673039171729">
            <text:p>6730391717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105</text:p>
          </table:table-cell>
          <table:table-cell office:value-type="string">
            <text:p><text:s/>, PÜ 120 - suhe 0,87</text:p>
          </table:table-cell>
          <table:table-cell office:value-type="string">
            <text:p>VÜ</text:p>
          </table:table-cell>
          <table:table-cell office:value-type="float" office:value="105">
            <text:p>1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37903">
            <text:p>13937903</text:p>
          </table:table-cell>
          <table:table-cell office:value-type="float" office:value="201809990">
            <text:p>201809990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14193159078">
            <text:p>141931590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0 kg , KMI 26,1 , RP 32,7 % , VÜ 106 cm</text:p>
          </table:table-cell>
          <table:table-cell office:value-type="string">
            <text:p>VÜ 106 cm</text:p>
          </table:table-cell>
          <table:table-cell/>
          <table:table-cell office:value-type="string">
            <text:p>VÜ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3599">
            <text:p>5703599</text:p>
          </table:table-cell>
          <table:table-cell office:value-type="float" office:value="153540584">
            <text:p>153540584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932919936">
            <text:p>6593291993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106 sm</text:p>
          </table:table-cell>
          <table:table-cell office:value-type="string">
            <text:p><text:s/>/ Puusaluu ümbermõõt-100 sm---1</text:p>
          </table:table-cell>
          <table:table-cell office:value-type="string">
            <text:p>Vööümbermõõt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96536">
            <text:p>14296536</text:p>
          </table:table-cell>
          <table:table-cell office:value-type="float" office:value="183830001">
            <text:p>183830001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14193159078">
            <text:p>141931590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0 kg , KMI 26,1 , RP 32,7 % , VÜ 106 cm</text:p>
          </table:table-cell>
          <table:table-cell office:value-type="string">
            <text:p>VÜ 106 cm</text:p>
          </table:table-cell>
          <table:table-cell/>
          <table:table-cell office:value-type="string">
            <text:p>VÜ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65678">
            <text:p>3865678</text:p>
          </table:table-cell>
          <table:table-cell office:value-type="float" office:value="139188426">
            <text:p>139188426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52695965115">
            <text:p>526959651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12 Südamekab ( prof ) KMI - 40 VÜ-106</text:p>
          </table:table-cell>
          <table:table-cell office:value-type="string">
            <text:p>VÜ-106</text:p>
          </table:table-cell>
          <table:table-cell office:value-type="string">
            <text:p><text:s/>V/R-160/90 Kolesterool -5,27 Ve</text:p>
          </table:table-cell>
          <table:table-cell office:value-type="string">
            <text:p>VÜ</text:p>
          </table:table-cell>
          <table:table-cell office:value-type="float" office:value="106">
            <text:p>1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92943">
            <text:p>22692943</text:p>
          </table:table-cell>
          <table:table-cell office:value-type="float" office:value="197273024">
            <text:p>197273024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72107229086">
            <text:p>721072290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red+säilitused KMI 30,5Fat 26,7%Vü 106cm</text:p>
          </table:table-cell>
          <table:table-cell office:value-type="string">
            <text:p>Vü 106cm</text:p>
          </table:table-cell>
          <table:table-cell/>
          <table:table-cell office:value-type="string">
            <text:p>Vü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62172">
            <text:p>5462172</text:p>
          </table:table-cell>
          <table:table-cell office:value-type="float" office:value="82998579">
            <text:p>82998579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office:value-type="string">
            <text:p>2012-02-10</text:p>
          </table:table-cell>
          <table:table-cell office:value-type="float" office:value="45982165758">
            <text:p>4598216575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: 106cm</text:p>
          </table:table-cell>
          <table:table-cell/>
          <table:table-cell office:value-type="string">
            <text:p>VÜ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67832">
            <text:p>5767832</text:p>
          </table:table-cell>
          <table:table-cell office:value-type="float" office:value="148893537">
            <text:p>148893537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203979170">
            <text:p>9220397917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106 sm</text:p>
          </table:table-cell>
          <table:table-cell office:value-type="string">
            <text:p><text:s/>/ Puusaluu ümbermõõt-122 sm---0</text:p>
          </table:table-cell>
          <table:table-cell office:value-type="string">
            <text:p>Vööümbermõõt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07720">
            <text:p>5407720</text:p>
          </table:table-cell>
          <table:table-cell office:value-type="float" office:value="121667941">
            <text:p>121667941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086387196">
            <text:p>8008638719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l 110kg pikkus 178 , KMI 34,7 , VÜ 106sm</text:p>
          </table:table-cell>
          <table:table-cell office:value-type="string">
            <text:p>VÜ 106sm</text:p>
          </table:table-cell>
          <table:table-cell/>
          <table:table-cell office:value-type="string">
            <text:p>VÜ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30478">
            <text:p>14230478</text:p>
          </table:table-cell>
          <table:table-cell office:value-type="float" office:value="177548546">
            <text:p>177548546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74652837405">
            <text:p>746528374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-PSATeostatud kehaehitusanalüüs vü-106.5cm</text:p>
          </table:table-cell>
          <table:table-cell office:value-type="string">
            <text:p>vü-106.5cm</text:p>
          </table:table-cell>
          <table:table-cell office:value-type="string">
            <text:p>kaal-89.7kgBMI-31.8FAT%-33.9 %</text:p>
          </table:table-cell>
          <table:table-cell office:value-type="string">
            <text:p>vü</text:p>
          </table:table-cell>
          <table:table-cell office:value-type="float" office:value="106.5">
            <text:p>106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34422">
            <text:p>3434422</text:p>
          </table:table-cell>
          <table:table-cell office:value-type="float" office:value="148007085">
            <text:p>148007085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15</text:p>
          </table:table-cell>
          <table:table-cell office:value-type="float" office:value="28122259499">
            <text:p>281222594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12 Südamekab ( prof ) KMI - 33 VÜ-107</text:p>
          </table:table-cell>
          <table:table-cell office:value-type="string">
            <text:p>VÜ-107</text:p>
          </table:table-cell>
          <table:table-cell office:value-type="string">
            <text:p><text:s/>V/R -130/80 Kolesterool -6,8 Ve</text:p>
          </table:table-cell>
          <table:table-cell office:value-type="string">
            <text:p>VÜ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41035">
            <text:p>19641035</text:p>
          </table:table-cell>
          <table:table-cell office:value-type="float" office:value="182002496">
            <text:p>182002496</text:p>
          </table:table-cell>
          <table:table-cell office:value-type="string">
            <text:p>2009-1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153849045">
            <text:p>261538490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aal 82 kg , BMI - 32.85 kg/m2 , vööümbermõõt 107 cm</text:p>
          </table:table-cell>
          <table:table-cell office:value-type="string">
            <text:p>vööümbermõõt 107 cm</text:p>
          </table:table-cell>
          <table:table-cell/>
          <table:table-cell office:value-type="string">
            <text:p>vööümbermõõt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67840">
            <text:p>11267840</text:p>
          </table:table-cell>
          <table:table-cell office:value-type="float" office:value="179618117">
            <text:p>179618117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673030440165">
            <text:p>6730304401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RR 132/88 mmHgKMI 32,3Fat 26,5%Vü 107cm</text:p>
          </table:table-cell>
          <table:table-cell office:value-type="string">
            <text:p>Vü 107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60883">
            <text:p>17060883</text:p>
          </table:table-cell>
          <table:table-cell office:value-type="float" office:value="206998171">
            <text:p>206998171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378624640">
            <text:p>843786246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07cm</text:p>
          </table:table-cell>
          <table:table-cell/>
          <table:table-cell office:value-type="string">
            <text:p>Vööümbermõõt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36307">
            <text:p>22636307</text:p>
          </table:table-cell>
          <table:table-cell office:value-type="float" office:value="213065167">
            <text:p>213065167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73030408156">
            <text:p>6730304081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6 kg , RP 33,3 % , KMI 31,4 , VÜ 107 cm</text:p>
          </table:table-cell>
          <table:table-cell office:value-type="string">
            <text:p>VÜ 107 cm</text:p>
          </table:table-cell>
          <table:table-cell/>
          <table:table-cell office:value-type="string">
            <text:p>VÜ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30957">
            <text:p>5830957</text:p>
          </table:table-cell>
          <table:table-cell office:value-type="float" office:value="139972319">
            <text:p>139972319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90483289626">
            <text:p>9048328962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ndeks ) = 31 ( norm kuni 25 ) , vüm 107m</text:p>
          </table:table-cell>
          <table:table-cell office:value-type="string">
            <text:p>vüm 107m</text:p>
          </table:table-cell>
          <table:table-cell/>
          <table:table-cell office:value-type="string">
            <text:p>vüm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27871">
            <text:p>23727871</text:p>
          </table:table-cell>
          <table:table-cell office:value-type="float" office:value="160465099">
            <text:p>160465099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673030357026">
            <text:p>6730303570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õetud vereproov-testost KMI 27,1Vü 107 cm</text:p>
          </table:table-cell>
          <table:table-cell office:value-type="string">
            <text:p>Vü 107 cm</text:p>
          </table:table-cell>
          <table:table-cell office:value-type="string">
            <text:p>3035 - Õe Iseseisev Vastuvõtt , </text:p>
          </table:table-cell>
          <table:table-cell office:value-type="string">
            <text:p>Vü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95136">
            <text:p>23595136</text:p>
          </table:table-cell>
          <table:table-cell office:value-type="float" office:value="173669955">
            <text:p>173669955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73030526336">
            <text:p>6730305263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,8 kg , KMI 29,7 , RP 27,1 % , VÜ 108 cm</text:p>
          </table:table-cell>
          <table:table-cell office:value-type="string">
            <text:p>VÜ 108 cm</text:p>
          </table:table-cell>
          <table:table-cell/>
          <table:table-cell office:value-type="string">
            <text:p>VÜ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95363">
            <text:p>13695363</text:p>
          </table:table-cell>
          <table:table-cell office:value-type="float" office:value="194403296">
            <text:p>194403296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43150260902">
            <text:p>431502609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RR 178/101 mmHgKMI 28,3Fat 29,3%Vü 108cm</text:p>
          </table:table-cell>
          <table:table-cell office:value-type="string">
            <text:p>Vü 108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76394">
            <text:p>24576394</text:p>
          </table:table-cell>
          <table:table-cell office:value-type="float" office:value="197701475">
            <text:p>197701475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3030438841">
            <text:p>6730304388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9 kg , KMI 30,2 , RP 27,0 % , VÜ 108 cm</text:p>
          </table:table-cell>
          <table:table-cell office:value-type="string">
            <text:p>VÜ 108 cm</text:p>
          </table:table-cell>
          <table:table-cell/>
          <table:table-cell office:value-type="string">
            <text:p>VÜ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25503">
            <text:p>5625503</text:p>
          </table:table-cell>
          <table:table-cell office:value-type="float" office:value="150187842">
            <text:p>150187842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089274415">
            <text:p>5808927441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108 sm</text:p>
          </table:table-cell>
          <table:table-cell office:value-type="string">
            <text:p><text:s/>/ Puusaluu ümbermõõt-102 sm---1</text:p>
          </table:table-cell>
          <table:table-cell office:value-type="string">
            <text:p>Vööümbermõõt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67972">
            <text:p>5767972</text:p>
          </table:table-cell>
          <table:table-cell office:value-type="float" office:value="148701958">
            <text:p>148701958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465540455">
            <text:p>2146554045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108 sm</text:p>
          </table:table-cell>
          <table:table-cell office:value-type="string">
            <text:p><text:s/>/ Puusaluu ümbermõõt - 92sm---1</text:p>
          </table:table-cell>
          <table:table-cell office:value-type="string">
            <text:p>Vööümbermõõt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63587">
            <text:p>14063587</text:p>
          </table:table-cell>
          <table:table-cell office:value-type="float" office:value="165910507">
            <text:p>165910507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77827849623">
            <text:p>778278496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9 kg , KMI 31,4 , RP 28,3 % , VÜ 108 cm</text:p>
          </table:table-cell>
          <table:table-cell office:value-type="string">
            <text:p>VÜ 108 cm</text:p>
          </table:table-cell>
          <table:table-cell/>
          <table:table-cell office:value-type="string">
            <text:p>VÜ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8268">
            <text:p>2068268</text:p>
          </table:table-cell>
          <table:table-cell office:value-type="float" office:value="80960929">
            <text:p>80960929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937413773">
            <text:p>399374137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aal 86 , pikkus 176 , KMI 27 , VÜ 108</text:p>
          </table:table-cell>
          <table:table-cell office:value-type="string">
            <text:p>VÜ 108</text:p>
          </table:table-cell>
          <table:table-cell/>
          <table:table-cell office:value-type="string">
            <text:p>VÜ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99890">
            <text:p>13399890</text:p>
          </table:table-cell>
          <table:table-cell office:value-type="float" office:value="165357642">
            <text:p>165357642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673030392885">
            <text:p>6730303928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9 kg , KMI 29,6 , RP 32,9 % , VÜ 108 cm</text:p>
          </table:table-cell>
          <table:table-cell office:value-type="string">
            <text:p>VÜ 108 cm</text:p>
          </table:table-cell>
          <table:table-cell/>
          <table:table-cell office:value-type="string">
            <text:p>VÜ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33081">
            <text:p>12733081</text:p>
          </table:table-cell>
          <table:table-cell office:value-type="float" office:value="183101650">
            <text:p>183101650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73030451683">
            <text:p>6730304516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üüsil : KMI 27,6 ; Fat 25,3 % ; Vü 108cm</text:p>
          </table:table-cell>
          <table:table-cell office:value-type="string">
            <text:p>Vü 108cm</text:p>
          </table:table-cell>
          <table:table-cell/>
          <table:table-cell office:value-type="string">
            <text:p>Vü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48529">
            <text:p>24048529</text:p>
          </table:table-cell>
          <table:table-cell office:value-type="float" office:value="165910507">
            <text:p>165910507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77827849623">
            <text:p>778278496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9 kg , KMI 31,4 , RP 28,3 % , VÜ 108 cm</text:p>
          </table:table-cell>
          <table:table-cell office:value-type="string">
            <text:p>VÜ 108 cm</text:p>
          </table:table-cell>
          <table:table-cell/>
          <table:table-cell office:value-type="string">
            <text:p>VÜ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76659">
            <text:p>14676659</text:p>
          </table:table-cell>
          <table:table-cell office:value-type="float" office:value="210433783">
            <text:p>210433783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44078651715">
            <text:p>440786517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08cm</text:p>
          </table:table-cell>
          <table:table-cell/>
          <table:table-cell office:value-type="string">
            <text:p>Vööümbermõõt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81140">
            <text:p>24481140</text:p>
          </table:table-cell>
          <table:table-cell office:value-type="float" office:value="214255487">
            <text:p>214255487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673030391716">
            <text:p>6730303917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0 kg , RP 32,7 % , KMI 29,4 , VÜ 108 cm</text:p>
          </table:table-cell>
          <table:table-cell office:value-type="string">
            <text:p>VÜ 108 cm</text:p>
          </table:table-cell>
          <table:table-cell/>
          <table:table-cell office:value-type="string">
            <text:p>VÜ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48066">
            <text:p>11348066</text:p>
          </table:table-cell>
          <table:table-cell office:value-type="float" office:value="177252472">
            <text:p>177252472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673030391627">
            <text:p>6730303916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to Teostatud kehaehitusanalüüs vü-108.5cm</text:p>
          </table:table-cell>
          <table:table-cell office:value-type="string">
            <text:p>vü-108.5cm</text:p>
          </table:table-cell>
          <table:table-cell office:value-type="string">
            <text:p>kaal-102.5kgBMI-32.4FAT%-28.8 %</text:p>
          </table:table-cell>
          <table:table-cell office:value-type="string">
            <text:p>vü</text:p>
          </table:table-cell>
          <table:table-cell office:value-type="float" office:value="108.5">
            <text:p>108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56441">
            <text:p>5556441</text:p>
          </table:table-cell>
          <table:table-cell office:value-type="float" office:value="91136858">
            <text:p>91136858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51949665245">
            <text:p>5194966524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109 cm</text:p>
          </table:table-cell>
          <table:table-cell/>
          <table:table-cell office:value-type="string">
            <text:p>VÜM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3975">
            <text:p>1973975</text:p>
          </table:table-cell>
          <table:table-cell office:value-type="float" office:value="123389965">
            <text:p>123389965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938416965">
            <text:p>279384169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g kaal 119,8 kg pikkus 191,5 cm VÜ 109 cm</text:p>
          </table:table-cell>
          <table:table-cell office:value-type="string">
            <text:p>VÜ 109 cm</text:p>
          </table:table-cell>
          <table:table-cell office:value-type="string">
            <text:p><text:s/>BMI 32</text:p>
          </table:table-cell>
          <table:table-cell office:value-type="string">
            <text:p>VÜ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0992">
            <text:p>5520992</text:p>
          </table:table-cell>
          <table:table-cell office:value-type="float" office:value="90993678">
            <text:p>90993678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office:value-type="string">
            <text:p>2012-04-24</text:p>
          </table:table-cell>
          <table:table-cell office:value-type="float" office:value="32630563323">
            <text:p>3263056332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M : 109 cm</text:p>
          </table:table-cell>
          <table:table-cell/>
          <table:table-cell office:value-type="string">
            <text:p>VÜM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06281">
            <text:p>23006281</text:p>
          </table:table-cell>
          <table:table-cell office:value-type="float" office:value="163261702">
            <text:p>163261702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56415295763">
            <text:p>564152957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2 kg , KMI 32,3 , RP 28,7 % , VÜ 109 cm</text:p>
          </table:table-cell>
          <table:table-cell office:value-type="string">
            <text:p>VÜ 109 cm</text:p>
          </table:table-cell>
          <table:table-cell/>
          <table:table-cell office:value-type="string">
            <text:p>VÜ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47237">
            <text:p>23547237</text:p>
          </table:table-cell>
          <table:table-cell office:value-type="float" office:value="198976239">
            <text:p>198976239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468854">
            <text:p>6730304688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9 kg , KMI 33,1 , RP 27,5 % , VÜ 109 cm</text:p>
          </table:table-cell>
          <table:table-cell office:value-type="string">
            <text:p>VÜ 109 cm</text:p>
          </table:table-cell>
          <table:table-cell/>
          <table:table-cell office:value-type="string">
            <text:p>VÜ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50729">
            <text:p>22550729</text:p>
          </table:table-cell>
          <table:table-cell office:value-type="float" office:value="168234005">
            <text:p>168234005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673030366285">
            <text:p>6730303662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; rasva 31,6 % , rasva 29,6kg , vü 109cm</text:p>
          </table:table-cell>
          <table:table-cell office:value-type="string">
            <text:p>vü 109cm</text:p>
          </table:table-cell>
          <table:table-cell/>
          <table:table-cell office:value-type="string">
            <text:p>vü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46874">
            <text:p>23346874</text:p>
          </table:table-cell>
          <table:table-cell office:value-type="float" office:value="172401894">
            <text:p>172401894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73030470005">
            <text:p>6730304700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4 kg , KMI 34,8 , RP 37,5 % , VÜ 109 cm</text:p>
          </table:table-cell>
          <table:table-cell office:value-type="string">
            <text:p>VÜ 109 cm</text:p>
          </table:table-cell>
          <table:table-cell/>
          <table:table-cell office:value-type="string">
            <text:p>VÜ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63958">
            <text:p>18763958</text:p>
          </table:table-cell>
          <table:table-cell office:value-type="float" office:value="212899057">
            <text:p>212899057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84762">
            <text:p>6730305847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, kaal 113 riietega , KMI 36 , vööümbermõõt 110cm</text:p>
          </table:table-cell>
          <table:table-cell office:value-type="string">
            <text:p>vööümbermõõt 110cm</text:p>
          </table:table-cell>
          <table:table-cell/>
          <table:table-cell office:value-type="string">
            <text:p>vööümbermõõt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20723">
            <text:p>21920723</text:p>
          </table:table-cell>
          <table:table-cell office:value-type="float" office:value="162537492">
            <text:p>162537492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50730336201">
            <text:p>507303362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7,5 kg , KMI31,0 , RP 35,2 % , VÜ 110 cm</text:p>
          </table:table-cell>
          <table:table-cell office:value-type="string">
            <text:p>VÜ 110 cm</text:p>
          </table:table-cell>
          <table:table-cell/>
          <table:table-cell office:value-type="string">
            <text:p>VÜ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79983">
            <text:p>15079983</text:p>
          </table:table-cell>
          <table:table-cell office:value-type="float" office:value="211955620">
            <text:p>211955620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30316249">
            <text:p>6730303162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110cm</text:p>
          </table:table-cell>
          <table:table-cell/>
          <table:table-cell office:value-type="string">
            <text:p>Vü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22125">
            <text:p>18222125</text:p>
          </table:table-cell>
          <table:table-cell office:value-type="float" office:value="159138003">
            <text:p>159138003</text:p>
          </table:table-cell>
          <table:table-cell office:value-type="string">
            <text:p>2013-0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074662496">
            <text:p>990746624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kehapikkus 176 cm , KMI 34,5 , vööümbermõõt 110 cm</text:p>
          </table:table-cell>
          <table:table-cell office:value-type="string">
            <text:p>vööümbermõõt 110 cm</text:p>
          </table:table-cell>
          <table:table-cell/>
          <table:table-cell office:value-type="string">
            <text:p>vööümbermõõt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69275">
            <text:p>21769275</text:p>
          </table:table-cell>
          <table:table-cell office:value-type="float" office:value="210407582">
            <text:p>210407582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673030447850">
            <text:p>6730304478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8 kg , RP 27,7 % , KMI 32,8 , VÜ 110 cm</text:p>
          </table:table-cell>
          <table:table-cell office:value-type="string">
            <text:p>VÜ 110 cm</text:p>
          </table:table-cell>
          <table:table-cell/>
          <table:table-cell office:value-type="string">
            <text:p>VÜ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27798">
            <text:p>11127798</text:p>
          </table:table-cell>
          <table:table-cell office:value-type="float" office:value="205351115">
            <text:p>205351115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07-22</text:p>
          </table:table-cell>
          <table:table-cell office:value-type="float" office:value="673030400913">
            <text:p>6730304009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RR 169/105 mmHgKMI 29,0Fat 28,6%Vü 110cm</text:p>
          </table:table-cell>
          <table:table-cell office:value-type="string">
            <text:p>Vü 110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22080">
            <text:p>14822080</text:p>
          </table:table-cell>
          <table:table-cell office:value-type="float" office:value="213034542">
            <text:p>213034542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22970198621">
            <text:p>229701986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6,0 kg , RP 31,2 % , KMI 31,7 , VÜ 111 cm</text:p>
          </table:table-cell>
          <table:table-cell office:value-type="string">
            <text:p>VÜ 111 cm</text:p>
          </table:table-cell>
          <table:table-cell/>
          <table:table-cell office:value-type="string">
            <text:p>VÜ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32659">
            <text:p>24132659</text:p>
          </table:table-cell>
          <table:table-cell office:value-type="float" office:value="205101724">
            <text:p>205101724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673030454435">
            <text:p>6730304544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9 kg , KMI 35,7 , RP 35,7 % , VÜ 111 cm</text:p>
          </table:table-cell>
          <table:table-cell office:value-type="string">
            <text:p>VÜ 111 cm</text:p>
          </table:table-cell>
          <table:table-cell/>
          <table:table-cell office:value-type="string">
            <text:p>VÜ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17644">
            <text:p>3417644</text:p>
          </table:table-cell>
          <table:table-cell office:value-type="float" office:value="135694931">
            <text:p>135694931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985690202">
            <text:p>209856902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Augustis kehakaal 97kg ja vööümbermõõt 111 cm</text:p>
          </table:table-cell>
          <table:table-cell office:value-type="string">
            <text:p>vööümbermõõt 111 cm</text:p>
          </table:table-cell>
          <table:table-cell office:value-type="string">
            <text:p><text:s/>, september kehakaal 96kg , vöö</text:p>
          </table:table-cell>
          <table:table-cell office:value-type="string">
            <text:p>vööümbermõõt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63242">
            <text:p>13563242</text:p>
          </table:table-cell>
          <table:table-cell office:value-type="float" office:value="176813058">
            <text:p>176813058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59823993087">
            <text:p>598239930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3 kg , KMI 29,2 , RP 29,1 % , VÜ 111 cm</text:p>
          </table:table-cell>
          <table:table-cell office:value-type="string">
            <text:p>VÜ 111 cm</text:p>
          </table:table-cell>
          <table:table-cell/>
          <table:table-cell office:value-type="string">
            <text:p>VÜ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00288">
            <text:p>13000288</text:p>
          </table:table-cell>
          <table:table-cell office:value-type="float" office:value="212683615">
            <text:p>212683615</text:p>
          </table:table-cell>
          <table:table-cell office:value-type="string">
            <text:p>2013-12-01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51379954895">
            <text:p>513799548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asva 27,8 % , rasva 27,0 kg , vü 111,0cm</text:p>
          </table:table-cell>
          <table:table-cell office:value-type="string">
            <text:p>vü 111,0cm</text:p>
          </table:table-cell>
          <table:table-cell/>
          <table:table-cell office:value-type="string">
            <text:p>vü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90286">
            <text:p>12290286</text:p>
          </table:table-cell>
          <table:table-cell office:value-type="float" office:value="189072807">
            <text:p>189072807</text:p>
          </table:table-cell>
          <table:table-cell office:value-type="string">
            <text:p>2013-07-21</text:p>
          </table:table-cell>
          <table:table-cell office:value-type="string">
            <text:p>A</text:p>
          </table:table-cell>
          <table:table-cell office:value-type="string">
            <text:p>2013-06-26</text:p>
          </table:table-cell>
          <table:table-cell office:value-type="float" office:value="673037942783">
            <text:p>6730379427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Fundus 35cm , vööümbermõõt 111cm</text:p>
          </table:table-cell>
          <table:table-cell office:value-type="string">
            <text:p>vööümbermõõt 111cm</text:p>
          </table:table-cell>
          <table:table-cell/>
          <table:table-cell office:value-type="string">
            <text:p>vööümbermõõt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50549">
            <text:p>23550549</text:p>
          </table:table-cell>
          <table:table-cell office:value-type="float" office:value="161346833">
            <text:p>161346833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73030414236">
            <text:p>6730304142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 , RP 33,4 % , Rmass 31,8 kg , VÜ 111 cm</text:p>
          </table:table-cell>
          <table:table-cell office:value-type="string">
            <text:p>VÜ 111 cm</text:p>
          </table:table-cell>
          <table:table-cell/>
          <table:table-cell office:value-type="string">
            <text:p>VÜ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4646">
            <text:p>5434646</text:p>
          </table:table-cell>
          <table:table-cell office:value-type="float" office:value="93061322">
            <text:p>93061322</text:p>
          </table:table-cell>
          <table:table-cell office:value-type="string">
            <text:p>2012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569929094">
            <text:p>7256992909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2kg aastaga ) , Pikkus 159sm , VÜ 112sm</text:p>
          </table:table-cell>
          <table:table-cell office:value-type="string">
            <text:p>VÜ 112sm</text:p>
          </table:table-cell>
          <table:table-cell/>
          <table:table-cell office:value-type="string">
            <text:p>VÜ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84054">
            <text:p>3884054</text:p>
          </table:table-cell>
          <table:table-cell office:value-type="float" office:value="131983875">
            <text:p>131983875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70235929715">
            <text:p>702359297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37 VÜ-112</text:p>
          </table:table-cell>
          <table:table-cell office:value-type="string">
            <text:p>VÜ-112</text:p>
          </table:table-cell>
          <table:table-cell office:value-type="string">
            <text:p><text:s/>V/R -135//85 Kolesterool -5,58 </text:p>
          </table:table-cell>
          <table:table-cell office:value-type="string">
            <text:p>VÜ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24930">
            <text:p>2624930</text:p>
          </table:table-cell>
          <table:table-cell office:value-type="float" office:value="135349160">
            <text:p>135349160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142575501">
            <text:p>471425755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ga + 9.8kg ) , pikkus - 164cm ; vööümberm - 112cm</text:p>
          </table:table-cell>
          <table:table-cell office:value-type="string">
            <text:p>vööümberm - 112cm</text:p>
          </table:table-cell>
          <table:table-cell/>
          <table:table-cell office:value-type="string">
            <text:p>vööümberm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48254">
            <text:p>22848254</text:p>
          </table:table-cell>
          <table:table-cell office:value-type="float" office:value="194589668">
            <text:p>194589668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87776219242">
            <text:p>877762192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asva 36,8 % , rasva 36,7 kg , vü 112cm</text:p>
          </table:table-cell>
          <table:table-cell office:value-type="string">
            <text:p>vü 112cm</text:p>
          </table:table-cell>
          <table:table-cell/>
          <table:table-cell office:value-type="string">
            <text:p>vü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27177">
            <text:p>3027177</text:p>
          </table:table-cell>
          <table:table-cell office:value-type="float" office:value="94135539">
            <text:p>94135539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90680747672">
            <text:p>906807476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35 VÜ-112</text:p>
          </table:table-cell>
          <table:table-cell office:value-type="string">
            <text:p>VÜ-112</text:p>
          </table:table-cell>
          <table:table-cell office:value-type="string">
            <text:p><text:s/>V/R -100/70 Kolesterool -6,36 V</text:p>
          </table:table-cell>
          <table:table-cell office:value-type="string">
            <text:p>VÜ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55653">
            <text:p>13755653</text:p>
          </table:table-cell>
          <table:table-cell office:value-type="float" office:value="161127911">
            <text:p>161127911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673030399623">
            <text:p>6730303996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 , RP 28,1 % , Rmass 31,5 kg , VÜ 112 cm</text:p>
          </table:table-cell>
          <table:table-cell office:value-type="string">
            <text:p>VÜ 112 cm</text:p>
          </table:table-cell>
          <table:table-cell/>
          <table:table-cell office:value-type="string">
            <text:p>VÜ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13302">
            <text:p>23813302</text:p>
          </table:table-cell>
          <table:table-cell office:value-type="float" office:value="161127911">
            <text:p>161127911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673030399623">
            <text:p>6730303996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 , RP 28,1 % , Rmass 31,5 kg , VÜ 112 cm</text:p>
          </table:table-cell>
          <table:table-cell office:value-type="string">
            <text:p>VÜ 112 cm</text:p>
          </table:table-cell>
          <table:table-cell/>
          <table:table-cell office:value-type="string">
            <text:p>VÜ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79282">
            <text:p>18479282</text:p>
          </table:table-cell>
          <table:table-cell office:value-type="float" office:value="212678864">
            <text:p>212678864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84038">
            <text:p>6730305840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112cm</text:p>
          </table:table-cell>
          <table:table-cell/>
          <table:table-cell office:value-type="string">
            <text:p>VÜ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71598">
            <text:p>21171598</text:p>
          </table:table-cell>
          <table:table-cell office:value-type="float" office:value="196166285">
            <text:p>196166285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47032548144">
            <text:p>470325481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aal0106 kg pikkus 182 sm BMI 32 vööümbermõõt 112</text:p>
          </table:table-cell>
          <table:table-cell office:value-type="string">
            <text:p>vööümbermõõt 112</text:p>
          </table:table-cell>
          <table:table-cell office:value-type="string">
            <text:p><text:s/>g</text:p>
          </table:table-cell>
          <table:table-cell office:value-type="string">
            <text:p>vööümbermõõt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29318">
            <text:p>12429318</text:p>
          </table:table-cell>
          <table:table-cell office:value-type="float" office:value="166328035">
            <text:p>166328035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22628434043">
            <text:p>226284340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,4 kg , KMI 28,5 , RP 29,4 % , VÜ 112 cm</text:p>
          </table:table-cell>
          <table:table-cell office:value-type="string">
            <text:p>VÜ 112 cm</text:p>
          </table:table-cell>
          <table:table-cell/>
          <table:table-cell office:value-type="string">
            <text:p>VÜ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0328">
            <text:p>5820328</text:p>
          </table:table-cell>
          <table:table-cell office:value-type="float" office:value="153644273">
            <text:p>153644273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469962317">
            <text:p>8946996231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112 sm</text:p>
          </table:table-cell>
          <table:table-cell office:value-type="string">
            <text:p><text:s/>/ Puusaluu ümbermõõt-104 sm---1</text:p>
          </table:table-cell>
          <table:table-cell office:value-type="string">
            <text:p>Vööümbermõõt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9463">
            <text:p>1939463</text:p>
          </table:table-cell>
          <table:table-cell office:value-type="float" office:value="124344337">
            <text:p>124344337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570343879">
            <text:p>655703438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 Kaal 94 , pikkus 168 , suures talje 113</text:p>
          </table:table-cell>
          <table:table-cell office:value-type="string">
            <text:p>talje 113</text:p>
          </table:table-cell>
          <table:table-cell office:value-type="string">
            <text:p><text:s/>, KMI 33 , nahk on puhas , orga</text:p>
          </table:table-cell>
          <table:table-cell office:value-type="string">
            <text:p>talje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69454">
            <text:p>19369454</text:p>
          </table:table-cell>
          <table:table-cell office:value-type="float" office:value="193534832">
            <text:p>193534832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301476601">
            <text:p>363014766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m/Hg Kaal 103 kg , pikkus 165 , vööümbermõõt 113 cm</text:p>
          </table:table-cell>
          <table:table-cell office:value-type="string">
            <text:p>vööümbermõõt 113 cm</text:p>
          </table:table-cell>
          <table:table-cell/>
          <table:table-cell office:value-type="string">
            <text:p>vööümbermõõt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72192">
            <text:p>24072192</text:p>
          </table:table-cell>
          <table:table-cell office:value-type="float" office:value="166179721">
            <text:p>166179721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673030459195">
            <text:p>6730304591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3,8 kg , KMI 32,9 , RP 34,3 % , Vü 113 cm</text:p>
          </table:table-cell>
          <table:table-cell office:value-type="string">
            <text:p>Vü 113 cm</text:p>
          </table:table-cell>
          <table:table-cell/>
          <table:table-cell office:value-type="string">
            <text:p>Vü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83444">
            <text:p>23783444</text:p>
          </table:table-cell>
          <table:table-cell office:value-type="float" office:value="160469207">
            <text:p>160469207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673030357618">
            <text:p>6730303576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 , keha rasvaprotsent 30.1 % , vü-113</text:p>
          </table:table-cell>
          <table:table-cell office:value-type="string">
            <text:p>vü-113</text:p>
          </table:table-cell>
          <table:table-cell/>
          <table:table-cell office:value-type="string">
            <text:p>vü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24676">
            <text:p>23124676</text:p>
          </table:table-cell>
          <table:table-cell office:value-type="float" office:value="177088351">
            <text:p>177088351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73030566090">
            <text:p>6730305660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aal 101,6kg RP%38,3 , KMI 35,2 VÜ 113 cm</text:p>
          </table:table-cell>
          <table:table-cell office:value-type="string">
            <text:p>VÜ 113 cm</text:p>
          </table:table-cell>
          <table:table-cell/>
          <table:table-cell office:value-type="string">
            <text:p>VÜ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37303">
            <text:p>10837303</text:p>
          </table:table-cell>
          <table:table-cell office:value-type="float" office:value="188857211">
            <text:p>188857211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89241611715">
            <text:p>892416117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4p Vereproov KMI 31,3Fat 27,0%Vü 113 cm</text:p>
          </table:table-cell>
          <table:table-cell office:value-type="string">
            <text:p>Vü 113 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19293">
            <text:p>10719293</text:p>
          </table:table-cell>
          <table:table-cell office:value-type="float" office:value="172872436">
            <text:p>172872436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673030473333">
            <text:p>6730304733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,5 kg , KMI 33,9 , RP 32,0 % , VÜ 113 cm</text:p>
          </table:table-cell>
          <table:table-cell office:value-type="string">
            <text:p>VÜ 113 cm</text:p>
          </table:table-cell>
          <table:table-cell/>
          <table:table-cell office:value-type="string">
            <text:p>VÜ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51548">
            <text:p>13051548</text:p>
          </table:table-cell>
          <table:table-cell office:value-type="float" office:value="187627711">
            <text:p>187627711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090911998">
            <text:p>880909119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 text:c="3"/>: Pikkus 178,5cm kaal 97,5kg vööümbermõõt 113cm</text:p>
          </table:table-cell>
          <table:table-cell office:value-type="string">
            <text:p>vööümbermõõt 113cm</text:p>
          </table:table-cell>
          <table:table-cell office:value-type="string">
            <text:p><text:s/>KMI 34 , RR 132/89mmHg</text:p>
          </table:table-cell>
          <table:table-cell office:value-type="string">
            <text:p>vööümbermõõt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70222">
            <text:p>22970222</text:p>
          </table:table-cell>
          <table:table-cell office:value-type="float" office:value="159085670">
            <text:p>159085670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93395558626">
            <text:p>933955586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00,4 kg , KMI 30,3 , RP 26 % , VÜ 113 cm</text:p>
          </table:table-cell>
          <table:table-cell office:value-type="string">
            <text:p>VÜ 113 cm</text:p>
          </table:table-cell>
          <table:table-cell/>
          <table:table-cell office:value-type="string">
            <text:p>VÜ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8968">
            <text:p>2158968</text:p>
          </table:table-cell>
          <table:table-cell office:value-type="float" office:value="81371216">
            <text:p>81371216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350221851">
            <text:p>613502218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, kaal 89,3 . , pikkus 165cm , vööümbermõõt 113</text:p>
          </table:table-cell>
          <table:table-cell office:value-type="string">
            <text:p>vööümbermõõt 113</text:p>
          </table:table-cell>
          <table:table-cell office:value-type="string">
            <text:p><text:s/>Kopsus vesikul hingamiskahin , </text:p>
          </table:table-cell>
          <table:table-cell office:value-type="string">
            <text:p>vööümbermõõt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81731">
            <text:p>21481731</text:p>
          </table:table-cell>
          <table:table-cell office:value-type="float" office:value="208993937">
            <text:p>208993937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17012838087">
            <text:p>170128380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5 kg , KMI 27,0 , RP 28,2 % , VÜ 114 cm</text:p>
          </table:table-cell>
          <table:table-cell office:value-type="string">
            <text:p>VÜ 114 cm</text:p>
          </table:table-cell>
          <table:table-cell/>
          <table:table-cell office:value-type="string">
            <text:p>VÜ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61301">
            <text:p>5861301</text:p>
          </table:table-cell>
          <table:table-cell office:value-type="float" office:value="143253214">
            <text:p>143253214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72871377379">
            <text:p>7287137737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15 cm</text:p>
          </table:table-cell>
          <table:table-cell/>
          <table:table-cell office:value-type="string">
            <text:p>Vööümbermõõt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90176">
            <text:p>2790176</text:p>
          </table:table-cell>
          <table:table-cell office:value-type="float" office:value="145513990">
            <text:p>145513990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807230667">
            <text:p>968072306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115</text:p>
          </table:table-cell>
          <table:table-cell office:value-type="string">
            <text:p>-&gt; 114cm ,</text:p>
          </table:table-cell>
          <table:table-cell office:value-type="string">
            <text:p>VÜ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99683">
            <text:p>11999683</text:p>
          </table:table-cell>
          <table:table-cell office:value-type="float" office:value="213262761">
            <text:p>213262761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1-26</text:p>
          </table:table-cell>
          <table:table-cell office:value-type="float" office:value="673030583828">
            <text:p>6730305838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4 kg , RP 30,8 % , KMI 34,5 , VÜ 115 cm</text:p>
          </table:table-cell>
          <table:table-cell office:value-type="string">
            <text:p>VÜ 115 cm</text:p>
          </table:table-cell>
          <table:table-cell/>
          <table:table-cell office:value-type="string">
            <text:p>VÜ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47402">
            <text:p>23847402</text:p>
          </table:table-cell>
          <table:table-cell office:value-type="float" office:value="208768367">
            <text:p>208768367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17562930341">
            <text:p>175629303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93 kg , KMI 31,5 , RP 29,3 % , VÜ 115 cm</text:p>
          </table:table-cell>
          <table:table-cell office:value-type="string">
            <text:p>VÜ 115 cm</text:p>
          </table:table-cell>
          <table:table-cell/>
          <table:table-cell office:value-type="string">
            <text:p>VÜ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08677">
            <text:p>14308677</text:p>
          </table:table-cell>
          <table:table-cell office:value-type="float" office:value="172589178">
            <text:p>172589178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57711826912">
            <text:p>577118269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9 kg , KMI 32,5 , RP 39,4 % , VÜ 115 cm</text:p>
          </table:table-cell>
          <table:table-cell office:value-type="string">
            <text:p>VÜ 115 cm</text:p>
          </table:table-cell>
          <table:table-cell/>
          <table:table-cell office:value-type="string">
            <text:p>VÜ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0974">
            <text:p>5700974</text:p>
          </table:table-cell>
          <table:table-cell office:value-type="float" office:value="148330730">
            <text:p>148330730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060636797">
            <text:p>2406063679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115 sm</text:p>
          </table:table-cell>
          <table:table-cell office:value-type="string">
            <text:p><text:s/>/ Puusaluu ümbermõõt-100 sm---1</text:p>
          </table:table-cell>
          <table:table-cell office:value-type="string">
            <text:p>Vööümbermõõt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34398">
            <text:p>5634398</text:p>
          </table:table-cell>
          <table:table-cell office:value-type="float" office:value="139286583">
            <text:p>139286583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87659835707">
            <text:p>8765983570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15 cm</text:p>
          </table:table-cell>
          <table:table-cell/>
          <table:table-cell office:value-type="string">
            <text:p>Vööümbermõõt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42447">
            <text:p>13942447</text:p>
          </table:table-cell>
          <table:table-cell office:value-type="float" office:value="181450606">
            <text:p>181450606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89515356498">
            <text:p>895153564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9 kg , KMI 32,5 , RP 32,6 % , VÜ 115 cm</text:p>
          </table:table-cell>
          <table:table-cell office:value-type="string">
            <text:p>VÜ 115 cm</text:p>
          </table:table-cell>
          <table:table-cell/>
          <table:table-cell office:value-type="string">
            <text:p>VÜ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30488">
            <text:p>23530488</text:p>
          </table:table-cell>
          <table:table-cell office:value-type="float" office:value="181753348">
            <text:p>181753348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79569949913">
            <text:p>795699499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asva 28,5 % , rasva 30,1 kg , vü 115,5cm</text:p>
          </table:table-cell>
          <table:table-cell office:value-type="string">
            <text:p>vü 115,5cm</text:p>
          </table:table-cell>
          <table:table-cell/>
          <table:table-cell office:value-type="string">
            <text:p>vü</text:p>
          </table:table-cell>
          <table:table-cell office:value-type="float" office:value="115.5">
            <text:p>115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35475">
            <text:p>5735475</text:p>
          </table:table-cell>
          <table:table-cell office:value-type="float" office:value="138979645">
            <text:p>138979645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8-08</text:p>
          </table:table-cell>
          <table:table-cell office:value-type="float" office:value="16152611347">
            <text:p>1615261134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g/m2 ( cole järgi rasvumine ) ; vööümbermõõt 116 cm</text:p>
          </table:table-cell>
          <table:table-cell office:value-type="string">
            <text:p>vööümbermõõt 116 cm</text:p>
          </table:table-cell>
          <table:table-cell office:value-type="string">
            <text:p><text:s/>( &gt; 90 prots )</text:p>
          </table:table-cell>
          <table:table-cell office:value-type="string">
            <text:p>vööümbermõõt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3816">
            <text:p>5713816</text:p>
          </table:table-cell>
          <table:table-cell office:value-type="float" office:value="144753674">
            <text:p>144753674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69886174022">
            <text:p>6988617402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g/m2 ( cole järgi rasvumine ) , vööümbermõõt 116 cm</text:p>
          </table:table-cell>
          <table:table-cell office:value-type="string">
            <text:p>vööümbermõõt 116 cm</text:p>
          </table:table-cell>
          <table:table-cell office:value-type="string">
            <text:p><text:s/>( &gt; 90 prots )</text:p>
          </table:table-cell>
          <table:table-cell office:value-type="string">
            <text:p>vööümbermõõt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71453">
            <text:p>14071453</text:p>
          </table:table-cell>
          <table:table-cell office:value-type="float" office:value="179427170">
            <text:p>179427170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44915978709">
            <text:p>449159787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MI 32,2 , FAT 29,8 % , Vü 116 cm</text:p>
          </table:table-cell>
          <table:table-cell office:value-type="string">
            <text:p>Vü 116 cm</text:p>
          </table:table-cell>
          <table:table-cell/>
          <table:table-cell office:value-type="string">
            <text:p>Vü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75711">
            <text:p>18675711</text:p>
          </table:table-cell>
          <table:table-cell office:value-type="float" office:value="170189186">
            <text:p>170189186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6505967147">
            <text:p>165059671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aal 119kg , pikkus 159cm , vööümbermõõt 116cm</text:p>
          </table:table-cell>
          <table:table-cell office:value-type="string">
            <text:p>vööümbermõõt 116cm</text:p>
          </table:table-cell>
          <table:table-cell/>
          <table:table-cell office:value-type="string">
            <text:p>vööümbermõõt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16300">
            <text:p>4516300</text:p>
          </table:table-cell>
          <table:table-cell office:value-type="float" office:value="87226207">
            <text:p>87226207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29365454680">
            <text:p>293654546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17 cm</text:p>
          </table:table-cell>
          <table:table-cell office:value-type="string">
            <text:p><text:s/>, puusaümbermõõt 129 cm</text:p>
          </table:table-cell>
          <table:table-cell office:value-type="string">
            <text:p>Vööümbermõõt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71683">
            <text:p>5671683</text:p>
          </table:table-cell>
          <table:table-cell office:value-type="float" office:value="152843566">
            <text:p>152843566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81410695209">
            <text:p>8141069520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eks ) = 33,5 ( norm kuni 25 ) , vüm 117cm</text:p>
          </table:table-cell>
          <table:table-cell office:value-type="string">
            <text:p>vüm 117cm</text:p>
          </table:table-cell>
          <table:table-cell/>
          <table:table-cell office:value-type="string">
            <text:p>vüm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94163">
            <text:p>18894163</text:p>
          </table:table-cell>
          <table:table-cell office:value-type="float" office:value="216689801">
            <text:p>216689801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6656327">
            <text:p>6730366563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es kõrge kaaluga ( KMI = 33,3 , Vööümbermõõt 118 cm</text:p>
          </table:table-cell>
          <table:table-cell office:value-type="string">
            <text:p>Vööümbermõõt 118 cm</text:p>
          </table:table-cell>
          <table:table-cell office:value-type="string">
            <text:p><text:s/>) ja proovida kolesterooli ravi</text:p>
          </table:table-cell>
          <table:table-cell office:value-type="string">
            <text:p>Vööümbermõõt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37975">
            <text:p>5837975</text:p>
          </table:table-cell>
          <table:table-cell office:value-type="float" office:value="146165768">
            <text:p>146165768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264234629">
            <text:p>2626423462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118 sm</text:p>
          </table:table-cell>
          <table:table-cell office:value-type="string">
            <text:p><text:s/>/ Puusaluu ümbermõõt-95 sm---1.</text:p>
          </table:table-cell>
          <table:table-cell office:value-type="string">
            <text:p>Vööümbermõõt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99740">
            <text:p>3099740</text:p>
          </table:table-cell>
          <table:table-cell office:value-type="float" office:value="121709732">
            <text:p>121709732</text:p>
          </table:table-cell>
          <table:table-cell office:value-type="string">
            <text:p>2012-04-04</text:p>
          </table:table-cell>
          <table:table-cell office:value-type="string">
            <text:p>A</text:p>
          </table:table-cell>
          <table:table-cell office:value-type="string">
            <text:p>2012-03-08</text:p>
          </table:table-cell>
          <table:table-cell office:value-type="float" office:value="33161322395">
            <text:p>331613223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55 VÜ-118</text:p>
          </table:table-cell>
          <table:table-cell office:value-type="string">
            <text:p>VÜ-118</text:p>
          </table:table-cell>
          <table:table-cell office:value-type="string">
            <text:p><text:s/>V/R -170/90 Kolesterool -4,5 Ve</text:p>
          </table:table-cell>
          <table:table-cell office:value-type="string">
            <text:p>VÜ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1476">
            <text:p>2471476</text:p>
          </table:table-cell>
          <table:table-cell office:value-type="float" office:value="134527239">
            <text:p>134527239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2-08-03</text:p>
          </table:table-cell>
          <table:table-cell office:value-type="float" office:value="95625017919">
            <text:p>956250179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-118</text:p>
          </table:table-cell>
          <table:table-cell/>
          <table:table-cell office:value-type="string">
            <text:p>VÜ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01936">
            <text:p>13401936</text:p>
          </table:table-cell>
          <table:table-cell office:value-type="float" office:value="172460689">
            <text:p>172460689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73030358417">
            <text:p>6730303584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0 kg , KMI 33,1 , RP 35,2 % , VÜ 118 cm</text:p>
          </table:table-cell>
          <table:table-cell office:value-type="string">
            <text:p>VÜ 118 cm</text:p>
          </table:table-cell>
          <table:table-cell/>
          <table:table-cell office:value-type="string">
            <text:p>VÜ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00795">
            <text:p>8000795</text:p>
          </table:table-cell>
          <table:table-cell office:value-type="float" office:value="143394266">
            <text:p>143394266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379753106">
            <text:p>7037975310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- 118 cm</text:p>
          </table:table-cell>
          <table:table-cell/>
          <table:table-cell office:value-type="string">
            <text:p>Vööümbermõõt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0944">
            <text:p>10270944</text:p>
          </table:table-cell>
          <table:table-cell office:value-type="float" office:value="203129470">
            <text:p>203129470</text:p>
          </table:table-cell>
          <table:table-cell office:value-type="string">
            <text:p>2013-10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894250102">
            <text:p>6389425010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Patsient on adipoosne , vööümbermõõt 119 cm</text:p>
          </table:table-cell>
          <table:table-cell office:value-type="string">
            <text:p>vööümbermõõt 119 cm</text:p>
          </table:table-cell>
          <table:table-cell office:value-type="string">
            <text:p><text:s/>, tellitud siiski osteoporoosi </text:p>
          </table:table-cell>
          <table:table-cell office:value-type="string">
            <text:p>vööümbermõõt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06897">
            <text:p>10906897</text:p>
          </table:table-cell>
          <table:table-cell office:value-type="float" office:value="198162223">
            <text:p>198162223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673043895407">
            <text:p>6730438954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,1 kg , KMI 34,2 , RP 29,2 % , VÜ 119 cm</text:p>
          </table:table-cell>
          <table:table-cell office:value-type="string">
            <text:p>VÜ 119 cm</text:p>
          </table:table-cell>
          <table:table-cell/>
          <table:table-cell office:value-type="string">
            <text:p>VÜ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18506">
            <text:p>13018506</text:p>
          </table:table-cell>
          <table:table-cell office:value-type="float" office:value="164678242">
            <text:p>164678242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673030493962">
            <text:p>6730304939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2,1 kg , KMI 34,5 , RP 39,1 % , VÜ 119 cm</text:p>
          </table:table-cell>
          <table:table-cell office:value-type="string">
            <text:p>VÜ 119 cm</text:p>
          </table:table-cell>
          <table:table-cell/>
          <table:table-cell office:value-type="string">
            <text:p>VÜ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48749">
            <text:p>13048749</text:p>
          </table:table-cell>
          <table:table-cell office:value-type="float" office:value="205086490">
            <text:p>205086490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60863124026">
            <text:p>608631240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; rasva 30,0 % , rasva 30,6kg , vü 119 cm</text:p>
          </table:table-cell>
          <table:table-cell office:value-type="string">
            <text:p>vü 119 cm</text:p>
          </table:table-cell>
          <table:table-cell/>
          <table:table-cell office:value-type="string">
            <text:p>vü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10195">
            <text:p>21310195</text:p>
          </table:table-cell>
          <table:table-cell office:value-type="float" office:value="197236134">
            <text:p>197236134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6-21</text:p>
          </table:table-cell>
          <table:table-cell office:value-type="float" office:value="673030499738">
            <text:p>6730304997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Adipoosne , vööümbermõõt 119 sm</text:p>
          </table:table-cell>
          <table:table-cell office:value-type="string">
            <text:p>vööümbermõõt 119 sm</text:p>
          </table:table-cell>
          <table:table-cell office:value-type="string">
            <text:p><text:s/>, jalad turseteta , südametooni</text:p>
          </table:table-cell>
          <table:table-cell office:value-type="string">
            <text:p>vööümbermõõt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31323">
            <text:p>11231323</text:p>
          </table:table-cell>
          <table:table-cell office:value-type="float" office:value="214413955">
            <text:p>214413955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77701281874">
            <text:p>777012818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ed Teostatud kehaehitusanalüüs vü - 119cm</text:p>
          </table:table-cell>
          <table:table-cell office:value-type="string">
            <text:p>vü - 119cm</text:p>
          </table:table-cell>
          <table:table-cell office:value-type="string">
            <text:p>kaal-109.6kgBMI-36.2FAT%-34.3%RR</text:p>
          </table:table-cell>
          <table:table-cell office:value-type="string">
            <text:p>vü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81501">
            <text:p>22481501</text:p>
          </table:table-cell>
          <table:table-cell office:value-type="float" office:value="197717903">
            <text:p>197717903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73458951218">
            <text:p>734589512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,3 kg , KMI 35,4 , RP 31,0 % , VÜ 119 cm</text:p>
          </table:table-cell>
          <table:table-cell office:value-type="string">
            <text:p>VÜ 119 cm</text:p>
          </table:table-cell>
          <table:table-cell/>
          <table:table-cell office:value-type="string">
            <text:p>VÜ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70079">
            <text:p>5370079</text:p>
          </table:table-cell>
          <table:table-cell office:value-type="float" office:value="127275446">
            <text:p>127275446</text:p>
          </table:table-cell>
          <table:table-cell office:value-type="string">
            <text:p>2012-06-28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82477272502">
            <text:p>824772725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19 cm</text:p>
          </table:table-cell>
          <table:table-cell office:value-type="string">
            <text:p><text:s/>( üle 90 prots ) V S 5 . 1 mmol</text:p>
          </table:table-cell>
          <table:table-cell office:value-type="string">
            <text:p>vööümbermõõt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73439">
            <text:p>10873439</text:p>
          </table:table-cell>
          <table:table-cell office:value-type="float" office:value="168262209">
            <text:p>168262209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65653312915">
            <text:p>656533129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etud vereproov KMI 36,3Fat 47,3%Vü 119cm</text:p>
          </table:table-cell>
          <table:table-cell office:value-type="string">
            <text:p>Vü 119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65888">
            <text:p>13265888</text:p>
          </table:table-cell>
          <table:table-cell office:value-type="float" office:value="202220614">
            <text:p>202220614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34449179677">
            <text:p>344491796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46/86 mmHgKMI 32,8Fat 30,1%Vü 119cm</text:p>
          </table:table-cell>
          <table:table-cell office:value-type="string">
            <text:p>Vü 119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20756">
            <text:p>9620756</text:p>
          </table:table-cell>
          <table:table-cell office:value-type="float" office:value="203688300">
            <text:p>203688300</text:p>
          </table:table-cell>
          <table:table-cell office:value-type="string">
            <text:p>2013-10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6223359268">
            <text:p>3622335926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 kg , pikkus 163 cm , BMI 38 , vööümbermõõt 120 cm</text:p>
          </table:table-cell>
          <table:table-cell office:value-type="string">
            <text:p>vööümbermõõt 120 cm</text:p>
          </table:table-cell>
          <table:table-cell/>
          <table:table-cell office:value-type="string">
            <text:p>vööümbermõõt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27402">
            <text:p>15027402</text:p>
          </table:table-cell>
          <table:table-cell office:value-type="float" office:value="189127713">
            <text:p>189127713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26397821310">
            <text:p>263978213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120 cm</text:p>
          </table:table-cell>
          <table:table-cell/>
          <table:table-cell office:value-type="string">
            <text:p>Vü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28457">
            <text:p>13028457</text:p>
          </table:table-cell>
          <table:table-cell office:value-type="float" office:value="215426321">
            <text:p>215426321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71202180883">
            <text:p>712021808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5 kg , KMI 36,3 , RP 37,9 % , VÜ 120 cm</text:p>
          </table:table-cell>
          <table:table-cell office:value-type="string">
            <text:p>VÜ 120 cm</text:p>
          </table:table-cell>
          <table:table-cell/>
          <table:table-cell office:value-type="string">
            <text:p>VÜ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36337">
            <text:p>10036337</text:p>
          </table:table-cell>
          <table:table-cell office:value-type="float" office:value="215880058">
            <text:p>215880058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1355455">
            <text:p>67303135545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 kg , pikkus 182 cm , KMI 38 , vööümbermõõt 120 cm</text:p>
          </table:table-cell>
          <table:table-cell office:value-type="string">
            <text:p>vööümbermõõt 120 cm</text:p>
          </table:table-cell>
          <table:table-cell/>
          <table:table-cell office:value-type="string">
            <text:p>vööümbermõõt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33407">
            <text:p>2733407</text:p>
          </table:table-cell>
          <table:table-cell office:value-type="float" office:value="148322768">
            <text:p>148322768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72310591662">
            <text:p>723105916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20kg-180sm vööümb -120sm</text:p>
          </table:table-cell>
          <table:table-cell office:value-type="string">
            <text:p>vööümb -120sm</text:p>
          </table:table-cell>
          <table:table-cell office:value-type="string">
            <text:p><text:s/>KMI-37 ei suitseta Score 2 %</text:p>
          </table:table-cell>
          <table:table-cell office:value-type="string">
            <text:p>vööümb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41878">
            <text:p>23641878</text:p>
          </table:table-cell>
          <table:table-cell office:value-type="float" office:value="205876737">
            <text:p>205876737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35599429309">
            <text:p>355994293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R 141/81 mmHgKMI 34,4Fat 36,6%Vü 121 cm</text:p>
          </table:table-cell>
          <table:table-cell office:value-type="string">
            <text:p>Vü 121 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6618">
            <text:p>5516618</text:p>
          </table:table-cell>
          <table:table-cell office:value-type="float" office:value="88282072">
            <text:p>88282072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223455595">
            <text:p>7922345559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0kg , Pikkus 165sm , KMI 47,8 , VÜ 121sm</text:p>
          </table:table-cell>
          <table:table-cell office:value-type="string">
            <text:p>VÜ 121sm</text:p>
          </table:table-cell>
          <table:table-cell/>
          <table:table-cell office:value-type="string">
            <text:p>VÜ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09862">
            <text:p>22809862</text:p>
          </table:table-cell>
          <table:table-cell office:value-type="float" office:value="200298605">
            <text:p>200298605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97895339182">
            <text:p>978953391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e RR 170/107 mmHgPulss 87 x/min Vööümbermõõt : 122 cm</text:p>
          </table:table-cell>
          <table:table-cell office:value-type="string">
            <text:p>Vööümbermõõt : 122 cm</text:p>
          </table:table-cell>
          <table:table-cell office:value-type="string">
            <text:p>Tehtud kehaehituse aparaatanalüü</text:p>
          </table:table-cell>
          <table:table-cell office:value-type="string">
            <text:p>Vööümbermõõt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28590">
            <text:p>7928590</text:p>
          </table:table-cell>
          <table:table-cell office:value-type="float" office:value="152479122">
            <text:p>152479122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81374751967">
            <text:p>8137475196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aal 115.7 pikkus 168 , KMI41.8 vööümbermõõt 124 cm</text:p>
          </table:table-cell>
          <table:table-cell office:value-type="string">
            <text:p>vööümbermõõt 124 cm</text:p>
          </table:table-cell>
          <table:table-cell/>
          <table:table-cell office:value-type="string">
            <text:p>vööümbermõõt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19334">
            <text:p>3019334</text:p>
          </table:table-cell>
          <table:table-cell office:value-type="float" office:value="127554373">
            <text:p>127554373</text:p>
          </table:table-cell>
          <table:table-cell office:value-type="string">
            <text:p>2012-06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266086895">
            <text:p>982660868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KMI 44 - III astme rasvumine , vööümbermõõt 124cm</text:p>
          </table:table-cell>
          <table:table-cell office:value-type="string">
            <text:p>vööümbermõõt 124cm</text:p>
          </table:table-cell>
          <table:table-cell/>
          <table:table-cell office:value-type="string">
            <text:p>vööümbermõõt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23014">
            <text:p>14023014</text:p>
          </table:table-cell>
          <table:table-cell office:value-type="float" office:value="182681903">
            <text:p>182681903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673030317840">
            <text:p>6730303178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,7 kg , KMI 37,1 , RP 31,4 % , VÜ 124 cm</text:p>
          </table:table-cell>
          <table:table-cell office:value-type="string">
            <text:p>VÜ 124 cm</text:p>
          </table:table-cell>
          <table:table-cell/>
          <table:table-cell office:value-type="string">
            <text:p>VÜ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97287">
            <text:p>22997287</text:p>
          </table:table-cell>
          <table:table-cell office:value-type="float" office:value="175984780">
            <text:p>175984780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99796324145">
            <text:p>997963241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rasva 42,7 % , rasva 49,9 kg , vü 125cm</text:p>
          </table:table-cell>
          <table:table-cell office:value-type="string">
            <text:p>vü 125cm</text:p>
          </table:table-cell>
          <table:table-cell/>
          <table:table-cell office:value-type="string">
            <text:p>vü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70438">
            <text:p>13070438</text:p>
          </table:table-cell>
          <table:table-cell office:value-type="float" office:value="198516384">
            <text:p>198516384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673042721386">
            <text:p>6730427213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,8 kg , KMI 35,5 , RP 35,4 % , VÜ 126 cm</text:p>
          </table:table-cell>
          <table:table-cell office:value-type="string">
            <text:p>VÜ 126 cm</text:p>
          </table:table-cell>
          <table:table-cell/>
          <table:table-cell office:value-type="string">
            <text:p>VÜ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96722">
            <text:p>24696722</text:p>
          </table:table-cell>
          <table:table-cell office:value-type="float" office:value="168432775">
            <text:p>168432775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673046115748">
            <text:p>6730461157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9,5 kg , KMI 40,4 , RP 35,5 % , VÜ 127 cm</text:p>
          </table:table-cell>
          <table:table-cell office:value-type="string">
            <text:p>VÜ 127 cm</text:p>
          </table:table-cell>
          <table:table-cell/>
          <table:table-cell office:value-type="string">
            <text:p>VÜ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62950">
            <text:p>21962950</text:p>
          </table:table-cell>
          <table:table-cell office:value-type="float" office:value="200601802">
            <text:p>200601802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699543989">
            <text:p>286995439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125kg , pikkus 167cm , BMI 45 , vööümbermõõt 127 cm</text:p>
          </table:table-cell>
          <table:table-cell office:value-type="string">
            <text:p>vööümbermõõt 127 cm</text:p>
          </table:table-cell>
          <table:table-cell/>
          <table:table-cell office:value-type="string">
            <text:p>vööümbermõõt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04354">
            <text:p>3004354</text:p>
          </table:table-cell>
          <table:table-cell office:value-type="float" office:value="123660015">
            <text:p>123660015</text:p>
          </table:table-cell>
          <table:table-cell office:value-type="string">
            <text:p>2012-05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173168069">
            <text:p>741731680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aal 102kg , vööümbermõõt 127cm</text:p>
          </table:table-cell>
          <table:table-cell office:value-type="string">
            <text:p>vööümbermõõt 127cm</text:p>
          </table:table-cell>
          <table:table-cell/>
          <table:table-cell office:value-type="string">
            <text:p>vööümbermõõt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76556">
            <text:p>11776556</text:p>
          </table:table-cell>
          <table:table-cell office:value-type="float" office:value="200300143">
            <text:p>200300143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5-30</text:p>
          </table:table-cell>
          <table:table-cell office:value-type="float" office:value="81504578976">
            <text:p>815045789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7,7 kg , KMI 34,0 , RP 35,5 % , VÜ 128 cm</text:p>
          </table:table-cell>
          <table:table-cell office:value-type="string">
            <text:p>VÜ 128 cm</text:p>
          </table:table-cell>
          <table:table-cell/>
          <table:table-cell office:value-type="string">
            <text:p>VÜ</text:p>
          </table:table-cell>
          <table:table-cell office:value-type="float" office:value="128">
            <text:p>12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21564">
            <text:p>20021564</text:p>
          </table:table-cell>
          <table:table-cell office:value-type="float" office:value="160887464">
            <text:p>160887464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274963722">
            <text:p>982749637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30cm</text:p>
          </table:table-cell>
          <table:table-cell/>
          <table:table-cell office:value-type="string">
            <text:p>Vööümbermõõt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09655">
            <text:p>17109655</text:p>
          </table:table-cell>
          <table:table-cell office:value-type="float" office:value="219203319">
            <text:p>219203319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8568">
            <text:p>6730303585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Tegelikult kaalub 128 kg ja VÜ 130 cm</text:p>
          </table:table-cell>
          <table:table-cell office:value-type="string">
            <text:p>VÜ 130 cm</text:p>
          </table:table-cell>
          <table:table-cell/>
          <table:table-cell office:value-type="string">
            <text:p>VÜ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88939">
            <text:p>9888939</text:p>
          </table:table-cell>
          <table:table-cell office:value-type="float" office:value="186739604">
            <text:p>186739604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1867094735">
            <text:p>618670947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Ü 130 cm</text:p>
          </table:table-cell>
          <table:table-cell/>
          <table:table-cell office:value-type="string">
            <text:p>VÜ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74304">
            <text:p>22874304</text:p>
          </table:table-cell>
          <table:table-cell office:value-type="float" office:value="202353041">
            <text:p>202353041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71714769147">
            <text:p>717147691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RR 150/100 mmHgKMI 42,0Fat 40,3%Vü 130cm</text:p>
          </table:table-cell>
          <table:table-cell office:value-type="string">
            <text:p>Vü 130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36045">
            <text:p>9636045</text:p>
          </table:table-cell>
          <table:table-cell office:value-type="float" office:value="174707577">
            <text:p>174707577</text:p>
          </table:table-cell>
          <table:table-cell office:value-type="string">
            <text:p>2013-04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4236698709">
            <text:p>542366987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32 cm</text:p>
          </table:table-cell>
          <table:table-cell office:value-type="string">
            <text:p><text:s/>EKG-s siinurütm , üksikud harva</text:p>
          </table:table-cell>
          <table:table-cell office:value-type="string">
            <text:p>Vööümbermõõt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84613">
            <text:p>14584613</text:p>
          </table:table-cell>
          <table:table-cell office:value-type="float" office:value="197430452">
            <text:p>197430452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98053065696">
            <text:p>980530656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HPM säilitused KMI 33,0Fat 32,9%Vü 132cm</text:p>
          </table:table-cell>
          <table:table-cell office:value-type="string">
            <text:p>Vü 132cm</text:p>
          </table:table-cell>
          <table:table-cell office:value-type="string">
            <text:p>Nõustatud</text:p>
          </table:table-cell>
          <table:table-cell office:value-type="string">
            <text:p>Vü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09627">
            <text:p>23309627</text:p>
          </table:table-cell>
          <table:table-cell office:value-type="float" office:value="184205268">
            <text:p>184205268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62843911355">
            <text:p>62843911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5,2 kg , KMI 39,9 , RP 32,2 % , VÜ 132 cm</text:p>
          </table:table-cell>
          <table:table-cell office:value-type="string">
            <text:p>VÜ 132 cm</text:p>
          </table:table-cell>
          <table:table-cell/>
          <table:table-cell office:value-type="string">
            <text:p>VÜ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42092">
            <text:p>9942092</text:p>
          </table:table-cell>
          <table:table-cell office:value-type="float" office:value="198702013">
            <text:p>198702013</text:p>
          </table:table-cell>
          <table:table-cell office:value-type="string">
            <text:p>2013-09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7322940994">
            <text:p>9732294099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8 kg , pikkus 167 cm , KMI 42 , vööümbermõõt 132 cm</text:p>
          </table:table-cell>
          <table:table-cell office:value-type="string">
            <text:p>vööümbermõõt 132 cm</text:p>
          </table:table-cell>
          <table:table-cell/>
          <table:table-cell office:value-type="string">
            <text:p>vööümbermõõt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88260">
            <text:p>5688260</text:p>
          </table:table-cell>
          <table:table-cell office:value-type="float" office:value="145713223">
            <text:p>145713223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162472127">
            <text:p>4716247212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-135 sm</text:p>
          </table:table-cell>
          <table:table-cell office:value-type="string">
            <text:p><text:s/>/ Puusaluu ümbermõõt-100 sm---1</text:p>
          </table:table-cell>
          <table:table-cell office:value-type="string">
            <text:p>Vööümbermõõt</text:p>
          </table:table-cell>
          <table:table-cell office:value-type="float" office:value="135">
            <text:p>135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26899">
            <text:p>18726899</text:p>
          </table:table-cell>
          <table:table-cell office:value-type="float" office:value="204696006">
            <text:p>204696006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73805">
            <text:p>6730304738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RR korras vööümbermõõt 135 cm</text:p>
          </table:table-cell>
          <table:table-cell office:value-type="string">
            <text:p>vööümbermõõt 135 cm</text:p>
          </table:table-cell>
          <table:table-cell/>
          <table:table-cell office:value-type="string">
            <text:p>vööümbermõõt</text:p>
          </table:table-cell>
          <table:table-cell office:value-type="float" office:value="135">
            <text:p>13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00058">
            <text:p>3500058</text:p>
          </table:table-cell>
          <table:table-cell office:value-type="float" office:value="134542986">
            <text:p>134542986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51668190173">
            <text:p>516681901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s 172 , kaal127,5 --&gt; 126,9 KMI VÜ 135</text:p>
          </table:table-cell>
          <table:table-cell office:value-type="string">
            <text:p>VÜ 135</text:p>
          </table:table-cell>
          <table:table-cell/>
          <table:table-cell office:value-type="string">
            <text:p>VÜ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80070">
            <text:p>5880070</text:p>
          </table:table-cell>
          <table:table-cell office:value-type="float" office:value="133235315">
            <text:p>133235315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47872277013">
            <text:p>4787227701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36 cm</text:p>
          </table:table-cell>
          <table:table-cell office:value-type="string">
            <text:p><text:s/>( üle 90 . prots )</text:p>
          </table:table-cell>
          <table:table-cell office:value-type="string">
            <text:p>vööümbermõõt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77559">
            <text:p>20677559</text:p>
          </table:table-cell>
          <table:table-cell office:value-type="float" office:value="214874095">
            <text:p>214874095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746348213">
            <text:p>207463482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table:number-columns-repeated="2" office:value-type="string">
            <text:p>Vööümbermõõt 138cm</text:p>
          </table:table-cell>
          <table:table-cell/>
          <table:table-cell office:value-type="string">
            <text:p>Vööümbermõõt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59579">
            <text:p>12359579</text:p>
          </table:table-cell>
          <table:table-cell office:value-type="float" office:value="190906716">
            <text:p>190906716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39161889740">
            <text:p>391618897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nalüüsi kodust KMI 45,0Fat 39,5%Vü 139cm</text:p>
          </table:table-cell>
          <table:table-cell office:value-type="string">
            <text:p>Vü 139cm</text:p>
          </table:table-cell>
          <table:table-cell office:value-type="string">
            <text:p>Nõustatud 3035 - Õe Iseseisev Va</text:p>
          </table:table-cell>
          <table:table-cell office:value-type="string">
            <text:p>Vü</text:p>
          </table:table-cell>
          <table:table-cell office:value-type="float" office:value="139">
            <text:p>13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35370">
            <text:p>5335370</text:p>
          </table:table-cell>
          <table:table-cell office:value-type="float" office:value="120164713">
            <text:p>120164713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277837357">
            <text:p>2927783735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iis ~ 150kg )) , pikkus 182cm , VÜ = 143,5cm</text:p>
          </table:table-cell>
          <table:table-cell office:value-type="string">
            <text:p>VÜ = 143,5cm</text:p>
          </table:table-cell>
          <table:table-cell office:value-type="string">
            <text:p><text:s/>, KMI = ~ 45,5</text:p>
          </table:table-cell>
          <table:table-cell office:value-type="string">
            <text:p>VÜ</text:p>
          </table:table-cell>
          <table:table-cell office:value-type="float" office:value="143.5">
            <text:p>143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12809">
            <text:p>3012809</text:p>
          </table:table-cell>
          <table:table-cell office:value-type="float" office:value="101096181">
            <text:p>101096181</text:p>
          </table:table-cell>
          <table:table-cell office:value-type="string">
            <text:p>2012-05-09</text:p>
          </table:table-cell>
          <table:table-cell office:value-type="string">
            <text:p>A</text:p>
          </table:table-cell>
          <table:table-cell office:value-type="string">
            <text:p>2012-03-08</text:p>
          </table:table-cell>
          <table:table-cell office:value-type="float" office:value="14734951523">
            <text:p>147349515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,2012 Südamekab ( prof ) KMI-46 VÜ-147</text:p>
          </table:table-cell>
          <table:table-cell office:value-type="string">
            <text:p>VÜ-147</text:p>
          </table:table-cell>
          <table:table-cell office:value-type="string">
            <text:p><text:s/>V/R -160/95 Veresuhkur -6,0 kol</text:p>
          </table:table-cell>
          <table:table-cell office:value-type="string">
            <text:p>VÜ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84937">
            <text:p>3284937</text:p>
          </table:table-cell>
          <table:table-cell office:value-type="float" office:value="90526488">
            <text:p>90526488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544815642">
            <text:p>915448156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Kaal 143kg , pikkus 170cm , vööümbermõõt 150cm</text:p>
          </table:table-cell>
          <table:table-cell office:value-type="string">
            <text:p>vööümbermõõt 150cm</text:p>
          </table:table-cell>
          <table:table-cell office:value-type="string">
            <text:p><text:s/>, BMI 49 .</text:p>
          </table:table-cell>
          <table:table-cell office:value-type="string">
            <text:p>vööümbermõõt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70148">
            <text:p>7970148</text:p>
          </table:table-cell>
          <table:table-cell office:value-type="float" office:value="133264512">
            <text:p>133264512</text:p>
          </table:table-cell>
          <table:table-cell office:value-type="string">
            <text:p>2012-08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622025906">
            <text:p>5062202590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ÖÖÜMBERMÕÕT</text:p>
          </table:table-cell>
          <table:table-cell office:value-type="string">
            <text:p>(?P&lt;key&gt;([Tt]alje(\s*suurus)?|vüm?|VÜM?|Vüm?|vÜM?|[Vv]ööümbermõõt|[Vv]ööümb?|[Vv]ööümberm?))\s*[-.,:=]?\s*(?P&lt;value&gt;([0-9])+(\s?[,.]\s?[0-9]+)?)(\s*(?P&lt;unit&gt;(cm|Cm|sm|tsentiil|prts|CM|(pro)?tsentiil|pt|m)))?</text:p>
          </table:table-cell>
          <table:table-cell office:value-type="string">
            <text:p>NULL</text:p>
          </table:table-cell>
          <table:table-cell office:value-type="string">
            <text:p><text:s/>kg , pikkus 182 cm , BMI 160 , vööümbermõõt 167 cm</text:p>
          </table:table-cell>
          <table:table-cell office:value-type="string">
            <text:p>vööümbermõõt 167 cm</text:p>
          </table:table-cell>
          <table:table-cell/>
          <table:table-cell office:value-type="string">
            <text:p>vööümbermõõt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9T14:34:04.78</dc:date>
    <meta:document-statistic meta:table-count="1" meta:cell-count="14752" meta:object-count="0"/>
    <meta:generator>LibreOffice/4.0.0.3$Windows_x86 LibreOffice_project/7545bee9c2a0782548772a21bc84a9dcc583b89</meta:generator>
  </office:meta>
</office:document-meta>
</file>